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22.63mm"/>
    </style:style>
    <style:style style:name="co10" style:family="table-column">
      <style:table-column-properties fo:break-before="auto" style:column-width="34.27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17.07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66.55mm"/>
    </style:style>
    <style:style style:name="co15" style:family="table-column">
      <style:table-column-properties fo:break-before="auto" style:column-width="8.61mm"/>
    </style:style>
    <style:style style:name="co16" style:family="table-column">
      <style:table-column-properties fo:break-before="auto" style:column-width="1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table:style-name="Default" office:value-type="string" calcext:value-type="string">
            <text:p>2017/10/02</text:p>
          </table:table-cell>
          <table:table-cell office:value-type="string" calcext:value-type="string">
            <text:p>11:29: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22</text:p>
          </table:table-cell>
          <table:table-cell office:value-type="float" office:value="12.235356" calcext:value-type="float">
            <text:p>12.23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1607" calcext:value-type="float">
            <text:p>39316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30</text:p>
          </table:table-cell>
          <table:table-cell office:value-type="float" office:value="20.814675" calcext:value-type="float">
            <text:p>20.814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42</text:p>
          </table:table-cell>
          <table:table-cell office:value-type="float" office:value="1.305287" calcext:value-type="float">
            <text:p>1.305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43</text:p>
          </table:table-cell>
          <table:table-cell office:value-type="float" office:value="3.341829" calcext:value-type="float">
            <text:p>3.341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44</text:p>
          </table:table-cell>
          <table:table-cell office:value-type="float" office:value="4.233208" calcext:value-type="float">
            <text:p>4.233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45</text:p>
          </table:table-cell>
          <table:table-cell office:value-type="float" office:value="4.483746" calcext:value-type="float">
            <text:p>4.483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string" calcext:value-type="string">
            <text:p>11:29:46</text:p>
          </table:table-cell>
          <table:table-cell office:value-type="float" office:value="4.872178" calcext:value-type="float">
            <text:p>4.872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raw" table:style-name="ta1">
        <table:shapes>
          <draw:frame draw:z-index="0" draw:style-name="gr1" draw:text-style-name="P1" svg:width="159.99mm" svg:height="89.99mm" svg:x="304.7mm" svg:y="108.57mm">
            <loext:p draw:notify-on-update-of-ranges="raw.B1:raw.B1 raw.B2:raw.B54 raw.C1:raw.C1 raw.C2:raw.C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52mm" svg:y="204.01mm">
            <loext:p draw:notify-on-update-of-ranges="raw.B2:raw.B54 raw.F1:raw.F1 raw.F2:raw.F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5.32mm" svg:y="1.8mm">
            <loext:p draw:notify-on-update-of-ranges="raw.J1:raw.J1 raw.J2:raw.J1085 raw.C1:raw.C1 raw.C2:raw.C108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#yyy-mm-dd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/>
          <table:table-cell office:value-type="string" calcext:value-type="string">
            <text:p>cum. bytes</text:p>
          </table:table-cell>
          <table:table-cell table:number-columns-repeated="4"/>
        </table:table-row>
        <table:table-row table:style-name="ro1" table:visibility="collapse">
          <table:table-cell office:value-type="string" calcext:value-type="string">
            <text:p>2017/10/02</text:p>
          </table:table-cell>
          <table:table-cell table:style-name="ce1" office:value-type="string" calcext:value-type="string">
            <text:p>11:29:18</text:p>
          </table:table-cell>
          <table:table-cell office:value-type="string" calcext:value-type="string">
            <text:p>runLoadTest.go:212:</text:p>
          </table:table-cell>
          <table:table-cell office:value-type="string" calcext:value-type="string">
            <text:p>starting,</text:p>
          </table:table-cell>
          <table:table-cell office:value-type="string" calcext:value-type="string">
            <text:p>at</text:p>
          </table:table-cell>
          <table:table-cell office:value-type="float" office:value="1200" calcext:value-type="float">
            <text:p>1,200</text:p>
          </table:table-cell>
          <table:table-cell office:value-type="string" calcext:value-type="string">
            <text:p>requests/seco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26</text:p>
          </table:table-cell>
          <table:table-cell office:value-type="float" office:value="0.30839" calcext:value-type="float">
            <text:p>0.30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1176" calcext:value-type="float">
            <text:p>3,871,176</text:p>
          </table:table-cell>
          <table:table-cell office:value-type="string" calcext:value-type="string">
            <text:p>49dc3983-66c0-4072-a5e5-172b0424319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F3]" office:value-type="float" office:value="3871176" calcext:value-type="float">
            <text:p>3,871,1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36</text:p>
          </table:table-cell>
          <table:table-cell office:value-type="float" office:value="0.392644" calcext:value-type="float">
            <text:p>0.39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7710" calcext:value-type="float">
            <text:p>3,867,710</text:p>
          </table:table-cell>
          <table:table-cell office:value-type="string" calcext:value-type="string">
            <text:p>592aefdb-e0cb-47fb-8f7b-0be8bf1d86f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]+[.F4]" office:value-type="float" office:value="7738886" calcext:value-type="float">
            <text:p>7,738,8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37</text:p>
          </table:table-cell>
          <table:table-cell office:value-type="float" office:value="0.40239" calcext:value-type="float">
            <text:p>0.40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7710" calcext:value-type="float">
            <text:p>3,867,710</text:p>
          </table:table-cell>
          <table:table-cell office:value-type="string" calcext:value-type="string">
            <text:p>390c8700-cab9-4596-a93d-1c0b50947c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]+[.F5]" office:value-type="float" office:value="11606596" calcext:value-type="float">
            <text:p>11,606,5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7</text:p>
          </table:table-cell>
          <table:table-cell office:value-type="float" office:value="0.490608" calcext:value-type="float">
            <text:p>0.49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118" calcext:value-type="float">
            <text:p>3,875,118</text:p>
          </table:table-cell>
          <table:table-cell office:value-type="string" calcext:value-type="string">
            <text:p>27f2136b-7787-4052-9d35-9d9a10a37a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5]+[.F6]" office:value-type="float" office:value="15481714" calcext:value-type="float">
            <text:p>15,481,7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22</text:p>
          </table:table-cell>
          <table:table-cell office:value-type="float" office:value="0.517072" calcext:value-type="float">
            <text:p>0.517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3324" calcext:value-type="float">
            <text:p>3,873,324</text:p>
          </table:table-cell>
          <table:table-cell office:value-type="string" calcext:value-type="string">
            <text:p>ff140b96-9409-47ad-80d7-14bb5371f3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6]+[.F7]" office:value-type="float" office:value="19355038" calcext:value-type="float">
            <text:p>19,355,0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5</text:p>
          </table:table-cell>
          <table:table-cell office:value-type="float" office:value="0.548664" calcext:value-type="float">
            <text:p>0.548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6376" calcext:value-type="float">
            <text:p>3,876,376</text:p>
          </table:table-cell>
          <table:table-cell office:value-type="string" calcext:value-type="string">
            <text:p>ace30135-d110-49ea-8c6b-1441210a3b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7]+[.F8]" office:value-type="float" office:value="23231414" calcext:value-type="float">
            <text:p>23,231,4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36</text:p>
          </table:table-cell>
          <table:table-cell office:value-type="float" office:value="0.565573" calcext:value-type="float">
            <text:p>0.565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7716" calcext:value-type="float">
            <text:p>3,867,716</text:p>
          </table:table-cell>
          <table:table-cell office:value-type="string" calcext:value-type="string">
            <text:p>76eaa805-9c28-479b-aa1b-19efe2715d0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8]+[.F9]" office:value-type="float" office:value="27099130" calcext:value-type="float">
            <text:p>27,099,1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2</text:p>
          </table:table-cell>
          <table:table-cell office:value-type="float" office:value="1.669808" calcext:value-type="float">
            <text:p>1.66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4304" calcext:value-type="float">
            <text:p>3,864,304</text:p>
          </table:table-cell>
          <table:table-cell office:value-type="string" calcext:value-type="string">
            <text:p>6608f370-df60-48da-afa0-0508d2696a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9]+[.F10]" office:value-type="float" office:value="30963434" calcext:value-type="float">
            <text:p>30,963,4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5</text:p>
          </table:table-cell>
          <table:table-cell office:value-type="float" office:value="1.767909" calcext:value-type="float">
            <text:p>1.767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0747" calcext:value-type="float">
            <text:p>3,860,747</text:p>
          </table:table-cell>
          <table:table-cell office:value-type="string" calcext:value-type="string">
            <text:p>3a1ffb5d-596d-42fd-a86c-1da644ecef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0]+[.F11]" office:value-type="float" office:value="34824181" calcext:value-type="float">
            <text:p>34,824,1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5</text:p>
          </table:table-cell>
          <table:table-cell office:value-type="float" office:value="2.21306" calcext:value-type="float">
            <text:p>2.2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274" calcext:value-type="float">
            <text:p>3,875,274</text:p>
          </table:table-cell>
          <table:table-cell office:value-type="string" calcext:value-type="string">
            <text:p>b921024f-a5d1-4747-b3f7-0791fe652cb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1]+[.F12]" office:value-type="float" office:value="38699455" calcext:value-type="float">
            <text:p>38,699,4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9</text:p>
          </table:table-cell>
          <table:table-cell office:value-type="float" office:value="2.424267" calcext:value-type="float">
            <text:p>2.424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3505" calcext:value-type="float">
            <text:p>3,873,505</text:p>
          </table:table-cell>
          <table:table-cell office:value-type="string" calcext:value-type="string">
            <text:p>4b614e18-2108-49f0-a67f-0f844a12aa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2]+[.F13]" office:value-type="float" office:value="42572960" calcext:value-type="float">
            <text:p>42,572,9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3</text:p>
          </table:table-cell>
          <table:table-cell office:value-type="float" office:value="4.77328" calcext:value-type="float">
            <text:p>4.7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947" calcext:value-type="float">
            <text:p>3,863,947</text:p>
          </table:table-cell>
          <table:table-cell office:value-type="string" calcext:value-type="string">
            <text:p>8c690a80-ecba-4171-bfb5-18a4cce956d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3]+[.F14]" office:value-type="float" office:value="46436907" calcext:value-type="float">
            <text:p>46,436,9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33</text:p>
          </table:table-cell>
          <table:table-cell office:value-type="float" office:value="4.884764" calcext:value-type="float">
            <text:p>4.88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7896" calcext:value-type="float">
            <text:p>3,867,896</text:p>
          </table:table-cell>
          <table:table-cell office:value-type="string" calcext:value-type="string">
            <text:p>c5bd00ea-41c7-4488-92c5-12e4cca9b0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4]+[.F15]" office:value-type="float" office:value="50304803" calcext:value-type="float">
            <text:p>50,304,8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9</text:p>
          </table:table-cell>
          <table:table-cell office:value-type="float" office:value="5.121263" calcext:value-type="float">
            <text:p>5.12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142" calcext:value-type="float">
            <text:p>3,858,142</text:p>
          </table:table-cell>
          <table:table-cell office:value-type="string" calcext:value-type="string">
            <text:p>603e87f6-1b4a-485d-8f2c-eda6841691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5]+[.F16]" office:value-type="float" office:value="54162945" calcext:value-type="float">
            <text:p>54,162,9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37</text:p>
          </table:table-cell>
          <table:table-cell office:value-type="float" office:value="6.055875" calcext:value-type="float">
            <text:p>6.055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7652" calcext:value-type="float">
            <text:p>3,867,652</text:p>
          </table:table-cell>
          <table:table-cell office:value-type="string" calcext:value-type="string">
            <text:p>e10822d1-ad48-43b1-9e65-0fab9a40b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6]+[.F17]" office:value-type="float" office:value="58030597" calcext:value-type="float">
            <text:p>58,030,5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9</text:p>
          </table:table-cell>
          <table:table-cell office:value-type="float" office:value="6.57102" calcext:value-type="float">
            <text:p>6.57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9501" calcext:value-type="float">
            <text:p>3,859,501</text:p>
          </table:table-cell>
          <table:table-cell office:value-type="string" calcext:value-type="string">
            <text:p>cb45f507-0581-41da-9852-873e6517ea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7]+[.F18]" office:value-type="float" office:value="61890098" calcext:value-type="float">
            <text:p>61,890,0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55</text:p>
          </table:table-cell>
          <table:table-cell office:value-type="float" office:value="7.067436" calcext:value-type="float">
            <text:p>7.067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700" calcext:value-type="float">
            <text:p>3,854,700</text:p>
          </table:table-cell>
          <table:table-cell office:value-type="string" calcext:value-type="string">
            <text:p>d5154300-dd37-4404-ba80-21c84f2732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8]+[.F19]" office:value-type="float" office:value="65744798" calcext:value-type="float">
            <text:p>65,744,7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9</text:p>
          </table:table-cell>
          <table:table-cell office:value-type="float" office:value="7.214304" calcext:value-type="float">
            <text:p>7.21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9501" calcext:value-type="float">
            <text:p>3,859,501</text:p>
          </table:table-cell>
          <table:table-cell office:value-type="string" calcext:value-type="string">
            <text:p>1f71be18-46a8-435f-afc8-180f4a5199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19]+[.F20]" office:value-type="float" office:value="69604299" calcext:value-type="float">
            <text:p>69,604,2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1</text:p>
          </table:table-cell>
          <table:table-cell office:value-type="float" office:value="7.388578" calcext:value-type="float">
            <text:p>7.388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8783" calcext:value-type="float">
            <text:p>3,878,783</text:p>
          </table:table-cell>
          <table:table-cell office:value-type="string" calcext:value-type="string">
            <text:p>c86cea03-5276-4312-8250-214237c3cf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0]+[.F21]" office:value-type="float" office:value="73483082" calcext:value-type="float">
            <text:p>73,483,0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05</text:p>
          </table:table-cell>
          <table:table-cell office:value-type="float" office:value="8.180681" calcext:value-type="float">
            <text:p>8.180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2234" calcext:value-type="float">
            <text:p>3,882,234</text:p>
          </table:table-cell>
          <table:table-cell office:value-type="string" calcext:value-type="string">
            <text:p>79b44fa5-2424-453b-b49b-1e59290d60a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1]+[.F22]" office:value-type="float" office:value="77365316" calcext:value-type="float">
            <text:p>77,365,3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1</text:p>
          </table:table-cell>
          <table:table-cell office:value-type="float" office:value="8.409715" calcext:value-type="float">
            <text:p>8.409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5214" calcext:value-type="float">
            <text:p>3,865,214</text:p>
          </table:table-cell>
          <table:table-cell office:value-type="string" calcext:value-type="string">
            <text:p>6d475ee4-aab2-4036-98e9-182081eba3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2]+[.F23]" office:value-type="float" office:value="81230530" calcext:value-type="float">
            <text:p>81,230,5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8</text:p>
          </table:table-cell>
          <table:table-cell office:value-type="float" office:value="9.264138" calcext:value-type="float">
            <text:p>9.264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3505" calcext:value-type="float">
            <text:p>3,873,505</text:p>
          </table:table-cell>
          <table:table-cell office:value-type="string" calcext:value-type="string">
            <text:p>c921da0e-08f1-4f9c-8f76-8486004ab2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3]+[.F24]" office:value-type="float" office:value="85104035" calcext:value-type="float">
            <text:p>85,104,035</text:p>
          </table:table-cell>
          <table:table-cell table:number-columns-repeated="3"/>
          <table:table-cell office:value-type="string" calcext:value-type="string">
            <text:p>This is “largest files first” at 1200 TPS</text:p>
          </table:table-cell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03</text:p>
          </table:table-cell>
          <table:table-cell office:value-type="float" office:value="9.291964" calcext:value-type="float">
            <text:p>9.29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3687" calcext:value-type="float">
            <text:p>3,883,687</text:p>
          </table:table-cell>
          <table:table-cell office:value-type="string" calcext:value-type="string">
            <text:p>cb4948df-c64a-4b3f-bedd-1e1c9dbde76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4]+[.F25]" office:value-type="float" office:value="88987722" calcext:value-type="float">
            <text:p>88,987,7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8</text:p>
          </table:table-cell>
          <table:table-cell office:value-type="float" office:value="10.296824" calcext:value-type="float">
            <text:p>10.296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118" calcext:value-type="float">
            <text:p>3,875,118</text:p>
          </table:table-cell>
          <table:table-cell office:value-type="string" calcext:value-type="string">
            <text:p>e9e0114a-e875-4c1e-bf7a-4aa07e013cb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5]+[.F26]" office:value-type="float" office:value="92862840" calcext:value-type="float">
            <text:p>92,862,84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03</text:p>
          </table:table-cell>
          <table:table-cell office:value-type="float" office:value="10.487525" calcext:value-type="float">
            <text:p>10.487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3931" calcext:value-type="float">
            <text:p>3,883,931</text:p>
          </table:table-cell>
          <table:table-cell office:value-type="string" calcext:value-type="string">
            <text:p>97076652-756b-4377-85c3-4301be71a6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6]+[.F27]" office:value-type="float" office:value="96746771" calcext:value-type="float">
            <text:p>96,746,7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0</text:p>
          </table:table-cell>
          <table:table-cell office:value-type="float" office:value="11.525491" calcext:value-type="float">
            <text:p>11.52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5364" calcext:value-type="float">
            <text:p>3,865,364</text:p>
          </table:table-cell>
          <table:table-cell office:value-type="string" calcext:value-type="string">
            <text:p>d561c3a2-dd58-4c7e-8b7b-be23f2ec7a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7]+[.F28]" office:value-type="float" office:value="100612135" calcext:value-type="float">
            <text:p>100,612,1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4</text:p>
          </table:table-cell>
          <table:table-cell office:value-type="float" office:value="12.340006" calcext:value-type="float">
            <text:p>12.34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2675" calcext:value-type="float">
            <text:p>3,862,675</text:p>
          </table:table-cell>
          <table:table-cell office:value-type="string" calcext:value-type="string">
            <text:p>2c815651-7256-4eff-997b-205694f97db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8]+[.F29]" office:value-type="float" office:value="104474810" calcext:value-type="float">
            <text:p>104,474,8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5</text:p>
          </table:table-cell>
          <table:table-cell office:value-type="float" office:value="13.187237" calcext:value-type="float">
            <text:p>13.18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0654" calcext:value-type="float">
            <text:p>3,860,654</text:p>
          </table:table-cell>
          <table:table-cell office:value-type="string" calcext:value-type="string">
            <text:p>0206a726-06b5-4e45-a16a-2217f61046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29]+[.F30]" office:value-type="float" office:value="108335464" calcext:value-type="float">
            <text:p>108,335,4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6</text:p>
          </table:table-cell>
          <table:table-cell office:value-type="float" office:value="13.968655" calcext:value-type="float">
            <text:p>13.968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118" calcext:value-type="float">
            <text:p>3,875,118</text:p>
          </table:table-cell>
          <table:table-cell office:value-type="string" calcext:value-type="string">
            <text:p>adf05525-f5a8-4c5d-8c77-09c2e745262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0]+[.F31]" office:value-type="float" office:value="112210582" calcext:value-type="float">
            <text:p>112,210,5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6</text:p>
          </table:table-cell>
          <table:table-cell office:value-type="float" office:value="14.277353" calcext:value-type="float">
            <text:p>14.277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0514" calcext:value-type="float">
            <text:p>3,860,514</text:p>
          </table:table-cell>
          <table:table-cell office:value-type="string" calcext:value-type="string">
            <text:p>e02142f2-ffca-48a7-86f1-1b4959c150e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1]+[.F32]" office:value-type="float" office:value="116071096" calcext:value-type="float">
            <text:p>116,071,0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72</text:p>
          </table:table-cell>
          <table:table-cell office:value-type="float" office:value="15.040274" calcext:value-type="float">
            <text:p>15.04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3955" calcext:value-type="float">
            <text:p>3,843,955</text:p>
          </table:table-cell>
          <table:table-cell office:value-type="string" calcext:value-type="string">
            <text:p>2e2cd67d-b450-4728-bdc8-0fa1a3e0cb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2]+[.F33]" office:value-type="float" office:value="119915051" calcext:value-type="float">
            <text:p>119,915,0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08</text:p>
          </table:table-cell>
          <table:table-cell office:value-type="float" office:value="15.140206" calcext:value-type="float">
            <text:p>15.14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9137" calcext:value-type="float">
            <text:p>3,879,137</text:p>
          </table:table-cell>
          <table:table-cell office:value-type="string" calcext:value-type="string">
            <text:p>f510336e-54e2-414a-81bd-0c51b9b11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3]+[.F34]" office:value-type="float" office:value="123794188" calcext:value-type="float">
            <text:p>123,794,1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65</text:p>
          </table:table-cell>
          <table:table-cell office:value-type="float" office:value="15.713842" calcext:value-type="float">
            <text:p>15.713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8240" calcext:value-type="float">
            <text:p>3,848,240</text:p>
          </table:table-cell>
          <table:table-cell office:value-type="string" calcext:value-type="string">
            <text:p>9ea1cf18-bfde-4429-9749-0b151329e36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4]+[.F35]" office:value-type="float" office:value="127642428" calcext:value-type="float">
            <text:p>127,642,4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17</text:p>
          </table:table-cell>
          <table:table-cell office:value-type="float" office:value="16.293117" calcext:value-type="float">
            <text:p>16.293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118" calcext:value-type="float">
            <text:p>3,875,118</text:p>
          </table:table-cell>
          <table:table-cell office:value-type="string" calcext:value-type="string">
            <text:p>47d8860f-d3e3-4105-a994-0458941d8d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5]+[.F36]" office:value-type="float" office:value="131517546" calcext:value-type="float">
            <text:p>131,517,5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78</text:p>
          </table:table-cell>
          <table:table-cell office:value-type="float" office:value="16.360895" calcext:value-type="float">
            <text:p>16.36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4207" calcext:value-type="float">
            <text:p>3,834,207</text:p>
          </table:table-cell>
          <table:table-cell office:value-type="string" calcext:value-type="string">
            <text:p>07167ab2-fe30-48e3-9f7a-0d3dcbfb4ec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6]+[.F37]" office:value-type="float" office:value="135351753" calcext:value-type="float">
            <text:p>135,351,7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57</text:p>
          </table:table-cell>
          <table:table-cell office:value-type="float" office:value="16.412914" calcext:value-type="float">
            <text:p>16.412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522" calcext:value-type="float">
            <text:p>3,854,522</text:p>
          </table:table-cell>
          <table:table-cell office:value-type="string" calcext:value-type="string">
            <text:p>21f92b6f-4baa-4e54-aa80-0108d4f03e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7]+[.F38]" office:value-type="float" office:value="139206275" calcext:value-type="float">
            <text:p>139,206,2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04</text:p>
          </table:table-cell>
          <table:table-cell office:value-type="float" office:value="16.569518" calcext:value-type="float">
            <text:p>16.56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2516" calcext:value-type="float">
            <text:p>3,882,516</text:p>
          </table:table-cell>
          <table:table-cell office:value-type="string" calcext:value-type="string">
            <text:p>45380a34-d860-45bc-ad62-1b9193025a1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8]+[.F39]" office:value-type="float" office:value="143088791" calcext:value-type="float">
            <text:p>143,088,7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4</text:p>
          </table:table-cell>
          <table:table-cell office:value-type="float" office:value="16.736287" calcext:value-type="float">
            <text:p>16.73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856" calcext:value-type="float">
            <text:p>3,861,856</text:p>
          </table:table-cell>
          <table:table-cell office:value-type="string" calcext:value-type="string">
            <text:p>f955da3b-f956-4fb0-ba5d-19c102c886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39]+[.F40]" office:value-type="float" office:value="146950647" calcext:value-type="float">
            <text:p>146,950,6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63</text:p>
          </table:table-cell>
          <table:table-cell office:value-type="float" office:value="16.823777" calcext:value-type="float">
            <text:p>16.823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988" calcext:value-type="float">
            <text:p>3,849,988</text:p>
          </table:table-cell>
          <table:table-cell office:value-type="string" calcext:value-type="string">
            <text:p>56fe6bb5-0428-4814-bfb0-1e1593cb38c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0]+[.F41]" office:value-type="float" office:value="150800635" calcext:value-type="float">
            <text:p>150,800,6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64</text:p>
          </table:table-cell>
          <table:table-cell office:value-type="float" office:value="17.502965" calcext:value-type="float">
            <text:p>17.50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129" calcext:value-type="float">
            <text:p>3,849,129</text:p>
          </table:table-cell>
          <table:table-cell office:value-type="string" calcext:value-type="string">
            <text:p>a8f27470-d43d-4d33-a25a-01491d5550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1]+[.F42]" office:value-type="float" office:value="154649764" calcext:value-type="float">
            <text:p>154,649,7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2</text:p>
          </table:table-cell>
          <table:table-cell office:value-type="float" office:value="17.707314" calcext:value-type="float">
            <text:p>17.707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4479" calcext:value-type="float">
            <text:p>3,864,479</text:p>
          </table:table-cell>
          <table:table-cell office:value-type="string" calcext:value-type="string">
            <text:p>86c79c53-3387-4a7b-8a0e-12aab2540b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2]+[.F43]" office:value-type="float" office:value="158514243" calcext:value-type="float">
            <text:p>158,514,2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68</text:p>
          </table:table-cell>
          <table:table-cell office:value-type="float" office:value="18.058364" calcext:value-type="float">
            <text:p>18.058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5852" calcext:value-type="float">
            <text:p>3,845,852</text:p>
          </table:table-cell>
          <table:table-cell office:value-type="string" calcext:value-type="string">
            <text:p>4f18b06b-7245-4c36-8b78-0a9daa500f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3]+[.F44]" office:value-type="float" office:value="162360095" calcext:value-type="float">
            <text:p>162,360,0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66</text:p>
          </table:table-cell>
          <table:table-cell office:value-type="float" office:value="18.161773" calcext:value-type="float">
            <text:p>18.16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6857" calcext:value-type="float">
            <text:p>3,846,857</text:p>
          </table:table-cell>
          <table:table-cell office:value-type="string" calcext:value-type="string">
            <text:p>ca64314d-053b-4efc-b503-1c5ed8b94e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4]+[.F45]" office:value-type="float" office:value="166206952" calcext:value-type="float">
            <text:p>166,206,9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90</text:p>
          </table:table-cell>
          <table:table-cell office:value-type="float" office:value="18.221758" calcext:value-type="float">
            <text:p>18.22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1904" calcext:value-type="float">
            <text:p>3,821,904</text:p>
          </table:table-cell>
          <table:table-cell office:value-type="string" calcext:value-type="string">
            <text:p>c74ac180-e2de-47db-81dc-0662f7c89b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5]+[.F46]" office:value-type="float" office:value="170028856" calcext:value-type="float">
            <text:p>170,028,8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50</text:p>
          </table:table-cell>
          <table:table-cell office:value-type="float" office:value="18.500755" calcext:value-type="float">
            <text:p>18.50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7706" calcext:value-type="float">
            <text:p>3,857,706</text:p>
          </table:table-cell>
          <table:table-cell office:value-type="string" calcext:value-type="string">
            <text:p>4812b68d-54c1-45ef-af4d-08c403a815f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6]+[.F47]" office:value-type="float" office:value="173886562" calcext:value-type="float">
            <text:p>173,886,5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51</text:p>
          </table:table-cell>
          <table:table-cell office:value-type="float" office:value="18.520601" calcext:value-type="float">
            <text:p>18.520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7585" calcext:value-type="float">
            <text:p>3,857,585</text:p>
          </table:table-cell>
          <table:table-cell office:value-type="string" calcext:value-type="string">
            <text:p>ca1eefab-ecd3-4cdc-a258-0f0f1929b67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7]+[.F48]" office:value-type="float" office:value="177744147" calcext:value-type="float">
            <text:p>177,744,1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1.954</text:p>
          </table:table-cell>
          <table:table-cell office:value-type="float" office:value="18.913776" calcext:value-type="float">
            <text:p>18.91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6863" calcext:value-type="float">
            <text:p>4,006,863</text:p>
          </table:table-cell>
          <table:table-cell office:value-type="string" calcext:value-type="string">
            <text:p>8d94a68e-6036-4ea2-9352-1797ad91fb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8]+[.F49]" office:value-type="float" office:value="181751010" calcext:value-type="float">
            <text:p>181,751,01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54</text:p>
          </table:table-cell>
          <table:table-cell office:value-type="float" office:value="19.39279" calcext:value-type="float">
            <text:p>19.39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938" calcext:value-type="float">
            <text:p>3,854,938</text:p>
          </table:table-cell>
          <table:table-cell office:value-type="string" calcext:value-type="string">
            <text:p>66cf19d6-73d3-4097-82b3-0a7ab8a574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49]+[.F50]" office:value-type="float" office:value="185605948" calcext:value-type="float">
            <text:p>185,605,9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58</text:p>
          </table:table-cell>
          <table:table-cell office:value-type="float" office:value="20.039704" calcext:value-type="float">
            <text:p>20.03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3527" calcext:value-type="float">
            <text:p>3,853,527</text:p>
          </table:table-cell>
          <table:table-cell office:value-type="string" calcext:value-type="string">
            <text:p>b1b02a36-0a8e-4ba4-a457-115e4aa10cd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50]+[.F51]" office:value-type="float" office:value="189459475" calcext:value-type="float">
            <text:p>189,459,4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200</text:p>
          </table:table-cell>
          <table:table-cell office:value-type="float" office:value="20.298237" calcext:value-type="float">
            <text:p>20.298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7800" calcext:value-type="float">
            <text:p>3,817,800</text:p>
          </table:table-cell>
          <table:table-cell office:value-type="string" calcext:value-type="string">
            <text:p>65a9fa3f-b32a-4888-bb6b-2ecbaaf209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51]+[.F52]" office:value-type="float" office:value="193277275" calcext:value-type="float">
            <text:p>193,277,2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42</text:p>
          </table:table-cell>
          <table:table-cell office:value-type="float" office:value="20.390329" calcext:value-type="float">
            <text:p>20.390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4479" calcext:value-type="float">
            <text:p>3,864,479</text:p>
          </table:table-cell>
          <table:table-cell office:value-type="string" calcext:value-type="string">
            <text:p>d7c95924-5553-4ad6-8818-57b3c927c01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52]+[.F53]" office:value-type="float" office:value="197141754" calcext:value-type="float">
            <text:p>197,141,7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77</text:p>
          </table:table-cell>
          <table:table-cell office:value-type="float" office:value="20.574851" calcext:value-type="float">
            <text:p>20.57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6261" calcext:value-type="float">
            <text:p>3,836,261</text:p>
          </table:table-cell>
          <table:table-cell office:value-type="string" calcext:value-type="string">
            <text:p>0893e761-7b7b-4593-9f29-16d49dc1d0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formula="of:=[.J53]+[.F54]" office:value-type="float" office:value="200978015" calcext:value-type="float">
            <text:p>200,978,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6</text:p>
          </table:table-cell>
          <table:table-cell office:value-type="float" office:value="0.409157" calcext:value-type="float">
            <text:p>0.40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77b612a-ff4f-40b6-b576-0d11f62e752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formula="of:=[.J54]+[.F55]" office:value-type="float" office:value="200978015" calcext:value-type="float">
            <text:p>200,978,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0.406468" calcext:value-type="float">
            <text:p>0.406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d9bda1-8a84-4a75-9c28-15bb3f9b7d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formula="of:=[.J55]+[.F56]" office:value-type="float" office:value="200978015" calcext:value-type="float">
            <text:p>200,978,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8</text:p>
          </table:table-cell>
          <table:table-cell office:value-type="float" office:value="0.487824" calcext:value-type="float">
            <text:p>0.487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feacb-c893-4510-b179-160dd62eed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formula="of:=[.J56]+[.F57]" office:value-type="float" office:value="200978015" calcext:value-type="float">
            <text:p>200,978,0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6</text:p>
          </table:table-cell>
          <table:table-cell office:value-type="float" office:value="0.4923" calcext:value-type="float">
            <text:p>0.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18c76f-424d-4ca7-b901-709a433f9d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8</text:p>
          </table:table-cell>
          <table:table-cell office:value-type="float" office:value="0.507765" calcext:value-type="float">
            <text:p>0.507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9f6496-f71a-4b65-9c3d-47498fc5983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4</text:p>
          </table:table-cell>
          <table:table-cell office:value-type="float" office:value="0.499062" calcext:value-type="float">
            <text:p>0.49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fe55f7-fa1a-48ec-a545-1a1bd0c6c9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9</text:p>
          </table:table-cell>
          <table:table-cell office:value-type="float" office:value="0.544929" calcext:value-type="float">
            <text:p>0.54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7309f-d73f-45b2-9ec4-1cd0e1025dd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9</text:p>
          </table:table-cell>
          <table:table-cell office:value-type="float" office:value="0.531576" calcext:value-type="float">
            <text:p>0.53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666547b-5851-4e41-8715-0bcfe833e7e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2</text:p>
          </table:table-cell>
          <table:table-cell office:value-type="float" office:value="0.563655" calcext:value-type="float">
            <text:p>0.563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c6ad9f-75c2-4aea-b67c-138e3399159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0.558651" calcext:value-type="float">
            <text:p>0.558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b94da2-6e36-42e4-bc83-14ee8d05899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5</text:p>
          </table:table-cell>
          <table:table-cell office:value-type="float" office:value="0.561164" calcext:value-type="float">
            <text:p>0.56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118729-25a8-42b9-85c4-1655021bbaa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547891" calcext:value-type="float">
            <text:p>0.54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7ef4b9-9a22-45dc-beae-0acc2233610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7</text:p>
          </table:table-cell>
          <table:table-cell office:value-type="float" office:value="0.579465" calcext:value-type="float">
            <text:p>0.57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af8900-665c-44dd-8deb-20fc8c2b5e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568001" calcext:value-type="float">
            <text:p>0.5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0fdcfb-6d0e-40da-8d3a-ca6a0390bf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591625" calcext:value-type="float">
            <text:p>0.591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94fcde-71ec-42ba-9fec-14e6f1f42a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6</text:p>
          </table:table-cell>
          <table:table-cell office:value-type="float" office:value="0.625916" calcext:value-type="float">
            <text:p>0.625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3df0ff-de27-46b5-a73c-0c9345e23c9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2</text:p>
          </table:table-cell>
          <table:table-cell office:value-type="float" office:value="0.610616" calcext:value-type="float">
            <text:p>0.61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4a3f84-82ef-4d2c-85a7-c4b1d76be8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9</text:p>
          </table:table-cell>
          <table:table-cell office:value-type="float" office:value="0.613934" calcext:value-type="float">
            <text:p>0.61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9e9499-41c4-467e-b595-016f76b7c46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9</text:p>
          </table:table-cell>
          <table:table-cell office:value-type="float" office:value="0.647513" calcext:value-type="float">
            <text:p>0.647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a51bd69-8a38-44ce-8965-03c3a1e3db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0.635104" calcext:value-type="float">
            <text:p>0.635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fc4c1b0-4369-4348-8b0e-127e507122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611763" calcext:value-type="float">
            <text:p>0.611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18a1e6-17bb-42d7-907b-feb0099afd6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4</text:p>
          </table:table-cell>
          <table:table-cell office:value-type="float" office:value="0.609649" calcext:value-type="float">
            <text:p>0.609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7286062-f366-4600-93e7-224eab067c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3</text:p>
          </table:table-cell>
          <table:table-cell office:value-type="float" office:value="0.594653" calcext:value-type="float">
            <text:p>0.59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6a69c2-a89f-4e3c-a3e7-1bf2ebd887e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2</text:p>
          </table:table-cell>
          <table:table-cell office:value-type="float" office:value="0.636214" calcext:value-type="float">
            <text:p>0.636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2df7da-a747-4ac4-9f7c-20e81a8834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67317" calcext:value-type="float">
            <text:p>0.67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b6f34f-32ef-4441-b1c2-f9fd89ba71d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0</text:p>
          </table:table-cell>
          <table:table-cell office:value-type="float" office:value="0.663164" calcext:value-type="float">
            <text:p>0.663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4f043d-b832-44d3-974c-05cf8c45d2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2</text:p>
          </table:table-cell>
          <table:table-cell office:value-type="float" office:value="0.673106" calcext:value-type="float">
            <text:p>0.673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e42bf8-7419-48d1-83d6-1e903f7c59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6</text:p>
          </table:table-cell>
          <table:table-cell office:value-type="float" office:value="0.719777" calcext:value-type="float">
            <text:p>0.719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df0333-2c2c-4504-ba7f-dd138b842aa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5</text:p>
          </table:table-cell>
          <table:table-cell office:value-type="float" office:value="0.721945" calcext:value-type="float">
            <text:p>0.72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8972d2-71ba-4b4f-9400-08be2c1e41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713995" calcext:value-type="float">
            <text:p>0.713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de7c04-698b-42ba-b073-2301a89028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5</text:p>
          </table:table-cell>
          <table:table-cell office:value-type="float" office:value="0.739703" calcext:value-type="float">
            <text:p>0.73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cc961c-9e8c-496b-bee1-fd839a62748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3</text:p>
          </table:table-cell>
          <table:table-cell office:value-type="float" office:value="0.574475" calcext:value-type="float">
            <text:p>0.574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a19d14-ad36-451f-b7bb-06793e4b81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6</text:p>
          </table:table-cell>
          <table:table-cell office:value-type="float" office:value="0.75246" calcext:value-type="float">
            <text:p>0.7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a5fced-d76b-4fae-9eeb-0b127d1796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2</text:p>
          </table:table-cell>
          <table:table-cell office:value-type="float" office:value="0.714135" calcext:value-type="float">
            <text:p>0.714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26fb49-53b5-433d-8d33-ba66438c2b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732455" calcext:value-type="float">
            <text:p>0.73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b6af87-860c-496e-9783-6221bfd3e1a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5</text:p>
          </table:table-cell>
          <table:table-cell office:value-type="float" office:value="0.768642" calcext:value-type="float">
            <text:p>0.768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8e47d9-1c2f-4c76-b73f-0debcef067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5</text:p>
          </table:table-cell>
          <table:table-cell office:value-type="float" office:value="0.662696" calcext:value-type="float">
            <text:p>0.662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b6508a-4820-49f9-af9c-1b89647941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5</text:p>
          </table:table-cell>
          <table:table-cell office:value-type="float" office:value="0.673251" calcext:value-type="float">
            <text:p>0.673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c8b4a7-e4ce-44da-8cb5-168c26ea0f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5</text:p>
          </table:table-cell>
          <table:table-cell office:value-type="float" office:value="0.708704" calcext:value-type="float">
            <text:p>0.70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e0cacb-152f-493b-a0d3-1f8a12f674b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0</text:p>
          </table:table-cell>
          <table:table-cell office:value-type="float" office:value="0.795885" calcext:value-type="float">
            <text:p>0.795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6decb9-b9cb-4d49-88a5-00a02ef6f14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0</text:p>
          </table:table-cell>
          <table:table-cell office:value-type="float" office:value="0.795871" calcext:value-type="float">
            <text:p>0.795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64ba89-d060-4d65-ac0a-02d7d0758ba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0.802215" calcext:value-type="float">
            <text:p>0.802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71dec3-cf89-4985-b765-1ed6e7299b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9</text:p>
          </table:table-cell>
          <table:table-cell office:value-type="float" office:value="0.842766" calcext:value-type="float">
            <text:p>0.84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1dfba8-4ed0-46a3-b863-d59afe0937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4</text:p>
          </table:table-cell>
          <table:table-cell office:value-type="float" office:value="0.804091" calcext:value-type="float">
            <text:p>0.804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c5d754-3378-4bd8-9ddb-4bbdb57d84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5</text:p>
          </table:table-cell>
          <table:table-cell office:value-type="float" office:value="0.75947" calcext:value-type="float">
            <text:p>0.7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3f8f5d-d9c9-42fc-b0dd-1de7f741b6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0</text:p>
          </table:table-cell>
          <table:table-cell office:value-type="float" office:value="0.695994" calcext:value-type="float">
            <text:p>0.695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ad81d5-5a92-4864-880c-0c423bb396b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8</text:p>
          </table:table-cell>
          <table:table-cell office:value-type="float" office:value="0.867882" calcext:value-type="float">
            <text:p>0.867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c04e7a-7a14-44c2-9d9a-2ef605446e8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0.852984" calcext:value-type="float">
            <text:p>0.85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737ad-09b7-473c-ab61-22e1936292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5</text:p>
          </table:table-cell>
          <table:table-cell office:value-type="float" office:value="0.858007" calcext:value-type="float">
            <text:p>0.85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29f6f3-1b10-4197-b306-1571ce21fd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6</text:p>
          </table:table-cell>
          <table:table-cell office:value-type="float" office:value="0.730009" calcext:value-type="float">
            <text:p>0.73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87541c-0b98-4385-a3fc-3aa4cd7367d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4</text:p>
          </table:table-cell>
          <table:table-cell office:value-type="float" office:value="0.837725" calcext:value-type="float">
            <text:p>0.83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aa7eda-e47a-4405-a121-00a66e7fbc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7</text:p>
          </table:table-cell>
          <table:table-cell office:value-type="float" office:value="0.875443" calcext:value-type="float">
            <text:p>0.875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61eb66-0a58-4127-97c1-04c2b271a6e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1</text:p>
          </table:table-cell>
          <table:table-cell office:value-type="float" office:value="0.713868" calcext:value-type="float">
            <text:p>0.713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bb12fc-521c-47d7-a468-229a61ad47a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7</text:p>
          </table:table-cell>
          <table:table-cell office:value-type="float" office:value="0.802322" calcext:value-type="float">
            <text:p>0.802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1ea0b-7633-4060-8e1c-11f87597509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7</text:p>
          </table:table-cell>
          <table:table-cell office:value-type="float" office:value="0.892763" calcext:value-type="float">
            <text:p>0.892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8f2242-ba56-4981-89ad-05b29885d8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884773" calcext:value-type="float">
            <text:p>0.88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454c7b-dcc5-41a7-ad53-017789b29e0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55</text:p>
          </table:table-cell>
          <table:table-cell office:value-type="float" office:value="0.830878" calcext:value-type="float">
            <text:p>0.83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80fed2-d6a6-49a9-921c-03d2fade882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2</text:p>
          </table:table-cell>
          <table:table-cell office:value-type="float" office:value="0.879853" calcext:value-type="float">
            <text:p>0.87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990e94-8538-4591-b75e-15bc4d46e3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0</text:p>
          </table:table-cell>
          <table:table-cell office:value-type="float" office:value="0.840177" calcext:value-type="float">
            <text:p>0.840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452dbc-71cd-414d-af56-1682fccc87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924146" calcext:value-type="float">
            <text:p>0.92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025e30-ef9d-41d0-9c5a-88929cf30e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0.927576" calcext:value-type="float">
            <text:p>0.927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153487-7324-4a60-9c64-1e07c4ea46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27</text:p>
          </table:table-cell>
          <table:table-cell office:value-type="float" office:value="0.601008" calcext:value-type="float">
            <text:p>0.60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acf2d21-042c-404e-9b16-113ba2d7a65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96</text:p>
          </table:table-cell>
          <table:table-cell office:value-type="float" office:value="0.832151" calcext:value-type="float">
            <text:p>0.83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350d59-0403-4539-a324-69a6737f97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2</text:p>
          </table:table-cell>
          <table:table-cell office:value-type="float" office:value="0.92293" calcext:value-type="float">
            <text:p>0.92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680fb-e5f0-41fe-b6ef-6e8659a55ce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57</text:p>
          </table:table-cell>
          <table:table-cell office:value-type="float" office:value="0.691158" calcext:value-type="float">
            <text:p>0.69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acb701-5eec-42ab-bb48-1fc5e5a1ed1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2</text:p>
          </table:table-cell>
          <table:table-cell office:value-type="float" office:value="0.931917" calcext:value-type="float">
            <text:p>0.931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39061c-486f-45bd-b85b-00955df416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51</text:p>
          </table:table-cell>
          <table:table-cell office:value-type="float" office:value="0.905688" calcext:value-type="float">
            <text:p>0.90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30cf74-462e-4cd7-9d80-7887d95b59c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3</text:p>
          </table:table-cell>
          <table:table-cell office:value-type="float" office:value="0.986848" calcext:value-type="float">
            <text:p>0.986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57d4820-ffca-4085-9781-05b695ab2b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2</text:p>
          </table:table-cell>
          <table:table-cell office:value-type="float" office:value="0.982332" calcext:value-type="float">
            <text:p>0.98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b2edff-8bad-4f8f-b1bc-080c37df72a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2</text:p>
          </table:table-cell>
          <table:table-cell office:value-type="float" office:value="0.960511" calcext:value-type="float">
            <text:p>0.960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030430-2fe6-43c0-a35c-5ba09a5835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8</text:p>
          </table:table-cell>
          <table:table-cell office:value-type="float" office:value="0.957412" calcext:value-type="float">
            <text:p>0.957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371e62-e6ec-4516-b0d1-0af925a262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0.673676" calcext:value-type="float">
            <text:p>0.673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66bf194-cfc3-4ae6-98f1-114d69f2ddb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4</text:p>
          </table:table-cell>
          <table:table-cell office:value-type="float" office:value="0.950586" calcext:value-type="float">
            <text:p>0.95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de3021-a1b0-4834-8ae9-20936aaf028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8</text:p>
          </table:table-cell>
          <table:table-cell office:value-type="float" office:value="0.846984" calcext:value-type="float">
            <text:p>0.84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c09752-9aa8-4642-8e03-8ee412d6e7c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1</text:p>
          </table:table-cell>
          <table:table-cell office:value-type="float" office:value="0.7338" calcext:value-type="float">
            <text:p>0.7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098813-8991-4a63-ae21-09b35b0596d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98</text:p>
          </table:table-cell>
          <table:table-cell office:value-type="float" office:value="0.918204" calcext:value-type="float">
            <text:p>0.918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eebbba-dabc-47de-a284-ac8b136f389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1.022371" calcext:value-type="float">
            <text:p>1.02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8ee13a-b089-4b32-b017-1efae3afc36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5</text:p>
          </table:table-cell>
          <table:table-cell office:value-type="float" office:value="0.693367" calcext:value-type="float">
            <text:p>0.693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6ac9c8-b3ca-4918-9204-076e3b4b0c4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4</text:p>
          </table:table-cell>
          <table:table-cell office:value-type="float" office:value="1.033986" calcext:value-type="float">
            <text:p>1.03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c18814-a33c-4804-9d3b-004138ab0cf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0</text:p>
          </table:table-cell>
          <table:table-cell office:value-type="float" office:value="1.057742" calcext:value-type="float">
            <text:p>1.057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f2f13f-a42f-45f5-9f7a-499d0382eb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1.04033" calcext:value-type="float">
            <text:p>1.04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8ce2e3-632c-41ce-85c5-778ce665d8a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0</text:p>
          </table:table-cell>
          <table:table-cell office:value-type="float" office:value="0.965393" calcext:value-type="float">
            <text:p>0.96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cf29e6-b6c8-418c-8f21-119d243c4be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5</text:p>
          </table:table-cell>
          <table:table-cell office:value-type="float" office:value="0.711103" calcext:value-type="float">
            <text:p>0.71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c9da8b-4609-4f94-8df8-16965b968bc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41</text:p>
          </table:table-cell>
          <table:table-cell office:value-type="float" office:value="0.728861" calcext:value-type="float">
            <text:p>0.72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c755b3e-9b34-45c6-a7e8-03c0e182ccb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2</text:p>
          </table:table-cell>
          <table:table-cell office:value-type="float" office:value="0.796458" calcext:value-type="float">
            <text:p>0.796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3fc573-219f-486f-921e-6ec8866dfc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97</text:p>
          </table:table-cell>
          <table:table-cell office:value-type="float" office:value="1.002996" calcext:value-type="float">
            <text:p>1.002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f776b-c1fb-4ab4-99a7-793ce456550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1</text:p>
          </table:table-cell>
          <table:table-cell office:value-type="float" office:value="1.120803" calcext:value-type="float">
            <text:p>1.12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fd248d-bb5a-429b-907e-1021de3b09c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03</text:p>
          </table:table-cell>
          <table:table-cell office:value-type="float" office:value="0.999263" calcext:value-type="float">
            <text:p>0.999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f4be10-a82f-4b94-8ab3-01ec3f0272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8</text:p>
          </table:table-cell>
          <table:table-cell office:value-type="float" office:value="0.976933" calcext:value-type="float">
            <text:p>0.976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5fd3b1-11ad-4f69-8586-0cc9b364ef1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1</text:p>
          </table:table-cell>
          <table:table-cell office:value-type="float" office:value="0.839206" calcext:value-type="float">
            <text:p>0.83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226cee-6e03-4c00-827a-177f29d3c4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25</text:p>
          </table:table-cell>
          <table:table-cell office:value-type="float" office:value="0.908721" calcext:value-type="float">
            <text:p>0.908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78b8ec-2097-490a-ac0f-0aa632b640c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5</text:p>
          </table:table-cell>
          <table:table-cell office:value-type="float" office:value="1.059554" calcext:value-type="float">
            <text:p>1.05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4d3055-8eab-4e9b-bfdb-20bff2120a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24</text:p>
          </table:table-cell>
          <table:table-cell office:value-type="float" office:value="0.932512" calcext:value-type="float">
            <text:p>0.932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86eb5f-52ba-4c41-b745-e746b16d22e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9</text:p>
          </table:table-cell>
          <table:table-cell office:value-type="float" office:value="1.203368" calcext:value-type="float">
            <text:p>1.20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1166b4-a43b-4e2d-8bfb-1fa6f877ff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5</text:p>
          </table:table-cell>
          <table:table-cell office:value-type="float" office:value="1.076736" calcext:value-type="float">
            <text:p>1.07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7fcd02-18e2-49bc-b8c2-035f259bb4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2</text:p>
          </table:table-cell>
          <table:table-cell office:value-type="float" office:value="1.13924" calcext:value-type="float">
            <text:p>1.1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82071be-6422-4b40-8afd-0cfb919871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2</text:p>
          </table:table-cell>
          <table:table-cell office:value-type="float" office:value="1.051022" calcext:value-type="float">
            <text:p>1.05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9e80ba-9ac9-4eb4-8bae-1e183ee998e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8</text:p>
          </table:table-cell>
          <table:table-cell office:value-type="float" office:value="0.637045" calcext:value-type="float">
            <text:p>0.637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a7b1f3-ef38-4dda-a961-5d5ab9bdbae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0</text:p>
          </table:table-cell>
          <table:table-cell office:value-type="float" office:value="1.021359" calcext:value-type="float">
            <text:p>1.02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f04981-1f07-42f6-b478-0e117d5be6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2</text:p>
          </table:table-cell>
          <table:table-cell office:value-type="float" office:value="1.109959" calcext:value-type="float">
            <text:p>1.10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c0f671-d5e6-48ad-9832-0f956086a4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0.898808" calcext:value-type="float">
            <text:p>0.89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82660d-4335-463e-8fc9-094a55907f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6</text:p>
          </table:table-cell>
          <table:table-cell office:value-type="float" office:value="1.054362" calcext:value-type="float">
            <text:p>1.05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9133df-f143-4ebc-9770-1924770a21f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3</text:p>
          </table:table-cell>
          <table:table-cell office:value-type="float" office:value="1.245162" calcext:value-type="float">
            <text:p>1.245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513987-db48-403b-8035-13b98dd2ee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2</text:p>
          </table:table-cell>
          <table:table-cell office:value-type="float" office:value="0.916337" calcext:value-type="float">
            <text:p>0.916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9de74-4ad6-434e-b95c-0f9071adbbf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7</text:p>
          </table:table-cell>
          <table:table-cell office:value-type="float" office:value="0.9948" calcext:value-type="float">
            <text:p>0.9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6cb0c1-39cd-4d27-88d6-5967cbe844c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1.224703" calcext:value-type="float">
            <text:p>1.22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e31cfe-d73a-4c87-beb9-acd3c171fde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2</text:p>
          </table:table-cell>
          <table:table-cell office:value-type="float" office:value="1.082606" calcext:value-type="float">
            <text:p>1.08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20faab8-5ab8-4282-94a8-1e71edcef9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8</text:p>
          </table:table-cell>
          <table:table-cell office:value-type="float" office:value="1.068186" calcext:value-type="float">
            <text:p>1.068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49a70b-4d50-4cae-b306-7e0ea5522c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89</text:p>
          </table:table-cell>
          <table:table-cell office:value-type="float" office:value="0.856096" calcext:value-type="float">
            <text:p>0.85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879f47-4102-47ae-8064-21b5c548f0e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8</text:p>
          </table:table-cell>
          <table:table-cell office:value-type="float" office:value="0.850281" calcext:value-type="float">
            <text:p>0.850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79831c-982e-4d6a-81b7-1a82c6b0aa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9</text:p>
          </table:table-cell>
          <table:table-cell office:value-type="float" office:value="1.281477" calcext:value-type="float">
            <text:p>1.281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35c910-1b2d-40bd-9894-0242f17e07b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1.266751" calcext:value-type="float">
            <text:p>1.266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2e3308-4f93-43e8-bf69-1651f7b7522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6</text:p>
          </table:table-cell>
          <table:table-cell office:value-type="float" office:value="0.899637" calcext:value-type="float">
            <text:p>0.899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0223cb-6f30-4bcc-966b-02dad334e8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8</text:p>
          </table:table-cell>
          <table:table-cell office:value-type="float" office:value="0.989702" calcext:value-type="float">
            <text:p>0.98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4d3709-2ca6-4126-86ed-17554c5206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9</text:p>
          </table:table-cell>
          <table:table-cell office:value-type="float" office:value="0.985283" calcext:value-type="float">
            <text:p>0.985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269eb6-edba-49f3-8775-1ef4b0a76bb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2</text:p>
          </table:table-cell>
          <table:table-cell office:value-type="float" office:value="1.113204" calcext:value-type="float">
            <text:p>1.11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cd7d45-5ec9-4652-b9db-8bf358351a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2</text:p>
          </table:table-cell>
          <table:table-cell office:value-type="float" office:value="1.295304" calcext:value-type="float">
            <text:p>1.29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fd923c-b9af-4e8b-a37f-09d8cb2e44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2</text:p>
          </table:table-cell>
          <table:table-cell office:value-type="float" office:value="1.305611" calcext:value-type="float">
            <text:p>1.305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b23c86-c38b-457d-9089-1c243bc585b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97</text:p>
          </table:table-cell>
          <table:table-cell office:value-type="float" office:value="1.235246" calcext:value-type="float">
            <text:p>1.23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56e5bc-1038-476e-b39e-b0653c824d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5</text:p>
          </table:table-cell>
          <table:table-cell office:value-type="float" office:value="1.035854" calcext:value-type="float">
            <text:p>1.03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ed033b-97af-47a4-b865-7f2fb501b1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2</text:p>
          </table:table-cell>
          <table:table-cell office:value-type="float" office:value="1.101969" calcext:value-type="float">
            <text:p>1.101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b2c67b-76e5-4f71-9387-11a96f4569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51</text:p>
          </table:table-cell>
          <table:table-cell office:value-type="float" office:value="1.095046" calcext:value-type="float">
            <text:p>1.09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8cb13e-245c-45cd-a0a8-0117aed973a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7</text:p>
          </table:table-cell>
          <table:table-cell office:value-type="float" office:value="1.147989" calcext:value-type="float">
            <text:p>1.14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df7f1c-30e7-4a3b-abac-0e1621aa7d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7</text:p>
          </table:table-cell>
          <table:table-cell office:value-type="float" office:value="1.339213" calcext:value-type="float">
            <text:p>1.339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df869b-668d-45e6-a654-222d6417686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11</text:p>
          </table:table-cell>
          <table:table-cell office:value-type="float" office:value="0.965517" calcext:value-type="float">
            <text:p>0.965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f1e7db-61ed-423e-bd4c-5a2bf68aa9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67</text:p>
          </table:table-cell>
          <table:table-cell office:value-type="float" office:value="1.11251" calcext:value-type="float">
            <text:p>1.11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3f37e5-9fae-4610-a07e-1ef0d48750d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6</text:p>
          </table:table-cell>
          <table:table-cell office:value-type="float" office:value="1.265651" calcext:value-type="float">
            <text:p>1.265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90eb7e-6460-49ad-8e93-169b174449f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9</text:p>
          </table:table-cell>
          <table:table-cell office:value-type="float" office:value="1.309304" calcext:value-type="float">
            <text:p>1.30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8378a3-5e7c-4d47-97fc-1e59247998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3</text:p>
          </table:table-cell>
          <table:table-cell office:value-type="float" office:value="1.36539" calcext:value-type="float">
            <text:p>1.3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ccbb642-2a6c-4d37-8b98-c0efa87d6ef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2</text:p>
          </table:table-cell>
          <table:table-cell office:value-type="float" office:value="1.379079" calcext:value-type="float">
            <text:p>1.37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955b918-a379-4dbb-a0d3-7b1382b2ad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8</text:p>
          </table:table-cell>
          <table:table-cell office:value-type="float" office:value="1.348835" calcext:value-type="float">
            <text:p>1.348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6a3075-be9b-4366-aafa-172123efc4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0</text:p>
          </table:table-cell>
          <table:table-cell office:value-type="float" office:value="1.237861" calcext:value-type="float">
            <text:p>1.237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588e84-9b9d-47fb-b420-0d9ebde8655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1.427352" calcext:value-type="float">
            <text:p>1.42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c75d14-bd36-4ce1-adce-1ac3f88e9c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3</text:p>
          </table:table-cell>
          <table:table-cell office:value-type="float" office:value="1.377799" calcext:value-type="float">
            <text:p>1.377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a7ad4d-1109-47b0-9858-22d0c8dcacf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80</text:p>
          </table:table-cell>
          <table:table-cell office:value-type="float" office:value="1.42096" calcext:value-type="float">
            <text:p>1.4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429ab0-405d-4ea5-b0bb-014c0d067c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0.926418" calcext:value-type="float">
            <text:p>0.926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16cd8a-dec5-4d02-8d11-4888a9346dd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44</text:p>
          </table:table-cell>
          <table:table-cell office:value-type="float" office:value="1.061846" calcext:value-type="float">
            <text:p>1.06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270168-d73f-48be-9cd5-226e7dc018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3</text:p>
          </table:table-cell>
          <table:table-cell office:value-type="float" office:value="1.451374" calcext:value-type="float">
            <text:p>1.45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0e35b7-e40f-4b8c-903b-0006e50cdfa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2</text:p>
          </table:table-cell>
          <table:table-cell office:value-type="float" office:value="1.02115" calcext:value-type="float">
            <text:p>1.02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9e5da5-27fb-40e8-9123-0da4f41d09c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25</text:p>
          </table:table-cell>
          <table:table-cell office:value-type="float" office:value="1.202076" calcext:value-type="float">
            <text:p>1.20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8d5e7d-849e-498e-aec5-5d42487e74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3</text:p>
          </table:table-cell>
          <table:table-cell office:value-type="float" office:value="1.419731" calcext:value-type="float">
            <text:p>1.419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038023-514d-45c2-b2c4-29118c3ed8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4</text:p>
          </table:table-cell>
          <table:table-cell office:value-type="float" office:value="1.462119" calcext:value-type="float">
            <text:p>1.462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a9c45e-a4f0-4134-90d6-05d99116de7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0</text:p>
          </table:table-cell>
          <table:table-cell office:value-type="float" office:value="1.141248" calcext:value-type="float">
            <text:p>1.14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b6a705-a8bb-46bb-b162-2073cde9d8c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2</text:p>
          </table:table-cell>
          <table:table-cell office:value-type="float" office:value="1.409131" calcext:value-type="float">
            <text:p>1.40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7c5ed3-a2b8-4317-8019-13f39fc986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2</text:p>
          </table:table-cell>
          <table:table-cell office:value-type="float" office:value="1.381004" calcext:value-type="float">
            <text:p>1.38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9f80c2-56a1-4dbf-b03a-11e29561380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5</text:p>
          </table:table-cell>
          <table:table-cell office:value-type="float" office:value="1.320661" calcext:value-type="float">
            <text:p>1.320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c6e4bc-e099-497f-b93f-c484f9b6fe1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9</text:p>
          </table:table-cell>
          <table:table-cell office:value-type="float" office:value="1.449507" calcext:value-type="float">
            <text:p>1.449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ecc844-5c40-4ff6-9f96-1555f38f4c2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4</text:p>
          </table:table-cell>
          <table:table-cell office:value-type="float" office:value="0.998426" calcext:value-type="float">
            <text:p>0.998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e741e2-016f-4b47-8409-98e509db04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2</text:p>
          </table:table-cell>
          <table:table-cell office:value-type="float" office:value="1.132289" calcext:value-type="float">
            <text:p>1.132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1a55c6-65fe-4e56-93af-00f07e1431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2</text:p>
          </table:table-cell>
          <table:table-cell office:value-type="float" office:value="1.194914" calcext:value-type="float">
            <text:p>1.194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26c44f-f6aa-4a9f-9883-0ee44c3e48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5</text:p>
          </table:table-cell>
          <table:table-cell office:value-type="float" office:value="1.427747" calcext:value-type="float">
            <text:p>1.427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57b84b-0dd1-4f8e-9ae5-0f3179ca27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3</text:p>
          </table:table-cell>
          <table:table-cell office:value-type="float" office:value="1.428387" calcext:value-type="float">
            <text:p>1.428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1b75c3-e412-4ca5-aa2c-e7314403335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1.217883" calcext:value-type="float">
            <text:p>1.217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442693-40a7-4d74-be37-1f96556967d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8</text:p>
          </table:table-cell>
          <table:table-cell office:value-type="float" office:value="0.800297" calcext:value-type="float">
            <text:p>0.800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4ef8d1-da27-4c18-a4f3-112fed24b89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0</text:p>
          </table:table-cell>
          <table:table-cell office:value-type="float" office:value="1.524307" calcext:value-type="float">
            <text:p>1.524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988dbe-fe76-496a-b1e5-73119eda54f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5</text:p>
          </table:table-cell>
          <table:table-cell office:value-type="float" office:value="0.831659" calcext:value-type="float">
            <text:p>0.83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7b84d9-683a-4f9f-9aa9-1e8012d775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1.018665" calcext:value-type="float">
            <text:p>1.018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1053f0-c004-42e5-a722-37ce505ed13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2</text:p>
          </table:table-cell>
          <table:table-cell office:value-type="float" office:value="1.459899" calcext:value-type="float">
            <text:p>1.459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fefb6f-2dad-454d-8adc-195311f5163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7</text:p>
          </table:table-cell>
          <table:table-cell office:value-type="float" office:value="1.506995" calcext:value-type="float">
            <text:p>1.50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b05fa8-dbdc-4860-88b1-0365e365d3a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3</text:p>
          </table:table-cell>
          <table:table-cell office:value-type="float" office:value="1.265406" calcext:value-type="float">
            <text:p>1.26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a3c014-172c-49f8-aa75-1a024fefa7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2</text:p>
          </table:table-cell>
          <table:table-cell office:value-type="float" office:value="1.427132" calcext:value-type="float">
            <text:p>1.427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87b280-e8cb-485d-a81e-13f2230c821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1</text:p>
          </table:table-cell>
          <table:table-cell office:value-type="float" office:value="1.358344" calcext:value-type="float">
            <text:p>1.35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07ea46-9eaa-4d4b-b241-0a2148fe0c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3</text:p>
          </table:table-cell>
          <table:table-cell office:value-type="float" office:value="1.180829" calcext:value-type="float">
            <text:p>1.180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6f8f411-a564-4afd-9490-a321614e5ec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76</text:p>
          </table:table-cell>
          <table:table-cell office:value-type="float" office:value="1.378297" calcext:value-type="float">
            <text:p>1.378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4dc32d-688c-4614-8330-063770c62f1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79</text:p>
          </table:table-cell>
          <table:table-cell office:value-type="float" office:value="1.578038" calcext:value-type="float">
            <text:p>1.5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1aaa9f-d4c2-41a4-8173-08c58e97c9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0</text:p>
          </table:table-cell>
          <table:table-cell office:value-type="float" office:value="1.44857" calcext:value-type="float">
            <text:p>1.44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789f36f-3d43-4777-bfe4-ae0f929863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97</text:p>
          </table:table-cell>
          <table:table-cell office:value-type="float" office:value="1.464805" calcext:value-type="float">
            <text:p>1.464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f857b8-eb3f-4d0c-b586-2c02ac63d4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67</text:p>
          </table:table-cell>
          <table:table-cell office:value-type="float" office:value="1.304458" calcext:value-type="float">
            <text:p>1.30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ab11c7-7fb9-4afa-95fa-07cda56c16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2</text:p>
          </table:table-cell>
          <table:table-cell office:value-type="float" office:value="1.54998" calcext:value-type="float">
            <text:p>1.5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0e6508-f145-4895-a8b9-c1c6b5cfbbf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3</text:p>
          </table:table-cell>
          <table:table-cell office:value-type="float" office:value="1.087147" calcext:value-type="float">
            <text:p>1.087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2881dd-ce63-400d-baec-93e4dad3e0d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6</text:p>
          </table:table-cell>
          <table:table-cell office:value-type="float" office:value="1.113676" calcext:value-type="float">
            <text:p>1.113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17d3c8-7ed8-44b4-86f3-be553e59da8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6</text:p>
          </table:table-cell>
          <table:table-cell office:value-type="float" office:value="0.890226" calcext:value-type="float">
            <text:p>0.890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465a88-7dd9-4369-89a7-6d97fd912b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29</text:p>
          </table:table-cell>
          <table:table-cell office:value-type="float" office:value="1.059366" calcext:value-type="float">
            <text:p>1.05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3b7fca-7d27-4ccd-9d61-84b703b7d56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0</text:p>
          </table:table-cell>
          <table:table-cell office:value-type="float" office:value="1.490695" calcext:value-type="float">
            <text:p>1.49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aebfef-f14f-44eb-a434-584dd4da68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1.28737" calcext:value-type="float">
            <text:p>1.28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b58bfa-725d-4c1a-bf25-1e5876256fb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5</text:p>
          </table:table-cell>
          <table:table-cell office:value-type="float" office:value="1.519484" calcext:value-type="float">
            <text:p>1.51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3cab52-05c1-413c-b406-1903823c0af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8</text:p>
          </table:table-cell>
          <table:table-cell office:value-type="float" office:value="1.2218" calcext:value-type="float">
            <text:p>1.2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198186-ae35-49df-95a3-09916b898d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83</text:p>
          </table:table-cell>
          <table:table-cell office:value-type="float" office:value="1.498065" calcext:value-type="float">
            <text:p>1.498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eef786-b0ae-4256-abbd-0f6de82b387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5</text:p>
          </table:table-cell>
          <table:table-cell office:value-type="float" office:value="1.676063" calcext:value-type="float">
            <text:p>1.676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56877-1b8f-4b44-a56a-1d49175e8a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5</text:p>
          </table:table-cell>
          <table:table-cell office:value-type="float" office:value="1.145773" calcext:value-type="float">
            <text:p>1.145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72476c-5f68-470f-81aa-0df3d6bc35d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8</text:p>
          </table:table-cell>
          <table:table-cell office:value-type="float" office:value="1.278087" calcext:value-type="float">
            <text:p>1.278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8b4a7d-f23e-41bd-98aa-c3365298c9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46</text:p>
          </table:table-cell>
          <table:table-cell office:value-type="float" office:value="1.340441" calcext:value-type="float">
            <text:p>1.340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28c2c4-3608-4d8a-becf-1fc62b79c39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5</text:p>
          </table:table-cell>
          <table:table-cell office:value-type="float" office:value="1.389821" calcext:value-type="float">
            <text:p>1.389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76c368-92e1-4944-9145-5a87885b5f2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56</text:p>
          </table:table-cell>
          <table:table-cell office:value-type="float" office:value="1.44831" calcext:value-type="float">
            <text:p>1.44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70f9e1-58c8-4245-a521-1083633c8d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02</text:p>
          </table:table-cell>
          <table:table-cell office:value-type="float" office:value="1.602169" calcext:value-type="float">
            <text:p>1.60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3adc78-d2c9-4c47-8911-e03aa9891a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0</text:p>
          </table:table-cell>
          <table:table-cell office:value-type="float" office:value="1.601286" calcext:value-type="float">
            <text:p>1.601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d330ba-574a-4cce-a68f-1c5f0a78cf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2</text:p>
          </table:table-cell>
          <table:table-cell office:value-type="float" office:value="1.58288" calcext:value-type="float">
            <text:p>1.5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cec6dc-07a9-44b9-8b62-18ad14a11ed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05</text:p>
          </table:table-cell>
          <table:table-cell office:value-type="float" office:value="0.935823" calcext:value-type="float">
            <text:p>0.935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8f081d-af71-483c-bb29-1829c9262ac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7</text:p>
          </table:table-cell>
          <table:table-cell office:value-type="float" office:value="1.623491" calcext:value-type="float">
            <text:p>1.623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3168e0-11d7-4a4d-86de-16f6f64a7f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4</text:p>
          </table:table-cell>
          <table:table-cell office:value-type="float" office:value="1.726947" calcext:value-type="float">
            <text:p>1.72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4feeb0-58c2-4456-bac3-1132932058f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0</text:p>
          </table:table-cell>
          <table:table-cell office:value-type="float" office:value="1.544031" calcext:value-type="float">
            <text:p>1.544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18c8e6-80c1-4651-b6f1-77e298252fa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3</text:p>
          </table:table-cell>
          <table:table-cell office:value-type="float" office:value="1.606894" calcext:value-type="float">
            <text:p>1.60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c6b615-ce53-4e3a-919c-0c0ca3f7a01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8</text:p>
          </table:table-cell>
          <table:table-cell office:value-type="float" office:value="1.711141" calcext:value-type="float">
            <text:p>1.711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830bf7-31e3-43c5-a58e-1b4a24c965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1.064888" calcext:value-type="float">
            <text:p>1.064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81726b-9668-4189-a541-1323260d978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8</text:p>
          </table:table-cell>
          <table:table-cell office:value-type="float" office:value="1.733807" calcext:value-type="float">
            <text:p>1.733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5ab079-28dc-4736-ba0c-20c2ce6fd0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0</text:p>
          </table:table-cell>
          <table:table-cell office:value-type="float" office:value="1.694199" calcext:value-type="float">
            <text:p>1.69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0a6ee2-2457-45b2-9920-08feb9813ab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72</text:p>
          </table:table-cell>
          <table:table-cell office:value-type="float" office:value="1.706542" calcext:value-type="float">
            <text:p>1.706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996def-b454-49ba-be8b-10ea38a0a1e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7</text:p>
          </table:table-cell>
          <table:table-cell office:value-type="float" office:value="1.065095" calcext:value-type="float">
            <text:p>1.065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dc1792-bbd8-4bba-9760-fc12f6246b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5</text:p>
          </table:table-cell>
          <table:table-cell office:value-type="float" office:value="1.697095" calcext:value-type="float">
            <text:p>1.69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b675f6-368a-487e-a08e-0cef966958b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59</text:p>
          </table:table-cell>
          <table:table-cell office:value-type="float" office:value="1.830113" calcext:value-type="float">
            <text:p>1.830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f8adaf-ad30-4602-ba6f-0e3a97546ad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9</text:p>
          </table:table-cell>
          <table:table-cell office:value-type="float" office:value="1.660241" calcext:value-type="float">
            <text:p>1.660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b41fc3-e872-46cb-aa87-0d08bf587a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5</text:p>
          </table:table-cell>
          <table:table-cell office:value-type="float" office:value="1.754071" calcext:value-type="float">
            <text:p>1.754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2510dd-2ae0-4888-ad7b-1949c400c49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2</text:p>
          </table:table-cell>
          <table:table-cell office:value-type="float" office:value="1.785195" calcext:value-type="float">
            <text:p>1.785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cc1aa83-0b06-4eb7-8fba-0bec6efee05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8</text:p>
          </table:table-cell>
          <table:table-cell office:value-type="float" office:value="1.773878" calcext:value-type="float">
            <text:p>1.77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bee08e-963e-430c-9d46-0b6a038f70a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34</text:p>
          </table:table-cell>
          <table:table-cell office:value-type="float" office:value="1.09302" calcext:value-type="float">
            <text:p>1.0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1d8230-eba6-4c96-ade6-0b57ab6daac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4</text:p>
          </table:table-cell>
          <table:table-cell office:value-type="float" office:value="1.152466" calcext:value-type="float">
            <text:p>1.152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970f8d-9f0e-45ab-983d-1de2b248393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3</text:p>
          </table:table-cell>
          <table:table-cell office:value-type="float" office:value="1.352097" calcext:value-type="float">
            <text:p>1.35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a9763a-91b2-4728-b871-68078624d5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9</text:p>
          </table:table-cell>
          <table:table-cell office:value-type="float" office:value="1.476847" calcext:value-type="float">
            <text:p>1.476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85b409-51af-445a-9c70-11d2708000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2</text:p>
          </table:table-cell>
          <table:table-cell office:value-type="float" office:value="1.493097" calcext:value-type="float">
            <text:p>1.493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834592-e798-4d92-845f-1555b202e4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0</text:p>
          </table:table-cell>
          <table:table-cell office:value-type="float" office:value="1.647754" calcext:value-type="float">
            <text:p>1.647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e017a8-2e81-464f-8b70-97544666d7f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6</text:p>
          </table:table-cell>
          <table:table-cell office:value-type="float" office:value="1.65544" calcext:value-type="float">
            <text:p>1.65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835239-0fb0-4610-8aea-01768ebb74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3</text:p>
          </table:table-cell>
          <table:table-cell office:value-type="float" office:value="1.561845" calcext:value-type="float">
            <text:p>1.56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8e693d-7826-43eb-8a90-0cf7c62d87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1.522004" calcext:value-type="float">
            <text:p>1.52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680e9e-aa39-4840-9428-1d3672e883b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2</text:p>
          </table:table-cell>
          <table:table-cell office:value-type="float" office:value="1.703391" calcext:value-type="float">
            <text:p>1.70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c49f70-a501-4e66-a8b8-0ce3b5b7fa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9</text:p>
          </table:table-cell>
          <table:table-cell office:value-type="float" office:value="1.767234" calcext:value-type="float">
            <text:p>1.76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406798-4169-45a1-a85e-0a320a53698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8</text:p>
          </table:table-cell>
          <table:table-cell office:value-type="float" office:value="1.826358" calcext:value-type="float">
            <text:p>1.82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d8b444-cf4f-473c-af45-21f46c22e24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82</text:p>
          </table:table-cell>
          <table:table-cell office:value-type="float" office:value="1.691192" calcext:value-type="float">
            <text:p>1.691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07d116-3dc9-4a82-9199-0f358f7dfab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5</text:p>
          </table:table-cell>
          <table:table-cell office:value-type="float" office:value="1.224243" calcext:value-type="float">
            <text:p>1.224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7f3c45-00de-40cb-bf43-cf24269f815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9</text:p>
          </table:table-cell>
          <table:table-cell office:value-type="float" office:value="1.814975" calcext:value-type="float">
            <text:p>1.81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356371-432c-425b-ae88-1f593ab7aaa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05</text:p>
          </table:table-cell>
          <table:table-cell office:value-type="float" office:value="1.102658" calcext:value-type="float">
            <text:p>1.10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6a2abe-2e36-41bd-8b7e-0c4def19619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69</text:p>
          </table:table-cell>
          <table:table-cell office:value-type="float" office:value="1.075858" calcext:value-type="float">
            <text:p>1.075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8c3aa4-2604-4f2d-a209-03a8cab789f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8</text:p>
          </table:table-cell>
          <table:table-cell office:value-type="float" office:value="1.545991" calcext:value-type="float">
            <text:p>1.545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202ba6-dcb5-4338-9ea2-8ea1177bdb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861</text:p>
          </table:table-cell>
          <table:table-cell office:value-type="float" office:value="2.036363" calcext:value-type="float">
            <text:p>2.03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2a63f5-3bcc-4087-864c-129555fe50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9</text:p>
          </table:table-cell>
          <table:table-cell office:value-type="float" office:value="1.968088" calcext:value-type="float">
            <text:p>1.96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8b8d00-3824-4a24-aad6-075423877cb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4</text:p>
          </table:table-cell>
          <table:table-cell office:value-type="float" office:value="1.932811" calcext:value-type="float">
            <text:p>1.932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6420af4-655d-4cf3-9b39-02ba039a34b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3</text:p>
          </table:table-cell>
          <table:table-cell office:value-type="float" office:value="1.755858" calcext:value-type="float">
            <text:p>1.755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c22d61-518e-4f3f-938e-15c58834d94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2</text:p>
          </table:table-cell>
          <table:table-cell office:value-type="float" office:value="1.39043" calcext:value-type="float">
            <text:p>1.39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6e0208-00dd-458b-a5be-0523efa58f1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7</text:p>
          </table:table-cell>
          <table:table-cell office:value-type="float" office:value="1.847678" calcext:value-type="float">
            <text:p>1.847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e35ef0-93a0-4f92-8d99-04f14d1fd90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7</text:p>
          </table:table-cell>
          <table:table-cell office:value-type="float" office:value="1.857453" calcext:value-type="float">
            <text:p>1.857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016b78-515a-451f-aaaa-00016c2edbf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6</text:p>
          </table:table-cell>
          <table:table-cell office:value-type="float" office:value="1.888144" calcext:value-type="float">
            <text:p>1.88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29266-013e-4622-943f-1d2d6825aa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2</text:p>
          </table:table-cell>
          <table:table-cell office:value-type="float" office:value="1.99311" calcext:value-type="float">
            <text:p>1.9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a22500-919b-41ac-8cdf-8a2a8fc082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2</text:p>
          </table:table-cell>
          <table:table-cell office:value-type="float" office:value="1.641702" calcext:value-type="float">
            <text:p>1.641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fad955c-28f2-443d-a18e-06c7149a376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2</text:p>
          </table:table-cell>
          <table:table-cell office:value-type="float" office:value="1.891747" calcext:value-type="float">
            <text:p>1.89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418946-3ba1-4e0e-97cd-04c065f2fe7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1</text:p>
          </table:table-cell>
          <table:table-cell office:value-type="float" office:value="1.302495" calcext:value-type="float">
            <text:p>1.30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1db274-8be8-4133-a67b-b47ca237b1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4</text:p>
          </table:table-cell>
          <table:table-cell office:value-type="float" office:value="1.858415" calcext:value-type="float">
            <text:p>1.858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30ef4b-f0c6-4280-8fba-36ca8cc12c8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0</text:p>
          </table:table-cell>
          <table:table-cell office:value-type="float" office:value="1.946775" calcext:value-type="float">
            <text:p>1.946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aaaedc-ace1-4649-b9ad-3ee4aad929b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2</text:p>
          </table:table-cell>
          <table:table-cell office:value-type="float" office:value="1.624335" calcext:value-type="float">
            <text:p>1.62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68cab7-96f3-4527-a324-0ffc3a2097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1</text:p>
          </table:table-cell>
          <table:table-cell office:value-type="float" office:value="1.336404" calcext:value-type="float">
            <text:p>1.33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3fae29-0f87-4784-8796-1e81fd1734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1</text:p>
          </table:table-cell>
          <table:table-cell office:value-type="float" office:value="1.839044" calcext:value-type="float">
            <text:p>1.83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23a587-dc35-496f-9c34-0ffcf9015bf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1.698286" calcext:value-type="float">
            <text:p>1.698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845790-cc4b-4cb1-936d-079a001a1c8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28</text:p>
          </table:table-cell>
          <table:table-cell office:value-type="float" office:value="1.403346" calcext:value-type="float">
            <text:p>1.40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9f6e6e-5582-4ea9-bd18-110e399f0b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20</text:p>
          </table:table-cell>
          <table:table-cell office:value-type="float" office:value="1.610941" calcext:value-type="float">
            <text:p>1.61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406cff-1eff-49c2-b6b5-68c3234cd2c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3</text:p>
          </table:table-cell>
          <table:table-cell office:value-type="float" office:value="1.332977" calcext:value-type="float">
            <text:p>1.332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4ac8e3-9b42-4de2-bb45-56bf3179cdd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8</text:p>
          </table:table-cell>
          <table:table-cell office:value-type="float" office:value="1.838305" calcext:value-type="float">
            <text:p>1.838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e65256-0314-40af-ab76-080bf1f8b22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0</text:p>
          </table:table-cell>
          <table:table-cell office:value-type="float" office:value="1.936729" calcext:value-type="float">
            <text:p>1.936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416c5a-6604-40c4-ae01-6e0f265f2da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59</text:p>
          </table:table-cell>
          <table:table-cell office:value-type="float" office:value="1.797718" calcext:value-type="float">
            <text:p>1.797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a6f4ac-f82c-4c78-8fec-19580180e8c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6</text:p>
          </table:table-cell>
          <table:table-cell office:value-type="float" office:value="1.367367" calcext:value-type="float">
            <text:p>1.367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9e319-d782-4f6d-a711-1a2b6d0123a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05</text:p>
          </table:table-cell>
          <table:table-cell office:value-type="float" office:value="1.260521" calcext:value-type="float">
            <text:p>1.26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c0cea2-f65d-43f8-81bf-10276243b7c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6</text:p>
          </table:table-cell>
          <table:table-cell office:value-type="float" office:value="1.944913" calcext:value-type="float">
            <text:p>1.94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a07424-35e9-4c52-9489-0455d67cd6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1.365523" calcext:value-type="float">
            <text:p>1.365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a8a51b-914d-40fe-b381-8758a9530f9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7</text:p>
          </table:table-cell>
          <table:table-cell office:value-type="float" office:value="2.023194" calcext:value-type="float">
            <text:p>2.02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056512-1aac-4aa2-aed6-168a692540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3</text:p>
          </table:table-cell>
          <table:table-cell office:value-type="float" office:value="2.051579" calcext:value-type="float">
            <text:p>2.05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e22fe0-fcb7-4072-86b2-07ca53c629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1.791047" calcext:value-type="float">
            <text:p>1.79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6a446d-df52-4d2a-9b79-18f4269fd4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3</text:p>
          </table:table-cell>
          <table:table-cell office:value-type="float" office:value="1.961532" calcext:value-type="float">
            <text:p>1.96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98db47-5b4c-40cf-986e-611897cab8b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8</text:p>
          </table:table-cell>
          <table:table-cell office:value-type="float" office:value="1.909345" calcext:value-type="float">
            <text:p>1.909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8f879b-e284-4ddc-8156-17a8652ed1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1</text:p>
          </table:table-cell>
          <table:table-cell office:value-type="float" office:value="1.937268" calcext:value-type="float">
            <text:p>1.93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d0b3a7-97f4-4bf5-a045-0745672fe5e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0</text:p>
          </table:table-cell>
          <table:table-cell office:value-type="float" office:value="1.733878" calcext:value-type="float">
            <text:p>1.733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87b66e-1759-49c7-bf86-de3e07d5556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18</text:p>
          </table:table-cell>
          <table:table-cell office:value-type="float" office:value="2.075282" calcext:value-type="float">
            <text:p>2.075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633fe3-4663-4a60-96d4-164560c5c28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51</text:p>
          </table:table-cell>
          <table:table-cell office:value-type="float" office:value="2.052137" calcext:value-type="float">
            <text:p>2.05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16f1fa-60f7-4e24-8985-05e4c39d9d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70</text:p>
          </table:table-cell>
          <table:table-cell office:value-type="float" office:value="1.332563" calcext:value-type="float">
            <text:p>1.332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c07419d-a37e-46b8-9266-1484986bb0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21</text:p>
          </table:table-cell>
          <table:table-cell office:value-type="float" office:value="1.682241" calcext:value-type="float">
            <text:p>1.68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883b50-62e1-443e-8786-213fd25c08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6</text:p>
          </table:table-cell>
          <table:table-cell office:value-type="float" office:value="1.415244" calcext:value-type="float">
            <text:p>1.41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888267-6f9f-4702-ad44-3576284154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7</text:p>
          </table:table-cell>
          <table:table-cell office:value-type="float" office:value="1.393496" calcext:value-type="float">
            <text:p>1.39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f682572-ad11-4209-b415-1a65a9a462b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5</text:p>
          </table:table-cell>
          <table:table-cell office:value-type="float" office:value="2.053992" calcext:value-type="float">
            <text:p>2.0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b8f35-6600-48ab-8b36-16524152c7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56</text:p>
          </table:table-cell>
          <table:table-cell office:value-type="float" office:value="1.164707" calcext:value-type="float">
            <text:p>1.164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6b9ce1-a954-4d48-80f3-0863e68dc75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3</text:p>
          </table:table-cell>
          <table:table-cell office:value-type="float" office:value="1.885016" calcext:value-type="float">
            <text:p>1.88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6759d8-d800-4b6d-b9d4-1e161edbc0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83</text:p>
          </table:table-cell>
          <table:table-cell office:value-type="float" office:value="1.750987" calcext:value-type="float">
            <text:p>1.750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7315d3-9d5f-46d9-a667-0563d64a21a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1.431314" calcext:value-type="float">
            <text:p>1.43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7fd0b8-f725-463f-a213-ad2394a8c9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36</text:p>
          </table:table-cell>
          <table:table-cell office:value-type="float" office:value="1.206366" calcext:value-type="float">
            <text:p>1.206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26ef8b-f737-43e2-8d56-1b35df54436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0</text:p>
          </table:table-cell>
          <table:table-cell office:value-type="float" office:value="1.833632" calcext:value-type="float">
            <text:p>1.83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37afdf-78c8-4f3d-85a3-03eda7bc1a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73</text:p>
          </table:table-cell>
          <table:table-cell office:value-type="float" office:value="1.873703" calcext:value-type="float">
            <text:p>1.873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dd59fa-0eac-4a40-8dd7-1e22fabaea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84</text:p>
          </table:table-cell>
          <table:table-cell office:value-type="float" office:value="1.767124" calcext:value-type="float">
            <text:p>1.767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847ddf-723a-4a89-80a1-13ea968145d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4</text:p>
          </table:table-cell>
          <table:table-cell office:value-type="float" office:value="2.090296" calcext:value-type="float">
            <text:p>2.09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470090-d3f9-4342-a18b-13d03b7350a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1.560786" calcext:value-type="float">
            <text:p>1.56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71ceb3-8d9c-466e-9fb8-d564f97d83b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1.56263" calcext:value-type="float">
            <text:p>1.56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f30abc-de2d-4945-8f25-35946239a9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83</text:p>
          </table:table-cell>
          <table:table-cell office:value-type="float" office:value="1.986046" calcext:value-type="float">
            <text:p>1.98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c4cfc7-bab0-40d1-9c4b-189cae989b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9</text:p>
          </table:table-cell>
          <table:table-cell office:value-type="float" office:value="1.492733" calcext:value-type="float">
            <text:p>1.492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496d37-2552-46d8-9a8a-5dd2a0b8f2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9</text:p>
          </table:table-cell>
          <table:table-cell office:value-type="float" office:value="1.689205" calcext:value-type="float">
            <text:p>1.68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cb6637-511e-43e7-8bac-35e4063d3df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3</text:p>
          </table:table-cell>
          <table:table-cell office:value-type="float" office:value="1.785028" calcext:value-type="float">
            <text:p>1.785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422e62-ace0-4f94-9c5b-03aad3e4f5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24</text:p>
          </table:table-cell>
          <table:table-cell office:value-type="float" office:value="1.454494" calcext:value-type="float">
            <text:p>1.454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07c232-f076-4055-8158-a18e57f72b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83</text:p>
          </table:table-cell>
          <table:table-cell office:value-type="float" office:value="1.795288" calcext:value-type="float">
            <text:p>1.795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10e84a-e963-4dbc-9595-056840087db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1.76889" calcext:value-type="float">
            <text:p>1.76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4c6a9b-467d-44c2-a6f0-16f95e94248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23</text:p>
          </table:table-cell>
          <table:table-cell office:value-type="float" office:value="2.195675" calcext:value-type="float">
            <text:p>2.195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a926ff-a9ee-4145-b7a5-176586a89de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6</text:p>
          </table:table-cell>
          <table:table-cell office:value-type="float" office:value="1.842542" calcext:value-type="float">
            <text:p>1.84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316a99-572e-485b-a62d-0b78383c31f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2</text:p>
          </table:table-cell>
          <table:table-cell office:value-type="float" office:value="1.944909" calcext:value-type="float">
            <text:p>1.944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00dac5-dbf3-48cd-922c-222bbcc366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8</text:p>
          </table:table-cell>
          <table:table-cell office:value-type="float" office:value="1.948875" calcext:value-type="float">
            <text:p>1.94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c733ff-90fd-41d9-b1ed-1835e9e16d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1.787521" calcext:value-type="float">
            <text:p>1.787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50aa15-9a67-442c-ac4f-0308e312a0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6</text:p>
          </table:table-cell>
          <table:table-cell office:value-type="float" office:value="1.84575" calcext:value-type="float">
            <text:p>1.8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a89384-382e-4022-9b2b-8e11d355c69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6</text:p>
          </table:table-cell>
          <table:table-cell office:value-type="float" office:value="1.415548" calcext:value-type="float">
            <text:p>1.415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6e2737-59f9-4d9a-8002-0d3e0481c3a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3</text:p>
          </table:table-cell>
          <table:table-cell office:value-type="float" office:value="1.938594" calcext:value-type="float">
            <text:p>1.938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b3d0be-5857-4be7-b463-103e9f11f3b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1.647106" calcext:value-type="float">
            <text:p>1.647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df219b-2010-40e5-8932-1e94a76695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3</text:p>
          </table:table-cell>
          <table:table-cell office:value-type="float" office:value="1.537724" calcext:value-type="float">
            <text:p>1.53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73ef3be-f093-45ba-b512-18096033f9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57</text:p>
          </table:table-cell>
          <table:table-cell office:value-type="float" office:value="2.094195" calcext:value-type="float">
            <text:p>2.094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39b2ff-067b-4c56-ac61-0c6849fd8c1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4</text:p>
          </table:table-cell>
          <table:table-cell office:value-type="float" office:value="2.057159" calcext:value-type="float">
            <text:p>2.057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6913ea-9c58-4ac3-a108-0df961267fe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1.65292" calcext:value-type="float">
            <text:p>1.6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f3f0b0-ae87-4963-9230-9154a4b5da4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6</text:p>
          </table:table-cell>
          <table:table-cell office:value-type="float" office:value="1.858726" calcext:value-type="float">
            <text:p>1.858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b8cb87-4482-450b-9b50-b020849b7a4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33</text:p>
          </table:table-cell>
          <table:table-cell office:value-type="float" office:value="2.021514" calcext:value-type="float">
            <text:p>2.02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39fee4-6831-47a7-b088-164b4acea24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25</text:p>
          </table:table-cell>
          <table:table-cell office:value-type="float" office:value="2.029923" calcext:value-type="float">
            <text:p>2.029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ec33f-28bc-4009-b5c7-0e37dec618f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6</text:p>
          </table:table-cell>
          <table:table-cell office:value-type="float" office:value="1.666195" calcext:value-type="float">
            <text:p>1.66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d3b2d8-d7da-435d-bdae-9aaadca4172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9</text:p>
          </table:table-cell>
          <table:table-cell office:value-type="float" office:value="1.941796" calcext:value-type="float">
            <text:p>1.94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637f39-1e25-412e-8d21-024983fe80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3</text:p>
          </table:table-cell>
          <table:table-cell office:value-type="float" office:value="2.174054" calcext:value-type="float">
            <text:p>2.174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8dfa19-51dc-4533-91ee-6fbd17b51f0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7</text:p>
          </table:table-cell>
          <table:table-cell office:value-type="float" office:value="1.998423" calcext:value-type="float">
            <text:p>1.998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d09e78-93b0-4ec2-95bf-191043feda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8</text:p>
          </table:table-cell>
          <table:table-cell office:value-type="float" office:value="1.930164" calcext:value-type="float">
            <text:p>1.93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fbb0b3-d956-41de-8bdb-95785850e0a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2</text:p>
          </table:table-cell>
          <table:table-cell office:value-type="float" office:value="1.986026" calcext:value-type="float">
            <text:p>1.986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a4826e-61ca-4047-ae5e-0f6350db4c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5</text:p>
          </table:table-cell>
          <table:table-cell office:value-type="float" office:value="2.333529" calcext:value-type="float">
            <text:p>2.33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bd0009-cdfc-4b9a-a758-14e071af2f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4</text:p>
          </table:table-cell>
          <table:table-cell office:value-type="float" office:value="1.934542" calcext:value-type="float">
            <text:p>1.93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d1c617c-5c8b-43de-a07e-1caccc1048b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4</text:p>
          </table:table-cell>
          <table:table-cell office:value-type="float" office:value="1.874261" calcext:value-type="float">
            <text:p>1.874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56595e-bd58-4567-80e8-a8d0af42fe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5</text:p>
          </table:table-cell>
          <table:table-cell office:value-type="float" office:value="1.989731" calcext:value-type="float">
            <text:p>1.989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40613d-6638-432d-87e1-71aff3b4d5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6</text:p>
          </table:table-cell>
          <table:table-cell office:value-type="float" office:value="2.009988" calcext:value-type="float">
            <text:p>2.00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c4e249-785f-4bf4-8a33-1f3c38fbfb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6</text:p>
          </table:table-cell>
          <table:table-cell office:value-type="float" office:value="1.990727" calcext:value-type="float">
            <text:p>1.99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809dbd-0db5-47e8-9797-17e0ee98f3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0</text:p>
          </table:table-cell>
          <table:table-cell office:value-type="float" office:value="2.126635" calcext:value-type="float">
            <text:p>2.126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a5deb1-02e9-44ab-a32a-11bb417f2f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5</text:p>
          </table:table-cell>
          <table:table-cell office:value-type="float" office:value="1.547607" calcext:value-type="float">
            <text:p>1.54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34a179-8687-421b-bb05-2251c68b328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1.667773" calcext:value-type="float">
            <text:p>1.66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bd07e2-e064-40df-a4e0-1192052bae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00</text:p>
          </table:table-cell>
          <table:table-cell office:value-type="float" office:value="2.273254" calcext:value-type="float">
            <text:p>2.273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d5c1523-72bf-44bb-a712-173727d7fe0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8</text:p>
          </table:table-cell>
          <table:table-cell office:value-type="float" office:value="2.325191" calcext:value-type="float">
            <text:p>2.32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4bce66-aeb7-4bb5-af33-a79b0be00c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20</text:p>
          </table:table-cell>
          <table:table-cell office:value-type="float" office:value="1.652584" calcext:value-type="float">
            <text:p>1.65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a653b3-982d-4b3a-a1c0-0bb8a61103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0</text:p>
          </table:table-cell>
          <table:table-cell office:value-type="float" office:value="1.981909" calcext:value-type="float">
            <text:p>1.98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c757fa-57d0-4fd4-9eef-53440a5cf3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8</text:p>
          </table:table-cell>
          <table:table-cell office:value-type="float" office:value="1.84406" calcext:value-type="float">
            <text:p>1.84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1d3814-d7dc-4724-89c6-21481b38e7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9</text:p>
          </table:table-cell>
          <table:table-cell office:value-type="float" office:value="2.219014" calcext:value-type="float">
            <text:p>2.21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d1b539-a1dc-4f1c-8b99-21fd5a3823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1</text:p>
          </table:table-cell>
          <table:table-cell office:value-type="float" office:value="1.698243" calcext:value-type="float">
            <text:p>1.698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5a44f81-012e-4236-b58d-097186e4a64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2</text:p>
          </table:table-cell>
          <table:table-cell office:value-type="float" office:value="2.270917" calcext:value-type="float">
            <text:p>2.270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6026a1-d080-4468-a504-177b17c1c56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28</text:p>
          </table:table-cell>
          <table:table-cell office:value-type="float" office:value="1.770944" calcext:value-type="float">
            <text:p>1.770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9250a8-1abc-4fdd-bfbb-15bb5a0e7d8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02</text:p>
          </table:table-cell>
          <table:table-cell office:value-type="float" office:value="1.899452" calcext:value-type="float">
            <text:p>1.899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35643f-ec26-40b9-9bb3-03e764287f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8</text:p>
          </table:table-cell>
          <table:table-cell office:value-type="float" office:value="2.205529" calcext:value-type="float">
            <text:p>2.20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e7ebaf-1d51-43a5-820c-395681c8542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35</text:p>
          </table:table-cell>
          <table:table-cell office:value-type="float" office:value="1.78269" calcext:value-type="float">
            <text:p>1.78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2f6be4-8f11-47f8-aa5f-00a418c8cd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68</text:p>
          </table:table-cell>
          <table:table-cell office:value-type="float" office:value="1.759502" calcext:value-type="float">
            <text:p>1.75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1bb39e-8211-499d-ac85-2306e6d3f49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7</text:p>
          </table:table-cell>
          <table:table-cell office:value-type="float" office:value="2.195445" calcext:value-type="float">
            <text:p>2.195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ade9d8-5c86-45a9-93e2-16dfc28ef1e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1.843692" calcext:value-type="float">
            <text:p>1.843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dce5ed-c2d6-4a8e-a40b-04ef1b2aebd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7</text:p>
          </table:table-cell>
          <table:table-cell office:value-type="float" office:value="2.236744" calcext:value-type="float">
            <text:p>2.236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a8597e-0e49-4b43-b009-6da34d6955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0</text:p>
          </table:table-cell>
          <table:table-cell office:value-type="float" office:value="1.474004" calcext:value-type="float">
            <text:p>1.47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d6e015-f97b-43b1-ac08-3933364d5d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94</text:p>
          </table:table-cell>
          <table:table-cell office:value-type="float" office:value="1.561295" calcext:value-type="float">
            <text:p>1.561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fd748c-5863-4b8c-82bd-48989f0394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7</text:p>
          </table:table-cell>
          <table:table-cell office:value-type="float" office:value="1.974598" calcext:value-type="float">
            <text:p>1.974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cfef69-2590-4f0f-a1fe-3b7d59ce027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7</text:p>
          </table:table-cell>
          <table:table-cell office:value-type="float" office:value="1.985835" calcext:value-type="float">
            <text:p>1.98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86a9ed-fe81-4557-ad46-59d47f168d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9</text:p>
          </table:table-cell>
          <table:table-cell office:value-type="float" office:value="2.221608" calcext:value-type="float">
            <text:p>2.22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b3b436-bf23-4cd1-82e3-21a16a77fc8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46</text:p>
          </table:table-cell>
          <table:table-cell office:value-type="float" office:value="2.038835" calcext:value-type="float">
            <text:p>2.038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98f591-8a04-49a7-b867-09a9f09745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9</text:p>
          </table:table-cell>
          <table:table-cell office:value-type="float" office:value="2.168227" calcext:value-type="float">
            <text:p>2.168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57de9a-0e6c-4a4c-a31d-17902015ea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48</text:p>
          </table:table-cell>
          <table:table-cell office:value-type="float" office:value="1.644757" calcext:value-type="float">
            <text:p>1.644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fd0d69-b927-49a4-9be5-0723b5f3556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1.902646" calcext:value-type="float">
            <text:p>1.902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dcf5e70-e0f3-4703-a387-04d57af3acd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3</text:p>
          </table:table-cell>
          <table:table-cell office:value-type="float" office:value="2.155938" calcext:value-type="float">
            <text:p>2.15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01074b-b0aa-40b2-81d0-1cbdf1e8f7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14</text:p>
          </table:table-cell>
          <table:table-cell office:value-type="float" office:value="1.395041" calcext:value-type="float">
            <text:p>1.395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ee5f529-bad6-4b4e-add3-03cd07035e9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84</text:p>
          </table:table-cell>
          <table:table-cell office:value-type="float" office:value="1.333273" calcext:value-type="float">
            <text:p>1.33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858245-f48d-478f-971b-17e6abea55b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6</text:p>
          </table:table-cell>
          <table:table-cell office:value-type="float" office:value="2.073524" calcext:value-type="float">
            <text:p>2.073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20eeff-3f7c-4142-987b-1cb4071df3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7</text:p>
          </table:table-cell>
          <table:table-cell office:value-type="float" office:value="2.325825" calcext:value-type="float">
            <text:p>2.32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b11608-4671-495a-8d17-18660c3e4cb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6</text:p>
          </table:table-cell>
          <table:table-cell office:value-type="float" office:value="2.176449" calcext:value-type="float">
            <text:p>2.176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558082-4088-41ef-b1ff-eb9f25990d2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2.283953" calcext:value-type="float">
            <text:p>2.28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6324a3-4ec7-466d-bc9b-b083f6fbcd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6</text:p>
          </table:table-cell>
          <table:table-cell office:value-type="float" office:value="1.894565" calcext:value-type="float">
            <text:p>1.894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584f25-d586-42d4-82bc-05475383ed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1</text:p>
          </table:table-cell>
          <table:table-cell office:value-type="float" office:value="2.40061" calcext:value-type="float">
            <text:p>2.4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999349-9084-420c-9575-0208da53d5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1.997249" calcext:value-type="float">
            <text:p>1.99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0a57bc-f39a-4ca9-bf60-199cdd6e68b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2.161541" calcext:value-type="float">
            <text:p>2.161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3a5b34-db4c-40dc-9382-eedbba1200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05</text:p>
          </table:table-cell>
          <table:table-cell office:value-type="float" office:value="1.655471" calcext:value-type="float">
            <text:p>1.655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37fa7b-3f2e-48b9-ae1c-fc53f6d0d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088393" calcext:value-type="float">
            <text:p>2.08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bb3743-d523-44ce-9297-0a6537a322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63</text:p>
          </table:table-cell>
          <table:table-cell office:value-type="float" office:value="23.459527" calcext:value-type="float">
            <text:p>23.459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0459" calcext:value-type="float">
            <text:p>3,850,459</text:p>
          </table:table-cell>
          <table:table-cell office:value-type="string" calcext:value-type="string">
            <text:p>dfd98ee6-34ae-4afc-8edc-03636f706bd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2.410385" calcext:value-type="float">
            <text:p>2.410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6ca669e-a793-4d87-9351-0ecd9f9dec2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3</text:p>
          </table:table-cell>
          <table:table-cell office:value-type="float" office:value="2.259369" calcext:value-type="float">
            <text:p>2.25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315090-1be3-4375-9a4c-1cccaa06d2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6</text:p>
          </table:table-cell>
          <table:table-cell office:value-type="float" office:value="2.420356" calcext:value-type="float">
            <text:p>2.42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1c7499-de76-4c7b-a674-22ff7157e1a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47</text:p>
          </table:table-cell>
          <table:table-cell office:value-type="float" office:value="1.620484" calcext:value-type="float">
            <text:p>1.62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138cdf-96db-49d2-b787-12025015169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5</text:p>
          </table:table-cell>
          <table:table-cell office:value-type="float" office:value="2.250557" calcext:value-type="float">
            <text:p>2.250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58ba41-05a3-4969-b6c0-6cd34fca2fa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1</text:p>
          </table:table-cell>
          <table:table-cell office:value-type="float" office:value="2.294587" calcext:value-type="float">
            <text:p>2.29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1add7f-c2c9-44f8-bbbf-027d7e2aad7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26</text:p>
          </table:table-cell>
          <table:table-cell office:value-type="float" office:value="2.469284" calcext:value-type="float">
            <text:p>2.469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6950ff-ae91-45bc-be9d-05df26620c5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4</text:p>
          </table:table-cell>
          <table:table-cell office:value-type="float" office:value="2.689617" calcext:value-type="float">
            <text:p>2.68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fe90fa-3fe7-4b7a-b429-00fc07d321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8</text:p>
          </table:table-cell>
          <table:table-cell office:value-type="float" office:value="2.406837" calcext:value-type="float">
            <text:p>2.406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b779df-b9bf-4bb2-a950-543344fff6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7</text:p>
          </table:table-cell>
          <table:table-cell office:value-type="float" office:value="1.991224" calcext:value-type="float">
            <text:p>1.99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829a75-bb2a-4cc5-9782-125b69b288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8</text:p>
          </table:table-cell>
          <table:table-cell office:value-type="float" office:value="2.770755" calcext:value-type="float">
            <text:p>2.77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ea575d-002a-4a8e-a44e-738f0cb1282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83</text:p>
          </table:table-cell>
          <table:table-cell office:value-type="float" office:value="2.637254" calcext:value-type="float">
            <text:p>2.63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cfad33-57a3-48c7-bf92-0b1f651ed2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2.229725" calcext:value-type="float">
            <text:p>2.229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be1834-98ee-4976-86dc-096e9ef3ece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0</text:p>
          </table:table-cell>
          <table:table-cell office:value-type="float" office:value="2.752484" calcext:value-type="float">
            <text:p>2.75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85f164-c940-4467-bb8b-05611eb79ec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2</text:p>
          </table:table-cell>
          <table:table-cell office:value-type="float" office:value="2.374178" calcext:value-type="float">
            <text:p>2.374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bfa0aa-5fcb-4b99-93a2-61eb97e964e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0</text:p>
          </table:table-cell>
          <table:table-cell office:value-type="float" office:value="2.718804" calcext:value-type="float">
            <text:p>2.71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7229f33-d504-4913-9293-186dfb6cd4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8</text:p>
          </table:table-cell>
          <table:table-cell office:value-type="float" office:value="2.812364" calcext:value-type="float">
            <text:p>2.81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c9b600-9ebf-4d9a-b848-0ada68351ef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9</text:p>
          </table:table-cell>
          <table:table-cell office:value-type="float" office:value="2.717083" calcext:value-type="float">
            <text:p>2.717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6f888d-59d9-400b-b505-0459e0831f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79</text:p>
          </table:table-cell>
          <table:table-cell office:value-type="float" office:value="2.71615" calcext:value-type="float">
            <text:p>2.7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1d3758-e58c-4fdb-b55e-05dbdf01f38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2.318516" calcext:value-type="float">
            <text:p>2.318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31028b-6180-4df9-b85b-13072a3860e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2.466374" calcext:value-type="float">
            <text:p>2.466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90f55-e536-4d6a-bbf8-03afd41d2c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2.22857" calcext:value-type="float">
            <text:p>2.2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01908c-0cf3-4e88-866e-11115a9479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76</text:p>
          </table:table-cell>
          <table:table-cell office:value-type="float" office:value="2.65778" calcext:value-type="float">
            <text:p>2.65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372f977-c1f5-4fc3-9fa1-1474d45fbe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0</text:p>
          </table:table-cell>
          <table:table-cell office:value-type="float" office:value="2.461151" calcext:value-type="float">
            <text:p>2.461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5bb2f6-7c1c-4226-bc6d-20d2f1b96fc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2</text:p>
          </table:table-cell>
          <table:table-cell office:value-type="float" office:value="2.649287" calcext:value-type="float">
            <text:p>2.649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1f994-0596-4604-b1d0-11e883910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2.350903" calcext:value-type="float">
            <text:p>2.350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53ab38-e1e4-4103-9247-59ea9490ca9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3</text:p>
          </table:table-cell>
          <table:table-cell office:value-type="float" office:value="2.236656" calcext:value-type="float">
            <text:p>2.23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3adc9c-dad3-4f2a-a84a-958aacadc1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4</text:p>
          </table:table-cell>
          <table:table-cell office:value-type="float" office:value="2.762198" calcext:value-type="float">
            <text:p>2.76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19292c-8c02-48cc-bd6d-13ca327214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2.518196" calcext:value-type="float">
            <text:p>2.518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19f7d9-07c8-4773-8b86-0eb5a200c0c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28</text:p>
          </table:table-cell>
          <table:table-cell office:value-type="float" office:value="2.541298" calcext:value-type="float">
            <text:p>2.54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f62a1c0-5742-492a-9750-16eaf5411cc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5</text:p>
          </table:table-cell>
          <table:table-cell office:value-type="float" office:value="2.148444" calcext:value-type="float">
            <text:p>2.14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866ce5-68a4-4da9-b92c-00b2edd947f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6</text:p>
          </table:table-cell>
          <table:table-cell office:value-type="float" office:value="2.279754" calcext:value-type="float">
            <text:p>2.279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47ac5d-a7f5-43d2-9339-0e48c6ebef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6</text:p>
          </table:table-cell>
          <table:table-cell office:value-type="float" office:value="2.759612" calcext:value-type="float">
            <text:p>2.759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5a4dc2-a03b-4b20-9d42-1a82d02945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67</text:p>
          </table:table-cell>
          <table:table-cell office:value-type="float" office:value="2.70934" calcext:value-type="float">
            <text:p>2.70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c46481-75d4-4caf-811a-1440569f832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05</text:p>
          </table:table-cell>
          <table:table-cell office:value-type="float" office:value="2.876559" calcext:value-type="float">
            <text:p>2.876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14fcc9-9515-442c-9663-0a0241da0f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79</text:p>
          </table:table-cell>
          <table:table-cell office:value-type="float" office:value="2.702501" calcext:value-type="float">
            <text:p>2.70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d3ca67-b471-4179-9648-25a8fa2de3e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2.53294" calcext:value-type="float">
            <text:p>2.5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e4a2868-4097-481d-8061-037c1f70ed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67</text:p>
          </table:table-cell>
          <table:table-cell office:value-type="float" office:value="2.722107" calcext:value-type="float">
            <text:p>2.72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9953cd-2caf-483b-bc59-03982b9c944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07</text:p>
          </table:table-cell>
          <table:table-cell office:value-type="float" office:value="1.882318" calcext:value-type="float">
            <text:p>1.88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d06b37-75a1-4687-ba0d-076f7a6168f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5</text:p>
          </table:table-cell>
          <table:table-cell office:value-type="float" office:value="2.220065" calcext:value-type="float">
            <text:p>2.22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3a837fd-dc49-4d4f-b31f-caa0d779706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31</text:p>
          </table:table-cell>
          <table:table-cell office:value-type="float" office:value="2.259085" calcext:value-type="float">
            <text:p>2.259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66424f-f6f1-4786-a356-d691c6211e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2.516652" calcext:value-type="float">
            <text:p>2.516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3843f5-8e0b-4a7a-ac7e-8b6b4da7aa0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2.392868" calcext:value-type="float">
            <text:p>2.392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407166-920c-47a9-848a-a59c0c05d4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5</text:p>
          </table:table-cell>
          <table:table-cell office:value-type="float" office:value="2.141473" calcext:value-type="float">
            <text:p>2.14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b130b2-38f3-4753-bfad-07b9933cd5f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20</text:p>
          </table:table-cell>
          <table:table-cell office:value-type="float" office:value="2.476396" calcext:value-type="float">
            <text:p>2.47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a27847-988b-48cd-b4c0-22f5197ccea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5</text:p>
          </table:table-cell>
          <table:table-cell office:value-type="float" office:value="2.694611" calcext:value-type="float">
            <text:p>2.694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7e3bbf-97b2-4c74-aeb1-1dfb73f553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44</text:p>
          </table:table-cell>
          <table:table-cell office:value-type="float" office:value="2.660533" calcext:value-type="float">
            <text:p>2.660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f7703a-5a5c-4456-b2eb-0ef7d1da4fb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7</text:p>
          </table:table-cell>
          <table:table-cell office:value-type="float" office:value="2.17798" calcext:value-type="float">
            <text:p>2.17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86ba4a-3497-41bf-ae5e-133a5a959a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8</text:p>
          </table:table-cell>
          <table:table-cell office:value-type="float" office:value="2.836596" calcext:value-type="float">
            <text:p>2.83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f7e505-4f84-43eb-ac56-1924696d3ba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2.402723" calcext:value-type="float">
            <text:p>2.40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271efe-ecdf-42ba-9b6f-b540ae1bca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94</text:p>
          </table:table-cell>
          <table:table-cell office:value-type="float" office:value="2.112199" calcext:value-type="float">
            <text:p>2.112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f5ce1a-9ec7-486a-877d-cec1dafffde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5</text:p>
          </table:table-cell>
          <table:table-cell office:value-type="float" office:value="2.18163" calcext:value-type="float">
            <text:p>2.18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c1a0ac-bd58-4ea7-a49a-1f60c1feeea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9</text:p>
          </table:table-cell>
          <table:table-cell office:value-type="float" office:value="2.489807" calcext:value-type="float">
            <text:p>2.48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294610-8ce7-4fcc-93d9-1c1899332aa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33</text:p>
          </table:table-cell>
          <table:table-cell office:value-type="float" office:value="2.780698" calcext:value-type="float">
            <text:p>2.78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2f4df6-2273-417e-af67-18cf2ad442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2.309003" calcext:value-type="float">
            <text:p>2.309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bd1c6f-5733-4ed5-9255-121d378562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9</text:p>
          </table:table-cell>
          <table:table-cell office:value-type="float" office:value="1.45526" calcext:value-type="float">
            <text:p>1.4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efa991-be99-415f-ad5a-94acec9888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20</text:p>
          </table:table-cell>
          <table:table-cell office:value-type="float" office:value="1.497725" calcext:value-type="float">
            <text:p>1.49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c4e59-0f04-4555-a5d8-d18a380220e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80</text:p>
          </table:table-cell>
          <table:table-cell office:value-type="float" office:value="2.142028" calcext:value-type="float">
            <text:p>2.14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c1660c-90af-4471-8680-e08fa41dcb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88</text:p>
          </table:table-cell>
          <table:table-cell office:value-type="float" office:value="2.336157" calcext:value-type="float">
            <text:p>2.33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b163a-800e-4c04-8e55-10096a81c3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432316" calcext:value-type="float">
            <text:p>2.432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2039a5-262e-4fcd-a3e1-0fa9941d78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5</text:p>
          </table:table-cell>
          <table:table-cell office:value-type="float" office:value="2.178058" calcext:value-type="float">
            <text:p>2.178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4c4a55-3ab7-4915-b6a2-1f415619bc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0</text:p>
          </table:table-cell>
          <table:table-cell office:value-type="float" office:value="1.996708" calcext:value-type="float">
            <text:p>1.99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1738e2-4036-4dcd-b954-004d7bd753c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25</text:p>
          </table:table-cell>
          <table:table-cell office:value-type="float" office:value="2.71272" calcext:value-type="float">
            <text:p>2.7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56c2b9-2e6c-49da-911a-0264e3c18d5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441198" calcext:value-type="float">
            <text:p>2.441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4cebb9-e125-4772-bbab-01df2e7083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9</text:p>
          </table:table-cell>
          <table:table-cell office:value-type="float" office:value="2.055067" calcext:value-type="float">
            <text:p>2.055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5a1817-3d3c-4dcd-9d09-3f046b576cf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2.339969" calcext:value-type="float">
            <text:p>2.339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89b276-57c1-41a4-8c60-15d20d00eb1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78</text:p>
          </table:table-cell>
          <table:table-cell office:value-type="float" office:value="2.067177" calcext:value-type="float">
            <text:p>2.067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a2101d0-c78b-40ca-beb7-b7465ffdb1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9</text:p>
          </table:table-cell>
          <table:table-cell office:value-type="float" office:value="2.508176" calcext:value-type="float">
            <text:p>2.508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20bfac-232e-4f84-a597-19e80a78dec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24</text:p>
          </table:table-cell>
          <table:table-cell office:value-type="float" office:value="2.32442" calcext:value-type="float">
            <text:p>2.3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9e2ec0-428b-4bce-bc14-5a3eabffe3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1</text:p>
          </table:table-cell>
          <table:table-cell office:value-type="float" office:value="2.337833" calcext:value-type="float">
            <text:p>2.337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defe56-61b5-40f5-87eb-15534066d9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61</text:p>
          </table:table-cell>
          <table:table-cell office:value-type="float" office:value="2.091522" calcext:value-type="float">
            <text:p>2.09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541089-d17f-4628-b923-4243fba6d1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80</text:p>
          </table:table-cell>
          <table:table-cell office:value-type="float" office:value="2.172704" calcext:value-type="float">
            <text:p>2.17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7b6e63-ccf9-4103-8fe9-38a94166fbd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83</text:p>
          </table:table-cell>
          <table:table-cell office:value-type="float" office:value="2.670232" calcext:value-type="float">
            <text:p>2.67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855b5a5-235d-44b0-8c72-f877ae2a545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57</text:p>
          </table:table-cell>
          <table:table-cell office:value-type="float" office:value="2.297476" calcext:value-type="float">
            <text:p>2.297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6930a6-59d2-4f77-8a45-12248ff422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86</text:p>
          </table:table-cell>
          <table:table-cell office:value-type="float" office:value="2.169308" calcext:value-type="float">
            <text:p>2.169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4df7c5-f4b9-4e61-ae25-d7f5431ee4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30.348</text:p>
          </table:table-cell>
          <table:table-cell office:value-type="float" office:value="15.607388" calcext:value-type="float">
            <text:p>15.60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cbe352-06c3-407c-ade1-0f672e93a9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55</text:p>
          </table:table-cell>
          <table:table-cell office:value-type="float" office:value="2.102518" calcext:value-type="float">
            <text:p>2.10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cee75a-7303-45e2-8764-862ed17024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77</text:p>
          </table:table-cell>
          <table:table-cell office:value-type="float" office:value="2.186804" calcext:value-type="float">
            <text:p>2.18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416362-36e3-4ad5-8286-fcfcc2420a6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3</text:p>
          </table:table-cell>
          <table:table-cell office:value-type="float" office:value="3.001314" calcext:value-type="float">
            <text:p>3.00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07f0b-07c6-4e18-9066-164fde88f7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2</text:p>
          </table:table-cell>
          <table:table-cell office:value-type="float" office:value="2.861978" calcext:value-type="float">
            <text:p>2.861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9be19a-8b00-4839-b3aa-a023ef75a6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0</text:p>
          </table:table-cell>
          <table:table-cell office:value-type="float" office:value="2.872679" calcext:value-type="float">
            <text:p>2.872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b1fae-376c-49f6-ae39-f29ea1bf2b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5</text:p>
          </table:table-cell>
          <table:table-cell office:value-type="float" office:value="3.00717" calcext:value-type="float">
            <text:p>3.00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c2be45-7421-42a4-9af4-12fdab3c27e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0</text:p>
          </table:table-cell>
          <table:table-cell office:value-type="float" office:value="2.763259" calcext:value-type="float">
            <text:p>2.76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3a1f8c-b4f3-4143-a9e0-07eb436c7a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29</text:p>
          </table:table-cell>
          <table:table-cell office:value-type="float" office:value="2.145999" calcext:value-type="float">
            <text:p>2.14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1a3a5a-6d09-40e5-99b1-80e4fb0071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2.470001" calcext:value-type="float">
            <text:p>2.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323da4-ac88-4b28-b65f-109e0dc4faf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72</text:p>
          </table:table-cell>
          <table:table-cell office:value-type="float" office:value="2.20425" calcext:value-type="float">
            <text:p>2.2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6ce18b-cc62-4e16-9d9d-133db45748e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1</text:p>
          </table:table-cell>
          <table:table-cell office:value-type="float" office:value="2.869381" calcext:value-type="float">
            <text:p>2.86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4645e2-134b-4620-b87c-1982a4ea848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1</text:p>
          </table:table-cell>
          <table:table-cell office:value-type="float" office:value="2.098875" calcext:value-type="float">
            <text:p>2.09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ef23e1-517e-41ef-b777-5c10da8b097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2.491206" calcext:value-type="float">
            <text:p>2.49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25dbbe-6b7f-446f-a734-1bfb3fd4e0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43</text:p>
          </table:table-cell>
          <table:table-cell office:value-type="float" office:value="2.244881" calcext:value-type="float">
            <text:p>2.244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b68315-65a1-4b00-bb06-16d4766cd63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2.498677" calcext:value-type="float">
            <text:p>2.498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181fe5-ddd0-4001-a217-01504b80b0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3</text:p>
          </table:table-cell>
          <table:table-cell office:value-type="float" office:value="2.603145" calcext:value-type="float">
            <text:p>2.603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96b88e-f68e-4345-bda5-9b398c98de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8</text:p>
          </table:table-cell>
          <table:table-cell office:value-type="float" office:value="2.778576" calcext:value-type="float">
            <text:p>2.778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c4b205-49f9-4741-8757-219c1f4349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33</text:p>
          </table:table-cell>
          <table:table-cell office:value-type="float" office:value="2.96363" calcext:value-type="float">
            <text:p>2.96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d49bf7-2526-48c7-a579-181d34817b9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2.50563" calcext:value-type="float">
            <text:p>2.5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c06c22-8c69-4400-9389-0baa8f21a4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6</text:p>
          </table:table-cell>
          <table:table-cell office:value-type="float" office:value="2.977025" calcext:value-type="float">
            <text:p>2.97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4a168c-034f-4d02-ae46-166b4e7dd7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64</text:p>
          </table:table-cell>
          <table:table-cell office:value-type="float" office:value="3.03925" calcext:value-type="float">
            <text:p>3.0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8fd60b-fd1a-4b50-bf0f-1cde336740e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4</text:p>
          </table:table-cell>
          <table:table-cell office:value-type="float" office:value="2.979158" calcext:value-type="float">
            <text:p>2.979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80e0f3-d79d-4811-a6c3-19a6993e3e4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3</text:p>
          </table:table-cell>
          <table:table-cell office:value-type="float" office:value="2.965136" calcext:value-type="float">
            <text:p>2.96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d906b3-c08b-44ab-b136-01c77fe41aa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1</text:p>
          </table:table-cell>
          <table:table-cell office:value-type="float" office:value="2.400009" calcext:value-type="float">
            <text:p>2.40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e9f12c-6d7f-4bd9-9f64-52839f2e40d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44</text:p>
          </table:table-cell>
          <table:table-cell office:value-type="float" office:value="2.268333" calcext:value-type="float">
            <text:p>2.26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136e39-3509-44a8-83b3-06df11df3a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0</text:p>
          </table:table-cell>
          <table:table-cell office:value-type="float" office:value="2.132617" calcext:value-type="float">
            <text:p>2.13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3bd18f-8514-4d31-90e6-aa2ff16b49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72</text:p>
          </table:table-cell>
          <table:table-cell office:value-type="float" office:value="2.946799" calcext:value-type="float">
            <text:p>2.946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bce118-6116-420e-ba82-1f5a87619c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521806" calcext:value-type="float">
            <text:p>2.521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02535b-b58b-4952-b1f4-0472e68901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2.516973" calcext:value-type="float">
            <text:p>2.51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79633f-6cef-445c-8d65-20cf5216a5f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7</text:p>
          </table:table-cell>
          <table:table-cell office:value-type="float" office:value="2.66664" calcext:value-type="float">
            <text:p>2.6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a26125-f8fa-4249-929a-214a25c4d4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2.793632" calcext:value-type="float">
            <text:p>2.79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7cb69f-edf5-4ebd-a925-0e482856c4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38</text:p>
          </table:table-cell>
          <table:table-cell office:value-type="float" office:value="3.091314" calcext:value-type="float">
            <text:p>3.09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6dae0c-113c-470d-95e5-220f7283296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3</text:p>
          </table:table-cell>
          <table:table-cell office:value-type="float" office:value="2.988599" calcext:value-type="float">
            <text:p>2.98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6030c3-8d74-4bcf-ad2f-17ad36e64a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35</text:p>
          </table:table-cell>
          <table:table-cell office:value-type="float" office:value="2.497445" calcext:value-type="float">
            <text:p>2.497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2d2615-063d-4129-9f92-7e03998c3d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6</text:p>
          </table:table-cell>
          <table:table-cell office:value-type="float" office:value="3.018349" calcext:value-type="float">
            <text:p>3.018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c093e-d910-4088-a44c-5d593246c5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20</text:p>
          </table:table-cell>
          <table:table-cell office:value-type="float" office:value="2.715825" calcext:value-type="float">
            <text:p>2.71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32040e-d2a7-4492-b47d-00a97197f5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2.853239" calcext:value-type="float">
            <text:p>2.853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f2567c-2dd4-4ce8-b217-0f7c18d95c6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7</text:p>
          </table:table-cell>
          <table:table-cell office:value-type="float" office:value="2.997035" calcext:value-type="float">
            <text:p>2.997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b5e7e3-c0a0-4363-a508-135f1fb750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0</text:p>
          </table:table-cell>
          <table:table-cell office:value-type="float" office:value="2.836877" calcext:value-type="float">
            <text:p>2.836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6beb70-a3af-4cc8-99c4-18a4c48758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2</text:p>
          </table:table-cell>
          <table:table-cell office:value-type="float" office:value="2.296308" calcext:value-type="float">
            <text:p>2.29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375ed0-8bc7-412a-9ea6-1982c97e0f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9</text:p>
          </table:table-cell>
          <table:table-cell office:value-type="float" office:value="2.949883" calcext:value-type="float">
            <text:p>2.94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058cc0-3e48-4870-963e-11a12465c17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43</text:p>
          </table:table-cell>
          <table:table-cell office:value-type="float" office:value="3.108974" calcext:value-type="float">
            <text:p>3.108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7311f0-3f02-4ed4-a594-0b328e1e4ed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02</text:p>
          </table:table-cell>
          <table:table-cell office:value-type="float" office:value="2.051152" calcext:value-type="float">
            <text:p>2.05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9f8a5b-e499-478d-b05a-18ce4950137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1</text:p>
          </table:table-cell>
          <table:table-cell office:value-type="float" office:value="2.337517" calcext:value-type="float">
            <text:p>2.337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bb16c1-b75e-4835-aa0c-0c31d183bfb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7</text:p>
          </table:table-cell>
          <table:table-cell office:value-type="float" office:value="2.943281" calcext:value-type="float">
            <text:p>2.94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e492e6-fcc4-428c-98b0-11b8766e43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05</text:p>
          </table:table-cell>
          <table:table-cell office:value-type="float" office:value="2.154727" calcext:value-type="float">
            <text:p>2.154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9b4727-6ee2-45a3-8427-adb7d5c2d9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2.650833" calcext:value-type="float">
            <text:p>2.650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9aac7a-a656-4ab6-8085-42a97bb685b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2.718433" calcext:value-type="float">
            <text:p>2.718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137bd-fbd2-4c23-a3c0-1d27bf3e40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57</text:p>
          </table:table-cell>
          <table:table-cell office:value-type="float" office:value="2.411001" calcext:value-type="float">
            <text:p>2.4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f29441-a536-45b3-b72b-1af4ceb97a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28</text:p>
          </table:table-cell>
          <table:table-cell office:value-type="float" office:value="2.541684" calcext:value-type="float">
            <text:p>2.541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4aa35d-f9dc-452f-9d37-11756d0587c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2.720149" calcext:value-type="float">
            <text:p>2.72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e8c005-916a-4aee-b979-04b15df4e3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29</text:p>
          </table:table-cell>
          <table:table-cell office:value-type="float" office:value="2.741583" calcext:value-type="float">
            <text:p>2.74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3e60b9-a859-48d8-a820-094a437bdaa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0</text:p>
          </table:table-cell>
          <table:table-cell office:value-type="float" office:value="2.825334" calcext:value-type="float">
            <text:p>2.825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08af023-3d9e-4e27-838f-1fde31cc98c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47</text:p>
          </table:table-cell>
          <table:table-cell office:value-type="float" office:value="2.836764" calcext:value-type="float">
            <text:p>2.836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fb2a55-88ed-4487-96fc-07b7cb593ce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588134" calcext:value-type="float">
            <text:p>2.58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f3bf54-e8dc-4710-ae50-13d3332ece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79</text:p>
          </table:table-cell>
          <table:table-cell office:value-type="float" office:value="2.206985" calcext:value-type="float">
            <text:p>2.20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aa3ab5-babe-4d9e-96c7-6743911430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00</text:p>
          </table:table-cell>
          <table:table-cell office:value-type="float" office:value="2.986448" calcext:value-type="float">
            <text:p>2.98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ab698b-faa7-427c-9d74-a857fe0d9c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6</text:p>
          </table:table-cell>
          <table:table-cell office:value-type="float" office:value="2.365515" calcext:value-type="float">
            <text:p>2.365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2bb9bb-1d23-460e-977c-006f26c10db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1</text:p>
          </table:table-cell>
          <table:table-cell office:value-type="float" office:value="3.012648" calcext:value-type="float">
            <text:p>3.012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76900-6dfd-4637-9e38-1b148b83cb0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2.605576" calcext:value-type="float">
            <text:p>2.605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33a5af-a988-4e2d-a499-1c5ef94b98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73</text:p>
          </table:table-cell>
          <table:table-cell office:value-type="float" office:value="3.035722" calcext:value-type="float">
            <text:p>3.03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08462d-c96d-4874-9b41-074920bd16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6</text:p>
          </table:table-cell>
          <table:table-cell office:value-type="float" office:value="2.812695" calcext:value-type="float">
            <text:p>2.81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6f18de-26e2-4680-b32a-1c09ffa799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2</text:p>
          </table:table-cell>
          <table:table-cell office:value-type="float" office:value="2.810363" calcext:value-type="float">
            <text:p>2.81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2cc334-d200-4dc7-a13f-0f011e6391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0</text:p>
          </table:table-cell>
          <table:table-cell office:value-type="float" office:value="2.621958" calcext:value-type="float">
            <text:p>2.62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c85c39-ddbb-4730-8dbf-0a767c21d6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42</text:p>
          </table:table-cell>
          <table:table-cell office:value-type="float" office:value="2.279732" calcext:value-type="float">
            <text:p>2.27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b13512-eae4-46bf-aa09-e9f359cca2e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2.749774" calcext:value-type="float">
            <text:p>2.749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f3c1d2-b548-4c88-ae05-0e1ed174bb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91</text:p>
          </table:table-cell>
          <table:table-cell office:value-type="float" office:value="2.934623" calcext:value-type="float">
            <text:p>2.934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9b464a-cfc5-4a60-9852-158701a8aa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9</text:p>
          </table:table-cell>
          <table:table-cell office:value-type="float" office:value="2.987021" calcext:value-type="float">
            <text:p>2.987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7e7b39-78dc-4f65-b315-079ae67e1cb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3</text:p>
          </table:table-cell>
          <table:table-cell office:value-type="float" office:value="2.834257" calcext:value-type="float">
            <text:p>2.83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042f4a-c4cd-4653-8a18-0d8e5e1811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31</text:p>
          </table:table-cell>
          <table:table-cell office:value-type="float" office:value="2.812206" calcext:value-type="float">
            <text:p>2.812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9bc21a-22f7-49a3-a366-dfbeb4cbff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24</text:p>
          </table:table-cell>
          <table:table-cell office:value-type="float" office:value="3.127037" calcext:value-type="float">
            <text:p>3.12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22cee9-a931-4b60-b321-1f4bb4569b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8</text:p>
          </table:table-cell>
          <table:table-cell office:value-type="float" office:value="2.893671" calcext:value-type="float">
            <text:p>2.893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9730a0-33fb-45c9-83ce-0a3d23a4b7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76</text:p>
          </table:table-cell>
          <table:table-cell office:value-type="float" office:value="2.975425" calcext:value-type="float">
            <text:p>2.975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d68ecd-69e3-416c-b499-10e1c77173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59</text:p>
          </table:table-cell>
          <table:table-cell office:value-type="float" office:value="2.993017" calcext:value-type="float">
            <text:p>2.993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d5af48-2bfd-403b-8b13-002d0954de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08</text:p>
          </table:table-cell>
          <table:table-cell office:value-type="float" office:value="2.049611" calcext:value-type="float">
            <text:p>2.04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89a7a-1422-44fa-8fb6-5f5ee1270c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18</text:p>
          </table:table-cell>
          <table:table-cell office:value-type="float" office:value="2.950926" calcext:value-type="float">
            <text:p>2.950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cce4ce-e991-425e-977f-06d624867cc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2</text:p>
          </table:table-cell>
          <table:table-cell office:value-type="float" office:value="2.82115" calcext:value-type="float">
            <text:p>2.82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67226e-2ac4-4d09-8656-9fd8467f180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2</text:p>
          </table:table-cell>
          <table:table-cell office:value-type="float" office:value="2.934292" calcext:value-type="float">
            <text:p>2.93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a4d350-e9cc-4a30-b9d7-0290258bc9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2</text:p>
          </table:table-cell>
          <table:table-cell office:value-type="float" office:value="2.438889" calcext:value-type="float">
            <text:p>2.43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01620a-bb7d-4ae2-bda7-1a1bf6fa74f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57</text:p>
          </table:table-cell>
          <table:table-cell office:value-type="float" office:value="2.545896" calcext:value-type="float">
            <text:p>2.54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2d0479-af0e-42d1-93e8-f416e2cd001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2.705153" calcext:value-type="float">
            <text:p>2.705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22e428-3bcd-46b7-ac93-f518292797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2.710926" calcext:value-type="float">
            <text:p>2.710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a1f158-1f27-44b5-a3d4-1c1c33b0c3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0</text:p>
          </table:table-cell>
          <table:table-cell office:value-type="float" office:value="2.832376" calcext:value-type="float">
            <text:p>2.83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51ab3e-7399-40d6-89aa-d0b6d211dbe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4</text:p>
          </table:table-cell>
          <table:table-cell office:value-type="float" office:value="2.827865" calcext:value-type="float">
            <text:p>2.827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e5ab59-fd03-4c21-8f5d-dd7b0f90d2f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75</text:p>
          </table:table-cell>
          <table:table-cell office:value-type="float" office:value="2.938353" calcext:value-type="float">
            <text:p>2.938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7de982e-38b1-48c9-a0f8-336f95d70ab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3</text:p>
          </table:table-cell>
          <table:table-cell office:value-type="float" office:value="2.600061" calcext:value-type="float">
            <text:p>2.60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dc37e3-54e6-45c0-b2c9-154cf8398e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80</text:p>
          </table:table-cell>
          <table:table-cell office:value-type="float" office:value="3.23345" calcext:value-type="float">
            <text:p>3.23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32c732-580a-4d70-a74b-03f91413b9d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03</text:p>
          </table:table-cell>
          <table:table-cell office:value-type="float" office:value="2.413361" calcext:value-type="float">
            <text:p>2.41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769f5e-607c-41c6-ad58-452bb70a1e7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6</text:p>
          </table:table-cell>
          <table:table-cell office:value-type="float" office:value="2.613896" calcext:value-type="float">
            <text:p>2.61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6dccdf-99b5-4035-97ff-2034ae6eb8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8</text:p>
          </table:table-cell>
          <table:table-cell office:value-type="float" office:value="2.861735" calcext:value-type="float">
            <text:p>2.86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9490f9-2c43-4654-a922-0339d70043b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0</text:p>
          </table:table-cell>
          <table:table-cell office:value-type="float" office:value="3.03977" calcext:value-type="float">
            <text:p>3.0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5189e2-87af-4e6a-85e0-01d4cca41c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82</text:p>
          </table:table-cell>
          <table:table-cell office:value-type="float" office:value="3.145487" calcext:value-type="float">
            <text:p>3.145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c17b7e-eca6-470f-869a-055fca1ac2d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32</text:p>
          </table:table-cell>
          <table:table-cell office:value-type="float" office:value="3.100551" calcext:value-type="float">
            <text:p>3.100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0a0b26-f226-4c55-856e-14d8150f318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1</text:p>
          </table:table-cell>
          <table:table-cell office:value-type="float" office:value="3.042476" calcext:value-type="float">
            <text:p>3.04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65b099-47f6-4d0a-b0f0-0643d6f09a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6</text:p>
          </table:table-cell>
          <table:table-cell office:value-type="float" office:value="2.881571" calcext:value-type="float">
            <text:p>2.88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54bbe2-1220-4e79-bb01-afec7babc5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2.902411" calcext:value-type="float">
            <text:p>2.90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a94c9-32c4-4d7e-b995-0c0df15049c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3</text:p>
          </table:table-cell>
          <table:table-cell office:value-type="float" office:value="2.867323" calcext:value-type="float">
            <text:p>2.867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f1f160b-766d-4130-b99f-815d931040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770737" calcext:value-type="float">
            <text:p>2.770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34f08f-6959-41d2-b8f5-0ba1df467d6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30.355</text:p>
          </table:table-cell>
          <table:table-cell office:value-type="float" office:value="15.914128" calcext:value-type="float">
            <text:p>15.91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b6a1e7-fc79-45e6-a82a-76ba9163d08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4</text:p>
          </table:table-cell>
          <table:table-cell office:value-type="float" office:value="2.905381" calcext:value-type="float">
            <text:p>2.90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2f47f9-5176-4034-b164-fa4238c280e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07</text:p>
          </table:table-cell>
          <table:table-cell office:value-type="float" office:value="2.871258" calcext:value-type="float">
            <text:p>2.87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2bc8ca-66db-4a18-ab0d-0be09cc5e29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6</text:p>
          </table:table-cell>
          <table:table-cell office:value-type="float" office:value="2.881929" calcext:value-type="float">
            <text:p>2.881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3c6175-1243-441a-bfa8-0de09e7f54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8</text:p>
          </table:table-cell>
          <table:table-cell office:value-type="float" office:value="3.009682" calcext:value-type="float">
            <text:p>3.009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d5a5e9-179a-411d-b7f0-5f6adfa323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2.85452" calcext:value-type="float">
            <text:p>2.8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8383745-a3c0-4d6e-ad82-14cecf16fa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52</text:p>
          </table:table-cell>
          <table:table-cell office:value-type="float" office:value="2.505252" calcext:value-type="float">
            <text:p>2.505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507a07-34a5-4255-9faf-0a17a6e78f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3</text:p>
          </table:table-cell>
          <table:table-cell office:value-type="float" office:value="2.98106" calcext:value-type="float">
            <text:p>2.98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b23f94-a552-4abb-900f-bc7c3e40ef4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3.882</text:p>
          </table:table-cell>
          <table:table-cell office:value-type="float" office:value="22.486608" calcext:value-type="float">
            <text:p>22.486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70152b-a873-4699-a1f5-0ba502eac5d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9</text:p>
          </table:table-cell>
          <table:table-cell office:value-type="float" office:value="2.414284" calcext:value-type="float">
            <text:p>2.414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cb774f-a031-42e6-8fc5-01339d9428b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4</text:p>
          </table:table-cell>
          <table:table-cell office:value-type="float" office:value="2.786475" calcext:value-type="float">
            <text:p>2.786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b92a9b-4b50-495d-b34f-007b6bd458b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94</text:p>
          </table:table-cell>
          <table:table-cell office:value-type="float" office:value="2.606678" calcext:value-type="float">
            <text:p>2.60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e00935-9571-49b6-806b-097c0a094c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4</text:p>
          </table:table-cell>
          <table:table-cell office:value-type="float" office:value="2.462085" calcext:value-type="float">
            <text:p>2.46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577846-7b71-4134-a3c3-097be329b3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65</text:p>
          </table:table-cell>
          <table:table-cell office:value-type="float" office:value="2.5542" calcext:value-type="float">
            <text:p>2.5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320e5-2fbb-419a-8d37-191bc65966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2.820016" calcext:value-type="float">
            <text:p>2.82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a67f20-24d0-4413-8b5d-1b0cf41d4b1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03</text:p>
          </table:table-cell>
          <table:table-cell office:value-type="float" office:value="2.640295" calcext:value-type="float">
            <text:p>2.64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54e304-c067-4342-bda2-0215db02d9a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8</text:p>
          </table:table-cell>
          <table:table-cell office:value-type="float" office:value="3.094505" calcext:value-type="float">
            <text:p>3.09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6cb720-dc64-4c66-b00d-193eaa5e9c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6</text:p>
          </table:table-cell>
          <table:table-cell office:value-type="float" office:value="2.963397" calcext:value-type="float">
            <text:p>2.963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68d491-312e-496a-a48f-a9164d06876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3.057446" calcext:value-type="float">
            <text:p>3.057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2c4b0-1f53-4df2-a846-30fa3e5c49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1</text:p>
          </table:table-cell>
          <table:table-cell office:value-type="float" office:value="3.083924" calcext:value-type="float">
            <text:p>3.08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3989f3-c7fb-4308-81e6-9ccd9a4623a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23</text:p>
          </table:table-cell>
          <table:table-cell office:value-type="float" office:value="2.859518" calcext:value-type="float">
            <text:p>2.85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7bf82f-0d75-4db0-9ab3-142d544737e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3</text:p>
          </table:table-cell>
          <table:table-cell office:value-type="float" office:value="2.769617" calcext:value-type="float">
            <text:p>2.769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203a99-fc91-4fc2-bcbd-1db053729b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57</text:p>
          </table:table-cell>
          <table:table-cell office:value-type="float" office:value="3.563083" calcext:value-type="float">
            <text:p>3.563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961d66-007f-4b03-ac45-0ed49577b0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3</text:p>
          </table:table-cell>
          <table:table-cell office:value-type="float" office:value="3.246382" calcext:value-type="float">
            <text:p>3.246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9a641e-0b02-48ad-8a6d-5c5539e993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5</text:p>
          </table:table-cell>
          <table:table-cell office:value-type="float" office:value="2.557186" calcext:value-type="float">
            <text:p>2.557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47f8d3-e44e-4ca2-9c0c-17adb6fb08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78</text:p>
          </table:table-cell>
          <table:table-cell office:value-type="float" office:value="2.678128" calcext:value-type="float">
            <text:p>2.678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b1c8b0-e179-4263-8514-0b418053a84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0</text:p>
          </table:table-cell>
          <table:table-cell office:value-type="float" office:value="2.611094" calcext:value-type="float">
            <text:p>2.61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5b7fff-8a75-4452-a9ed-143936b5a3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0</text:p>
          </table:table-cell>
          <table:table-cell office:value-type="float" office:value="3.195608" calcext:value-type="float">
            <text:p>3.195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994bd6-23ab-4ff8-b5d9-a14b4a4c21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2.604589" calcext:value-type="float">
            <text:p>2.604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23d464-7106-4281-934f-6c27edc353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8</text:p>
          </table:table-cell>
          <table:table-cell office:value-type="float" office:value="3.185467" calcext:value-type="float">
            <text:p>3.185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b0acc1-01ec-4223-9a76-130ba2d98dc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8</text:p>
          </table:table-cell>
          <table:table-cell office:value-type="float" office:value="2.88906" calcext:value-type="float">
            <text:p>2.8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a087f2-da5a-46d1-88c9-aa79ce4c3ba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06</text:p>
          </table:table-cell>
          <table:table-cell office:value-type="float" office:value="3.356578" calcext:value-type="float">
            <text:p>3.356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029f6-4bc2-4902-b513-d446736a1c0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50</text:p>
          </table:table-cell>
          <table:table-cell office:value-type="float" office:value="2.553456" calcext:value-type="float">
            <text:p>2.553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e182e8-457f-43fe-affb-34424256cc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3</text:p>
          </table:table-cell>
          <table:table-cell office:value-type="float" office:value="3.666584" calcext:value-type="float">
            <text:p>3.666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671665-9e16-43be-98ac-1adb242ffed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3.050673" calcext:value-type="float">
            <text:p>3.050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2f706e-a18c-4078-bac8-0d73990ed4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6</text:p>
          </table:table-cell>
          <table:table-cell office:value-type="float" office:value="3.361158" calcext:value-type="float">
            <text:p>3.36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1e1b06-8c08-4d1d-8280-976e68b4078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14</text:p>
          </table:table-cell>
          <table:table-cell office:value-type="float" office:value="2.723832" calcext:value-type="float">
            <text:p>2.72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9558ad-0af6-41b8-9ae8-1238ecec662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45</text:p>
          </table:table-cell>
          <table:table-cell office:value-type="float" office:value="2.69578" calcext:value-type="float">
            <text:p>2.69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534031-e1a8-4204-84e8-06e85e9cbc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3.376515" calcext:value-type="float">
            <text:p>3.37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518321-9791-4977-ac09-596f90166d5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84</text:p>
          </table:table-cell>
          <table:table-cell office:value-type="float" office:value="3.289402" calcext:value-type="float">
            <text:p>3.28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c99a783-86c9-4e26-8cce-68f19ff295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3.277039" calcext:value-type="float">
            <text:p>3.27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6acc07-6593-410b-b82b-0735dc74095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84</text:p>
          </table:table-cell>
          <table:table-cell office:value-type="float" office:value="3.303293" calcext:value-type="float">
            <text:p>3.30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00b4ff-59aa-4760-ba04-ed794b8a1a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3.298989" calcext:value-type="float">
            <text:p>3.29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6aeb2d-5d78-443e-ae12-10b4a474892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3.3079" calcext:value-type="float">
            <text:p>3.3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c841e6-6f16-4f96-ad52-37612d527d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3.313852" calcext:value-type="float">
            <text:p>3.313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eafb8a-7dd8-4413-ac60-12e8caf7dd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8</text:p>
          </table:table-cell>
          <table:table-cell office:value-type="float" office:value="2.871461" calcext:value-type="float">
            <text:p>2.87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960aea-4ce4-409b-b1cc-03027e5a35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1</text:p>
          </table:table-cell>
          <table:table-cell office:value-type="float" office:value="3.739769" calcext:value-type="float">
            <text:p>3.73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f4c778-81d3-41a8-a931-0caa7727689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47</text:p>
          </table:table-cell>
          <table:table-cell office:value-type="float" office:value="3.700128" calcext:value-type="float">
            <text:p>3.700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f4cb88-4886-4c5d-9cd5-0f44708d9fb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35</text:p>
          </table:table-cell>
          <table:table-cell office:value-type="float" office:value="3.041046" calcext:value-type="float">
            <text:p>3.04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6efe9e-b3c6-425f-8f99-1387ab81e4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3.375255" calcext:value-type="float">
            <text:p>3.375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07bafd-73af-4b85-8037-0cc8093ef33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5</text:p>
          </table:table-cell>
          <table:table-cell office:value-type="float" office:value="3.134334" calcext:value-type="float">
            <text:p>3.13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361f86-8659-4c97-885d-1e8a498fec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76</text:p>
          </table:table-cell>
          <table:table-cell office:value-type="float" office:value="3.154316" calcext:value-type="float">
            <text:p>3.15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9b9fd-946b-4399-a73b-e919225561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20</text:p>
          </table:table-cell>
          <table:table-cell office:value-type="float" office:value="3.124725" calcext:value-type="float">
            <text:p>3.12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fc1c75-8b57-49ea-8fad-080e6de2d8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40</text:p>
          </table:table-cell>
          <table:table-cell office:value-type="float" office:value="3.309104" calcext:value-type="float">
            <text:p>3.30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4e02c3-4c41-46eb-8d9d-1b229f1b7c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05</text:p>
          </table:table-cell>
          <table:table-cell office:value-type="float" office:value="3.045789" calcext:value-type="float">
            <text:p>3.04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ae6014-4a46-4a35-b8f8-d8c1930f56b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3.452065" calcext:value-type="float">
            <text:p>3.452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1e0ab1-b7fc-437f-a155-206637414ec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7</text:p>
          </table:table-cell>
          <table:table-cell office:value-type="float" office:value="3.234526" calcext:value-type="float">
            <text:p>3.23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8fe9a4-fe20-493f-b114-21494224b7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54</text:p>
          </table:table-cell>
          <table:table-cell office:value-type="float" office:value="3.007204" calcext:value-type="float">
            <text:p>3.007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4517b5-1b97-429a-b4d0-0d15311086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3.470097" calcext:value-type="float">
            <text:p>3.47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75b383-09c3-48ef-9a59-53ce718a101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67</text:p>
          </table:table-cell>
          <table:table-cell office:value-type="float" office:value="2.922728" calcext:value-type="float">
            <text:p>2.92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f20cbd-37b9-493d-b1d7-11b0eeab57f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3.334391" calcext:value-type="float">
            <text:p>3.334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340fed4-b8f3-45d8-b648-720c23a45da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33</text:p>
          </table:table-cell>
          <table:table-cell office:value-type="float" office:value="3.864422" calcext:value-type="float">
            <text:p>3.86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701317-7f18-4f9c-ae6c-0a44f64f6da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3.506609" calcext:value-type="float">
            <text:p>3.506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a4a109-305e-4309-88c3-035df059ed4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8</text:p>
          </table:table-cell>
          <table:table-cell office:value-type="float" office:value="3.659738" calcext:value-type="float">
            <text:p>3.659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3c702f3-eeea-4c08-b47c-716921c908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3.578073" calcext:value-type="float">
            <text:p>3.578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0a8a5-45dd-4dca-ad8a-121395c014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3.573311" calcext:value-type="float">
            <text:p>3.573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1bc386-3a81-4cd6-821d-01434ff02b9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7</text:p>
          </table:table-cell>
          <table:table-cell office:value-type="float" office:value="3.418958" calcext:value-type="float">
            <text:p>3.41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279519-395f-41b6-baa7-1badd5d22f8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3.586993" calcext:value-type="float">
            <text:p>3.586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e451a1-e493-4edb-a8fc-8d4b22d902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50</text:p>
          </table:table-cell>
          <table:table-cell office:value-type="float" office:value="2.944413" calcext:value-type="float">
            <text:p>2.944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84a5e3-06ae-4a68-9a05-e58a955680c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3.603928" calcext:value-type="float">
            <text:p>3.603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3bf1f8-d1e9-4fbf-849f-0c7f396241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3.604514" calcext:value-type="float">
            <text:p>3.604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9019cf-0d2e-43ea-926f-2238dd226b2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3.756347" calcext:value-type="float">
            <text:p>3.756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993694-9648-4677-95a2-ca2aa42029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2</text:p>
          </table:table-cell>
          <table:table-cell office:value-type="float" office:value="3.473117" calcext:value-type="float">
            <text:p>3.473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2e9eed-d720-47ac-b35c-08a465c023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3.902164" calcext:value-type="float">
            <text:p>3.90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cd97ad2-7083-43ec-b382-22ddc5bbf0e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29</text:p>
          </table:table-cell>
          <table:table-cell office:value-type="float" office:value="3.62445" calcext:value-type="float">
            <text:p>3.62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f499dd-a8dd-4416-b3fa-1b195d0fa3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01</text:p>
          </table:table-cell>
          <table:table-cell office:value-type="float" office:value="3.966088" calcext:value-type="float">
            <text:p>3.966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a4ddcb-1ee2-4078-9144-1106c7416e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3.669196" calcext:value-type="float">
            <text:p>3.669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154561-e3a5-44f3-ae8f-21985fe4803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12</text:p>
          </table:table-cell>
          <table:table-cell office:value-type="float" office:value="3.378717" calcext:value-type="float">
            <text:p>3.378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b05e73-a23a-4b95-b417-b500fb4b1fd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3.793091" calcext:value-type="float">
            <text:p>3.79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d4f762-bff0-410c-a33d-efd56c4d025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2</text:p>
          </table:table-cell>
          <table:table-cell office:value-type="float" office:value="3.705453" calcext:value-type="float">
            <text:p>3.705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300da6-0ffd-4b6c-86ff-1efc01e4b1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3.812597" calcext:value-type="float">
            <text:p>3.812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1343fa-52b2-4e28-9aa0-17bb2bae6c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1</text:p>
          </table:table-cell>
          <table:table-cell office:value-type="float" office:value="3.624607" calcext:value-type="float">
            <text:p>3.624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b30199-33c1-41ae-9e4b-056fea76680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4.056161" calcext:value-type="float">
            <text:p>4.056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bbc679-5e7d-4da4-92f0-22f9eb190d8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5</text:p>
          </table:table-cell>
          <table:table-cell office:value-type="float" office:value="3.670624" calcext:value-type="float">
            <text:p>3.670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5039c6-ba2e-4399-a2dd-ad2ab7fb95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29</text:p>
          </table:table-cell>
          <table:table-cell office:value-type="float" office:value="4.11717" calcext:value-type="float">
            <text:p>4.11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9592b8-2d24-4e1d-8e5b-09554283e2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4</text:p>
          </table:table-cell>
          <table:table-cell office:value-type="float" office:value="3.902024" calcext:value-type="float">
            <text:p>3.90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dd0666-d26e-4079-a802-16653b9567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9</text:p>
          </table:table-cell>
          <table:table-cell office:value-type="float" office:value="3.819845" calcext:value-type="float">
            <text:p>3.819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927d6c-dfe8-4726-829a-640ce25603c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3.78191" calcext:value-type="float">
            <text:p>3.78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f7390d-9dbb-42b4-ab07-1e8520ad93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0</text:p>
          </table:table-cell>
          <table:table-cell office:value-type="float" office:value="3.787298" calcext:value-type="float">
            <text:p>3.78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8231be-802d-4356-91fb-08069b297cf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3</text:p>
          </table:table-cell>
          <table:table-cell office:value-type="float" office:value="3.674634" calcext:value-type="float">
            <text:p>3.67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96cc81-a655-4dfd-84a4-080ec57d68b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3.786007" calcext:value-type="float">
            <text:p>3.786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1e95e2-8c55-47f6-b436-02456ea8d7a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1</text:p>
          </table:table-cell>
          <table:table-cell office:value-type="float" office:value="3.415681" calcext:value-type="float">
            <text:p>3.415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4c5916-9e1b-4315-bff7-0ee1fea8d98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14</text:p>
          </table:table-cell>
          <table:table-cell office:value-type="float" office:value="4.290831" calcext:value-type="float">
            <text:p>4.29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62367d-7306-4ae2-b9a5-64b6dae3f95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05</text:p>
          </table:table-cell>
          <table:table-cell office:value-type="float" office:value="3.407972" calcext:value-type="float">
            <text:p>3.40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e44e13-da26-4823-845e-eb06cd45c6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4</text:p>
          </table:table-cell>
          <table:table-cell office:value-type="float" office:value="3.666068" calcext:value-type="float">
            <text:p>3.666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050539-c73c-401a-b1c8-1d945d4224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8</text:p>
          </table:table-cell>
          <table:table-cell office:value-type="float" office:value="3.972255" calcext:value-type="float">
            <text:p>3.972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f6c7c0-9834-4874-aecb-00818187a1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3.83506" calcext:value-type="float">
            <text:p>3.8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e7d61c-ae1e-4338-9323-16b3233798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96</text:p>
          </table:table-cell>
          <table:table-cell office:value-type="float" office:value="3.740626" calcext:value-type="float">
            <text:p>3.740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f6f6b5-a95a-4832-b2d0-3daead7c2df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3.847699" calcext:value-type="float">
            <text:p>3.84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661493-9429-4b09-9348-4a8a8d8c2e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2</text:p>
          </table:table-cell>
          <table:table-cell office:value-type="float" office:value="3.861343" calcext:value-type="float">
            <text:p>3.86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39fd4e-a1b0-4fa4-8810-7c0f875812d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79</text:p>
          </table:table-cell>
          <table:table-cell office:value-type="float" office:value="3.294336" calcext:value-type="float">
            <text:p>3.29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905169-f43c-442a-8b29-210b40fecb0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3.883093" calcext:value-type="float">
            <text:p>3.883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dae9a38-b5b2-4064-b14d-e4cfbaddde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28</text:p>
          </table:table-cell>
          <table:table-cell office:value-type="float" office:value="3.860602" calcext:value-type="float">
            <text:p>3.860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92292f-47b7-4c69-9f58-0f8da69576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3.897175" calcext:value-type="float">
            <text:p>3.89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834164-a711-4c46-b04d-19360ec376f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9.896</text:p>
          </table:table-cell>
          <table:table-cell office:value-type="float" office:value="17.525003" calcext:value-type="float">
            <text:p>17.525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9ba9ba-15fd-41d2-8696-4f28a2f83e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3.926645" calcext:value-type="float">
            <text:p>3.926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b1d893-0564-4e82-857a-212731549a6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3.404081" calcext:value-type="float">
            <text:p>3.40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2d2c8d-bf46-4923-bc01-21c279873e0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6</text:p>
          </table:table-cell>
          <table:table-cell office:value-type="float" office:value="3.771334" calcext:value-type="float">
            <text:p>3.77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7c1f20-28b2-41f9-b702-e29b61989e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5</text:p>
          </table:table-cell>
          <table:table-cell office:value-type="float" office:value="3.871728" calcext:value-type="float">
            <text:p>3.87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100303-3cb4-4ffe-a269-cf8735ab91e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44</text:p>
          </table:table-cell>
          <table:table-cell office:value-type="float" office:value="3.90615" calcext:value-type="float">
            <text:p>3.9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35d86d-7975-4f65-8b3b-0ca6429e392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8</text:p>
          </table:table-cell>
          <table:table-cell office:value-type="float" office:value="4.012475" calcext:value-type="float">
            <text:p>4.01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64b1bc-5da4-48d0-8bb4-207179e45ac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3.476413" calcext:value-type="float">
            <text:p>3.47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633d1b-b6a4-4c99-ae06-a35b760e2a0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54</text:p>
          </table:table-cell>
          <table:table-cell office:value-type="float" office:value="3.526255" calcext:value-type="float">
            <text:p>3.526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44ca53-0cb0-4eaa-9f75-1eff5a1c98d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33</text:p>
          </table:table-cell>
          <table:table-cell office:value-type="float" office:value="4.247316" calcext:value-type="float">
            <text:p>4.24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8c7fa5-3136-4a6a-a6ff-013ce0a26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69</text:p>
          </table:table-cell>
          <table:table-cell office:value-type="float" office:value="4.411208" calcext:value-type="float">
            <text:p>4.411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1d5c8f-a46e-4885-99b4-1405108e75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03</text:p>
          </table:table-cell>
          <table:table-cell office:value-type="float" office:value="3.685688" calcext:value-type="float">
            <text:p>3.68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133cc6-54f2-47ae-8681-18c3f60f195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2</text:p>
          </table:table-cell>
          <table:table-cell office:value-type="float" office:value="3.736823" calcext:value-type="float">
            <text:p>3.736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3a07d9-7907-4d4b-9767-9e5dc2461b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2</text:p>
          </table:table-cell>
          <table:table-cell office:value-type="float" office:value="4.021474" calcext:value-type="float">
            <text:p>4.02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e026c4-a2ae-405c-93cb-f5549607e7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0</text:p>
          </table:table-cell>
          <table:table-cell office:value-type="float" office:value="4.014145" calcext:value-type="float">
            <text:p>4.014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7dd14a-2279-473c-af27-2232bf1f97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9</text:p>
          </table:table-cell>
          <table:table-cell office:value-type="float" office:value="3.618801" calcext:value-type="float">
            <text:p>3.618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98a358-9862-4e04-8af9-06374016687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28</text:p>
          </table:table-cell>
          <table:table-cell office:value-type="float" office:value="3.689637" calcext:value-type="float">
            <text:p>3.689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cfd70c-8982-4405-be19-1e7b2aec5bc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45</text:p>
          </table:table-cell>
          <table:table-cell office:value-type="float" office:value="3.376328" calcext:value-type="float">
            <text:p>3.376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931731-d57f-471a-835a-181dfd68aab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6</text:p>
          </table:table-cell>
          <table:table-cell office:value-type="float" office:value="4.033305" calcext:value-type="float">
            <text:p>4.03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869c8c-9d99-4f1d-9ada-477f4583631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4.028935" calcext:value-type="float">
            <text:p>4.02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6c285a9-d283-4880-a97c-0dab8e9cd4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4.028294" calcext:value-type="float">
            <text:p>4.028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2633e5-6b6a-457c-ae43-0e7cd7e6b6e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83</text:p>
          </table:table-cell>
          <table:table-cell office:value-type="float" office:value="3.155382" calcext:value-type="float">
            <text:p>3.155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c775ba-60b1-4905-89a7-016a4e4caf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43</text:p>
          </table:table-cell>
          <table:table-cell office:value-type="float" office:value="3.995252" calcext:value-type="float">
            <text:p>3.995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aece47-f73a-4068-ad11-1852ebcbe35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6</text:p>
          </table:table-cell>
          <table:table-cell office:value-type="float" office:value="4.121968" calcext:value-type="float">
            <text:p>4.12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ce56da7-6a2b-415b-84d8-7052c89e55f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41</text:p>
          </table:table-cell>
          <table:table-cell office:value-type="float" office:value="3.201567" calcext:value-type="float">
            <text:p>3.201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9c5240-66b4-4150-8d59-14e36a06e64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5</text:p>
          </table:table-cell>
          <table:table-cell office:value-type="float" office:value="4.187764" calcext:value-type="float">
            <text:p>4.187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64f76b-a002-4858-a127-9d8f2bf863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4.047837" calcext:value-type="float">
            <text:p>4.04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e75c97-0325-4247-931f-68571ed503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4.048589" calcext:value-type="float">
            <text:p>4.04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11fe3-12ab-4fbd-966e-0d34c8aaa9c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58</text:p>
          </table:table-cell>
          <table:table-cell office:value-type="float" office:value="3.395683" calcext:value-type="float">
            <text:p>3.395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79ff8d-402b-43ea-ba6a-6b32057ec7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4.049814" calcext:value-type="float">
            <text:p>4.04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bf464b-cd00-4ce3-9385-09e214edfbc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4.057431" calcext:value-type="float">
            <text:p>4.05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a25b0a-7280-4b78-a058-0a0953f813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4.062775" calcext:value-type="float">
            <text:p>4.062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b2117d-e36e-4921-9e4e-0846b9e01b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3.563745" calcext:value-type="float">
            <text:p>3.56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4b4f61-dd70-47cf-b802-19e8973f3d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0</text:p>
          </table:table-cell>
          <table:table-cell office:value-type="float" office:value="3.678182" calcext:value-type="float">
            <text:p>3.67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ecabec-4d94-443f-8b70-70c2e44962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56</text:p>
          </table:table-cell>
          <table:table-cell office:value-type="float" office:value="3.515009" calcext:value-type="float">
            <text:p>3.515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1dfd5f-1455-435b-b066-468971ad9e8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7</text:p>
          </table:table-cell>
          <table:table-cell office:value-type="float" office:value="3.903929" calcext:value-type="float">
            <text:p>3.903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d52faa-968f-4bf0-b61b-4ff9290520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48</text:p>
          </table:table-cell>
          <table:table-cell office:value-type="float" office:value="4.028001" calcext:value-type="float">
            <text:p>4.0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dbdada-da1e-4d4c-84b0-103660693a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2.904</text:p>
          </table:table-cell>
          <table:table-cell office:value-type="float" office:value="4.672877" calcext:value-type="float">
            <text:p>4.67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964b9f-231e-4149-b2d5-0985bc9f07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69</text:p>
          </table:table-cell>
          <table:table-cell office:value-type="float" office:value="3.811041" calcext:value-type="float">
            <text:p>3.81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ebd37b-9b93-4c72-89ff-013cf7527e5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58</text:p>
          </table:table-cell>
          <table:table-cell office:value-type="float" office:value="4.037993" calcext:value-type="float">
            <text:p>4.03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ddf8a4-a64c-460a-8d67-02a06a2757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77</text:p>
          </table:table-cell>
          <table:table-cell office:value-type="float" office:value="3.720274" calcext:value-type="float">
            <text:p>3.72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d3f9da-833f-47da-80ee-05a8d71e35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8</text:p>
          </table:table-cell>
          <table:table-cell office:value-type="float" office:value="4.167769" calcext:value-type="float">
            <text:p>4.167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5d5f3b-cda4-44f6-9f48-12dad33e07b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42</text:p>
          </table:table-cell>
          <table:table-cell office:value-type="float" office:value="3.465103" calcext:value-type="float">
            <text:p>3.46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58a079-3cd5-465c-ad0a-13d10d4b3f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5</text:p>
          </table:table-cell>
          <table:table-cell office:value-type="float" office:value="3.615155" calcext:value-type="float">
            <text:p>3.615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d6b671-3152-4b85-a3aa-eff463c333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36</text:p>
          </table:table-cell>
          <table:table-cell office:value-type="float" office:value="3.279008" calcext:value-type="float">
            <text:p>3.279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c591df-81f5-4030-acf7-3b1b539468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41</text:p>
          </table:table-cell>
          <table:table-cell office:value-type="float" office:value="3.773412" calcext:value-type="float">
            <text:p>3.773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87107-db8c-41b1-8c62-e66dc8d396e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9</text:p>
          </table:table-cell>
          <table:table-cell office:value-type="float" office:value="3.724089" calcext:value-type="float">
            <text:p>3.724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aef718-e12a-4c94-92eb-035b2701e5d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51</text:p>
          </table:table-cell>
          <table:table-cell office:value-type="float" office:value="4.07172" calcext:value-type="float">
            <text:p>4.07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fd0c68-9311-4188-93d4-16498eb82b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4.119959" calcext:value-type="float">
            <text:p>4.119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5984e0-dd5f-4440-94c8-068a8378138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4</text:p>
          </table:table-cell>
          <table:table-cell office:value-type="float" office:value="3.169226" calcext:value-type="float">
            <text:p>3.16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d5dcb3-888b-43eb-b210-162ef7f692b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4.125703" calcext:value-type="float">
            <text:p>4.125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afc3758-954e-42b4-a8b5-155568fe6c0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69</text:p>
          </table:table-cell>
          <table:table-cell office:value-type="float" office:value="3.862396" calcext:value-type="float">
            <text:p>3.862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2bdaa6e-c546-43e6-90cb-7c45f4388a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60</text:p>
          </table:table-cell>
          <table:table-cell office:value-type="float" office:value="3.871217" calcext:value-type="float">
            <text:p>3.871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4f784b-b0cd-49a6-bc05-0d0deaffea0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0</text:p>
          </table:table-cell>
          <table:table-cell office:value-type="float" office:value="4.130975" calcext:value-type="float">
            <text:p>4.130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ac6fa4-3688-42b4-9d9a-fe9841cc32e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4.133097" calcext:value-type="float">
            <text:p>4.133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d54c31-61be-4908-a741-1ea7133e61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30.896</text:p>
          </table:table-cell>
          <table:table-cell office:value-type="float" office:value="16.744213" calcext:value-type="float">
            <text:p>16.744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c49df3-d9bb-4ddb-bee6-df030f39880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4.135317" calcext:value-type="float">
            <text:p>4.13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295f3b-c37c-4f68-a5d0-165bc8e253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0</text:p>
          </table:table-cell>
          <table:table-cell office:value-type="float" office:value="4.530825" calcext:value-type="float">
            <text:p>4.530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58bd5-9e5b-4050-a296-18f2dc65040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98</text:p>
          </table:table-cell>
          <table:table-cell office:value-type="float" office:value="3.143149" calcext:value-type="float">
            <text:p>3.143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7f6cb0-330c-45ab-a212-174b529c34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4.139893" calcext:value-type="float">
            <text:p>4.139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b9ded3-8820-46af-ab4f-0d4b8d72eb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4.159" calcext:value-type="float">
            <text:p>4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a3e29-d911-420f-8e5a-188c6d37bd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7</text:p>
          </table:table-cell>
          <table:table-cell office:value-type="float" office:value="4.283636" calcext:value-type="float">
            <text:p>4.28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0796f0-ecf2-4a87-a12c-03d54c56c4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4.285921" calcext:value-type="float">
            <text:p>4.285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326bb-eeac-4f26-b9c0-158d8fa3d7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4.156046" calcext:value-type="float">
            <text:p>4.15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c800e3-706b-4c2d-8fe4-734b1a5b34a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9</text:p>
          </table:table-cell>
          <table:table-cell office:value-type="float" office:value="3.690784" calcext:value-type="float">
            <text:p>3.690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cc28cc9-2400-4193-8be8-219616e4e1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3.671093" calcext:value-type="float">
            <text:p>3.67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e88d21-9be3-46b2-bd8d-1baeda384d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4.166599" calcext:value-type="float">
            <text:p>4.166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7f9a7b-db80-4262-bcf5-2215ce13dd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4.173619" calcext:value-type="float">
            <text:p>4.173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730a0e-ec9c-44b2-9e90-001202589a9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39</text:p>
          </table:table-cell>
          <table:table-cell office:value-type="float" office:value="4.033011" calcext:value-type="float">
            <text:p>4.03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bb82e9-c96b-48e2-915d-db536b7e88a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6</text:p>
          </table:table-cell>
          <table:table-cell office:value-type="float" office:value="4.073113" calcext:value-type="float">
            <text:p>4.073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f071947-0c84-4c35-920a-a4a8456b04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4.174235" calcext:value-type="float">
            <text:p>4.17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c7870-12e6-4a7d-a17d-1ac986cead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57</text:p>
          </table:table-cell>
          <table:table-cell office:value-type="float" office:value="4.022148" calcext:value-type="float">
            <text:p>4.022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8143ce-1bfd-4b7e-b180-c79e9e24aaf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73</text:p>
          </table:table-cell>
          <table:table-cell office:value-type="float" office:value="3.8071" calcext:value-type="float">
            <text:p>3.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3119070-ca91-4bef-b010-1e24615234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9</text:p>
          </table:table-cell>
          <table:table-cell office:value-type="float" office:value="3.708111" calcext:value-type="float">
            <text:p>3.708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5ecdb3-0d90-4500-9807-0e20f5c668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80</text:p>
          </table:table-cell>
          <table:table-cell office:value-type="float" office:value="3.207395" calcext:value-type="float">
            <text:p>3.207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2f4f8a-fd24-424b-ac79-c3e64828622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4.186309" calcext:value-type="float">
            <text:p>4.18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e1b400-51c1-4deb-9d08-1f0c6beb479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05</text:p>
          </table:table-cell>
          <table:table-cell office:value-type="float" office:value="3.184102" calcext:value-type="float">
            <text:p>3.18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2ad85bc-50c4-44f5-affb-b91927932b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9</text:p>
          </table:table-cell>
          <table:table-cell office:value-type="float" office:value="3.790597" calcext:value-type="float">
            <text:p>3.790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28edae-cf4d-4dc9-8777-5b143bc1089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4.188689" calcext:value-type="float">
            <text:p>4.188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e06d71-c688-4fee-8ce0-d9ea949404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4.188556" calcext:value-type="float">
            <text:p>4.188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bc99e8-b118-4b16-8069-5a8ec9cf8ec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8</text:p>
          </table:table-cell>
          <table:table-cell office:value-type="float" office:value="4.024697" calcext:value-type="float">
            <text:p>4.02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72071b9-9877-4165-bfb6-1f8cfb1414f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95</text:p>
          </table:table-cell>
          <table:table-cell office:value-type="float" office:value="3.898514" calcext:value-type="float">
            <text:p>3.898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07857a-b1b2-4c31-b3f8-6b0e709b8cc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2</text:p>
          </table:table-cell>
          <table:table-cell office:value-type="float" office:value="4.184629" calcext:value-type="float">
            <text:p>4.184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ec5c64-70b9-4665-9825-db9b3fcfaa8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07</text:p>
          </table:table-cell>
          <table:table-cell office:value-type="float" office:value="3.589853" calcext:value-type="float">
            <text:p>3.589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fb5762-08fa-481f-b255-d1595528de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1</text:p>
          </table:table-cell>
          <table:table-cell office:value-type="float" office:value="3.820882" calcext:value-type="float">
            <text:p>3.820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0900d2-6e4c-4fe2-b47b-f4bed01da7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4</text:p>
          </table:table-cell>
          <table:table-cell office:value-type="float" office:value="4.038614" calcext:value-type="float">
            <text:p>4.038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96d03f-5822-4a0c-9f7f-8f8e7b2bf2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60</text:p>
          </table:table-cell>
          <table:table-cell office:value-type="float" office:value="3.545234" calcext:value-type="float">
            <text:p>3.54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69127e-8cd0-4c9b-a961-ecdfcf1dfc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54</text:p>
          </table:table-cell>
          <table:table-cell office:value-type="float" office:value="3.651517" calcext:value-type="float">
            <text:p>3.65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f24baf-c9c3-4dc1-b66b-04955631f31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8</text:p>
          </table:table-cell>
          <table:table-cell office:value-type="float" office:value="3.757211" calcext:value-type="float">
            <text:p>3.757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ef1940-3ea0-4549-96e8-635121ba0c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87</text:p>
          </table:table-cell>
          <table:table-cell office:value-type="float" office:value="3.325922" calcext:value-type="float">
            <text:p>3.325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b16205-37e4-439b-825f-97c92470d3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8</text:p>
          </table:table-cell>
          <table:table-cell office:value-type="float" office:value="3.765268" calcext:value-type="float">
            <text:p>3.765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5207c1-564e-4280-83d8-3a9fd9b3fee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34</text:p>
          </table:table-cell>
          <table:table-cell office:value-type="float" office:value="3.98507" calcext:value-type="float">
            <text:p>3.98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3700fb2-851f-4c98-ac71-b8af5f93a8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4.219119" calcext:value-type="float">
            <text:p>4.21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a91c75-ca94-4d51-8ca3-22fe685b83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0</text:p>
          </table:table-cell>
          <table:table-cell office:value-type="float" office:value="4.227893" calcext:value-type="float">
            <text:p>4.227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7c6ed50-6d19-4461-84de-2163475bf6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6</text:p>
          </table:table-cell>
          <table:table-cell office:value-type="float" office:value="3.784472" calcext:value-type="float">
            <text:p>3.78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414c68-b794-4310-9e06-0f2e00041fa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61</text:p>
          </table:table-cell>
          <table:table-cell office:value-type="float" office:value="3.3743" calcext:value-type="float">
            <text:p>3.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46bf7c-d172-41ab-bfc4-032652d24dd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6</text:p>
          </table:table-cell>
          <table:table-cell office:value-type="float" office:value="3.84253" calcext:value-type="float">
            <text:p>3.84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b94c79-5236-41e6-8b35-1a995108ed2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17</text:p>
          </table:table-cell>
          <table:table-cell office:value-type="float" office:value="4.623211" calcext:value-type="float">
            <text:p>4.623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9a15b9-e816-4d83-8b84-11fd3ade17d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35</text:p>
          </table:table-cell>
          <table:table-cell office:value-type="float" office:value="4.208094" calcext:value-type="float">
            <text:p>4.20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5e4544-77e3-4f53-b78e-1c54fb47301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4.239546" calcext:value-type="float">
            <text:p>4.239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30492e-d627-4a50-a65f-2205f83a11c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33</text:p>
          </table:table-cell>
          <table:table-cell office:value-type="float" office:value="3.611239" calcext:value-type="float">
            <text:p>3.61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e6cf2d-adba-44f1-899d-138fe948e8b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20</text:p>
          </table:table-cell>
          <table:table-cell office:value-type="float" office:value="3.324648" calcext:value-type="float">
            <text:p>3.32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aba0ae-6295-49ea-a5bc-cddc6c698bb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4</text:p>
          </table:table-cell>
          <table:table-cell office:value-type="float" office:value="3.299916" calcext:value-type="float">
            <text:p>3.29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b3f16f-e535-4c4e-9c7e-1956d9c972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4.254322" calcext:value-type="float">
            <text:p>4.254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9216ac-96b3-45a5-818c-0a5762754ce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52</text:p>
          </table:table-cell>
          <table:table-cell office:value-type="float" office:value="4.204385" calcext:value-type="float">
            <text:p>4.20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6f9c30-e6f9-40fb-8d2f-3e895dda1b8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16</text:p>
          </table:table-cell>
          <table:table-cell office:value-type="float" office:value="3.644634" calcext:value-type="float">
            <text:p>3.64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df5e6d-2f62-47d8-896f-dcf615703ef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4.286471" calcext:value-type="float">
            <text:p>4.286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09c8fd-2425-4fe9-af88-0fa9233ed3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4.439999" calcext:value-type="float">
            <text:p>4.4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5d0aef-590f-40dc-8d0b-06108235e49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4.317466" calcext:value-type="float">
            <text:p>4.317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ebdfa6-4dde-4f5e-9c02-53e8e672eb3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32</text:p>
          </table:table-cell>
          <table:table-cell office:value-type="float" office:value="3.90505" calcext:value-type="float">
            <text:p>3.90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e533dc-fbab-41f6-9f43-004070bf1e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4.352545" calcext:value-type="float">
            <text:p>4.35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baeee5-4316-4e99-95fa-dbf748ab96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38</text:p>
          </table:table-cell>
          <table:table-cell office:value-type="float" office:value="3.425564" calcext:value-type="float">
            <text:p>3.42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bc6322-c03b-4703-abd2-9ba924ada9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28</text:p>
          </table:table-cell>
          <table:table-cell office:value-type="float" office:value="3.743315" calcext:value-type="float">
            <text:p>3.74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4f3d069-73e5-479e-adf9-0eab2b063be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12</text:p>
          </table:table-cell>
          <table:table-cell office:value-type="float" office:value="3.359401" calcext:value-type="float">
            <text:p>3.359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c54783a-8221-4d7a-9e6f-1e2131460f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94</text:p>
          </table:table-cell>
          <table:table-cell office:value-type="float" office:value="4.076775" calcext:value-type="float">
            <text:p>4.076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e29fef-9773-4815-8b30-a327fc65ae4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8</text:p>
          </table:table-cell>
          <table:table-cell office:value-type="float" office:value="3.923393" calcext:value-type="float">
            <text:p>3.92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819cff-9a46-4f0f-ad33-0240fa3fd6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07</text:p>
          </table:table-cell>
          <table:table-cell office:value-type="float" office:value="3.968355" calcext:value-type="float">
            <text:p>3.968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ed9c8e-f093-4095-aa99-72bdd87f91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4</text:p>
          </table:table-cell>
          <table:table-cell office:value-type="float" office:value="4.304082" calcext:value-type="float">
            <text:p>4.30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3e0d33-0c12-4709-9a58-10b7533837b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4.383401" calcext:value-type="float">
            <text:p>4.383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ab6de9-c9a1-4192-8ee8-0f42a7df0bb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69</text:p>
          </table:table-cell>
          <table:table-cell office:value-type="float" office:value="3.717442" calcext:value-type="float">
            <text:p>3.71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f4a01a-cca0-4bef-9284-14ad4b937cb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35</text:p>
          </table:table-cell>
          <table:table-cell office:value-type="float" office:value="4.058553" calcext:value-type="float">
            <text:p>4.058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ffabd1a-493e-4637-954c-6ad1a6b8e1b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12</text:p>
          </table:table-cell>
          <table:table-cell office:value-type="float" office:value="4.086549" calcext:value-type="float">
            <text:p>4.08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1628c8-18ca-4537-b1d8-0c15bb26c74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49</text:p>
          </table:table-cell>
          <table:table-cell office:value-type="float" office:value="3.770105" calcext:value-type="float">
            <text:p>3.770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feadf-d2a6-4269-a49d-1845196c8d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4.417326" calcext:value-type="float">
            <text:p>4.417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6f9a32-9527-4776-a09c-900085cd06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8</text:p>
          </table:table-cell>
          <table:table-cell office:value-type="float" office:value="4.332668" calcext:value-type="float">
            <text:p>4.33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ef1730-f756-4c36-8a2b-0624b2e0a1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4.29074" calcext:value-type="float">
            <text:p>4.2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449866-075d-4d26-92a0-0bfd6f5789c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4.469821" calcext:value-type="float">
            <text:p>4.469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90b5b-b21e-4d4e-82a8-0f281f012da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12</text:p>
          </table:table-cell>
          <table:table-cell office:value-type="float" office:value="4.160951" calcext:value-type="float">
            <text:p>4.160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9148ce-1c45-46fd-bd8c-17875febe7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32</text:p>
          </table:table-cell>
          <table:table-cell office:value-type="float" office:value="3.561739" calcext:value-type="float">
            <text:p>3.56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471596-bd90-4cc2-af83-1150e89e69a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63</text:p>
          </table:table-cell>
          <table:table-cell office:value-type="float" office:value="3.83308" calcext:value-type="float">
            <text:p>3.83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1ff9a4-2ccc-485e-a898-7b1296275e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76</text:p>
          </table:table-cell>
          <table:table-cell office:value-type="float" office:value="3.61992" calcext:value-type="float">
            <text:p>3.61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563318-45d8-44a1-9a61-1f13d7f69e3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4.491416" calcext:value-type="float">
            <text:p>4.49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be762-b9c8-463e-afc2-0b18aaffd2c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6</text:p>
          </table:table-cell>
          <table:table-cell office:value-type="float" office:value="4.271713" calcext:value-type="float">
            <text:p>4.27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ca051e-23a9-4b98-b4ff-1a7505e6c9d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4.510686" calcext:value-type="float">
            <text:p>4.510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6c7f0d-09ec-471f-890c-60c5193612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68</text:p>
          </table:table-cell>
          <table:table-cell office:value-type="float" office:value="3.642965" calcext:value-type="float">
            <text:p>3.64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74edd7-b2ec-4cb0-80fd-114fa0db497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748</text:p>
          </table:table-cell>
          <table:table-cell office:value-type="float" office:value="3.285976" calcext:value-type="float">
            <text:p>3.28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eedbb48-7070-4ae5-8e1b-0d47f98c13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54</text:p>
          </table:table-cell>
          <table:table-cell office:value-type="float" office:value="3.881767" calcext:value-type="float">
            <text:p>3.881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2bac6d-6d08-4434-9271-d6aa209356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28</text:p>
          </table:table-cell>
          <table:table-cell office:value-type="float" office:value="4.510637" calcext:value-type="float">
            <text:p>4.51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8b1b1a-9038-40a4-b22f-12138f047d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8</text:p>
          </table:table-cell>
          <table:table-cell office:value-type="float" office:value="4.4004" calcext:value-type="float">
            <text:p>4.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9283493-4fb0-4972-8a50-060fcb059da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4.566025" calcext:value-type="float">
            <text:p>4.56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98d714-bc01-491c-97f7-1493691f833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6</text:p>
          </table:table-cell>
          <table:table-cell office:value-type="float" office:value="4.141785" calcext:value-type="float">
            <text:p>4.141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bc1457-8fe0-4425-8756-0dd3ccaef0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4.589625" calcext:value-type="float">
            <text:p>4.589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0c0c8e-c37f-48d1-b2b3-0ad9f5ae772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45</text:p>
          </table:table-cell>
          <table:table-cell office:value-type="float" office:value="3.66697" calcext:value-type="float">
            <text:p>3.66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55e403-f58c-49f4-b090-1d55694e7c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68</text:p>
          </table:table-cell>
          <table:table-cell office:value-type="float" office:value="4.582156" calcext:value-type="float">
            <text:p>4.58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e75eea-94a6-467e-a750-1dbd36ee025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735</text:p>
          </table:table-cell>
          <table:table-cell office:value-type="float" office:value="3.428412" calcext:value-type="float">
            <text:p>3.428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9a0c35-4786-4b00-97eb-099c3772d7a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4</text:p>
          </table:table-cell>
          <table:table-cell office:value-type="float" office:value="4.811632" calcext:value-type="float">
            <text:p>4.81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a2fb1-09c1-4946-8d67-27df494ae90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9</text:p>
          </table:table-cell>
          <table:table-cell office:value-type="float" office:value="4.790204" calcext:value-type="float">
            <text:p>4.790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391b9e-83d0-457b-a7b2-0dd7fbcb0ba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36</text:p>
          </table:table-cell>
          <table:table-cell office:value-type="float" office:value="4.374902" calcext:value-type="float">
            <text:p>4.374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d5d32b-7aca-4aec-a07a-53e72dd4888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95</text:p>
          </table:table-cell>
          <table:table-cell office:value-type="float" office:value="4.428902" calcext:value-type="float">
            <text:p>4.428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bf25468-660d-4c84-a155-7a4e25f434a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4.745867" calcext:value-type="float">
            <text:p>4.74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46de5b-2911-4779-9173-00c91174699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4.757591" calcext:value-type="float">
            <text:p>4.757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717af1-d0bc-46a0-a2c4-165a84c1346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34</text:p>
          </table:table-cell>
          <table:table-cell office:value-type="float" office:value="4.526654" calcext:value-type="float">
            <text:p>4.526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09966c-451a-4a7c-b44b-1446d818ed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33</text:p>
          </table:table-cell>
          <table:table-cell office:value-type="float" office:value="4.33552" calcext:value-type="float">
            <text:p>4.33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9eb00c-c692-40d1-ba0a-bcf49e22e2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4.280283" calcext:value-type="float">
            <text:p>4.28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0b3754-8805-4e12-b150-2eab9ceabdc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84</text:p>
          </table:table-cell>
          <table:table-cell office:value-type="float" office:value="4.195694" calcext:value-type="float">
            <text:p>4.195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e51dbe4-9b16-4bf2-84d9-174ffc465ff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0</text:p>
          </table:table-cell>
          <table:table-cell office:value-type="float" office:value="4.314592" calcext:value-type="float">
            <text:p>4.314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2253b-0a81-46fe-8dd6-553d62e06e2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4.797076" calcext:value-type="float">
            <text:p>4.79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4636ca-5c35-4a7c-a091-14c2dcf3126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561</text:p>
          </table:table-cell>
          <table:table-cell office:value-type="float" office:value="2.742226" calcext:value-type="float">
            <text:p>2.74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c539d3-4076-4db5-a12a-1300f77e5b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4.667563" calcext:value-type="float">
            <text:p>4.667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cf2553-b6b0-4faa-93c5-6ce2569f471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3</text:p>
          </table:table-cell>
          <table:table-cell office:value-type="float" office:value="4.9496" calcext:value-type="float">
            <text:p>4.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e88f4c-da76-4208-a4f7-dc98fbef63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690</text:p>
          </table:table-cell>
          <table:table-cell office:value-type="float" office:value="3.650929" calcext:value-type="float">
            <text:p>3.65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041ed-bfce-48cb-982e-0a2cfc84ed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4.840051" calcext:value-type="float">
            <text:p>4.84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f3f680-9aa3-4469-b57d-21119bce2f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03</text:p>
          </table:table-cell>
          <table:table-cell office:value-type="float" office:value="4.539683" calcext:value-type="float">
            <text:p>4.539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9e3041c-120a-4a60-9e00-266e23ae43b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81</text:p>
          </table:table-cell>
          <table:table-cell office:value-type="float" office:value="4.275367" calcext:value-type="float">
            <text:p>4.27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4a903c-094d-4ff1-bf94-0cbe77d82b7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35</text:p>
          </table:table-cell>
          <table:table-cell office:value-type="float" office:value="5.248483" calcext:value-type="float">
            <text:p>5.24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15d53f-5e97-4057-9d66-19999f786c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79</text:p>
          </table:table-cell>
          <table:table-cell office:value-type="float" office:value="3.513036" calcext:value-type="float">
            <text:p>3.513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d9480a8-7acb-4886-8dea-075a09dc83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75</text:p>
          </table:table-cell>
          <table:table-cell office:value-type="float" office:value="4.317453" calcext:value-type="float">
            <text:p>4.317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6f296-dca3-4499-8249-0451c4913ab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08</text:p>
          </table:table-cell>
          <table:table-cell office:value-type="float" office:value="3.58939" calcext:value-type="float">
            <text:p>3.58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9eb289-0be1-435a-afdc-19ce9d3902e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9</text:p>
          </table:table-cell>
          <table:table-cell office:value-type="float" office:value="4.736385" calcext:value-type="float">
            <text:p>4.736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6a2932-77e3-4804-94dc-0f56677058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736</text:p>
          </table:table-cell>
          <table:table-cell office:value-type="float" office:value="3.675414" calcext:value-type="float">
            <text:p>3.67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cb662d-be9f-4527-9243-08311c4b98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4.912489" calcext:value-type="float">
            <text:p>4.912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808c95-b15e-4fde-8f67-1234409a753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69</text:p>
          </table:table-cell>
          <table:table-cell office:value-type="float" office:value="4.049379" calcext:value-type="float">
            <text:p>4.049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2b14d2-177a-4ac3-9492-f3dee26712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960</text:p>
          </table:table-cell>
          <table:table-cell office:value-type="float" office:value="3.482256" calcext:value-type="float">
            <text:p>3.48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e68e1e-6b0f-42b9-809d-82dda47a41d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4.948131" calcext:value-type="float">
            <text:p>4.948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547e7a-c05b-4c3e-8524-a44eb4645f3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44</text:p>
          </table:table-cell>
          <table:table-cell office:value-type="float" office:value="4.119697" calcext:value-type="float">
            <text:p>4.119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4b1678-1780-430e-b4de-0d186ec0b1d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8</text:p>
          </table:table-cell>
          <table:table-cell office:value-type="float" office:value="4.803483" calcext:value-type="float">
            <text:p>4.803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d1e994-141a-49d4-ac7e-d894f125b7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51</text:p>
          </table:table-cell>
          <table:table-cell office:value-type="float" office:value="5.329094" calcext:value-type="float">
            <text:p>5.329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d27c53-a8a7-44f4-ab6c-0c4142f695f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38</text:p>
          </table:table-cell>
          <table:table-cell office:value-type="float" office:value="4.046274" calcext:value-type="float">
            <text:p>4.04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c9b261-f871-4064-a60b-0780724067d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61</text:p>
          </table:table-cell>
          <table:table-cell office:value-type="float" office:value="4.122773" calcext:value-type="float">
            <text:p>4.12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94f3ca-ac34-4769-83c6-065cd259c1f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66</text:p>
          </table:table-cell>
          <table:table-cell office:value-type="float" office:value="5.127554" calcext:value-type="float">
            <text:p>5.127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910a80-8bf9-49a0-8802-f17123e177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4.843845" calcext:value-type="float">
            <text:p>4.843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4c3afb-7edd-400e-a166-1cf356618fb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4</text:p>
          </table:table-cell>
          <table:table-cell office:value-type="float" office:value="4.055131" calcext:value-type="float">
            <text:p>4.055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9e789c-eddc-4228-b36b-11f1a38338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2</text:p>
          </table:table-cell>
          <table:table-cell office:value-type="float" office:value="4.85295" calcext:value-type="float">
            <text:p>4.85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276ad9-dc11-4f1a-b674-d11f32ad548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89</text:p>
          </table:table-cell>
          <table:table-cell office:value-type="float" office:value="3.934326" calcext:value-type="float">
            <text:p>3.93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3846c3-c582-4092-a010-1f008b721d5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36</text:p>
          </table:table-cell>
          <table:table-cell office:value-type="float" office:value="4.688097" calcext:value-type="float">
            <text:p>4.688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9c2910-d42e-4e19-aefe-fbc6a100d69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4</text:p>
          </table:table-cell>
          <table:table-cell office:value-type="float" office:value="4.877049" calcext:value-type="float">
            <text:p>4.877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1e6215-230e-4b92-bb42-080d973073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5.044179" calcext:value-type="float">
            <text:p>5.04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576159-d169-460a-a246-3ed1260938f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5.058474" calcext:value-type="float">
            <text:p>5.058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104ad9-e8a4-4f7a-903f-1ac4aba71d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30.892</text:p>
          </table:table-cell>
          <table:table-cell office:value-type="float" office:value="17.674385" calcext:value-type="float">
            <text:p>17.674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d3ecf1-1d79-4c8a-b9ac-17aa341ac6a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80</text:p>
          </table:table-cell>
          <table:table-cell office:value-type="float" office:value="4.092662" calcext:value-type="float">
            <text:p>4.092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760c1b-e106-4935-a19e-877b500a45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4.913263" calcext:value-type="float">
            <text:p>4.913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8b315f-95c4-4956-b351-0f617ff863f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21</text:p>
          </table:table-cell>
          <table:table-cell office:value-type="float" office:value="4.558437" calcext:value-type="float">
            <text:p>4.55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ef4622-762e-47ff-a266-144c1d6ceb4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9</text:p>
          </table:table-cell>
          <table:table-cell office:value-type="float" office:value="4.600743" calcext:value-type="float">
            <text:p>4.60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f7dc45-ec76-4546-bd5d-e0b6d5964d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2</text:p>
          </table:table-cell>
          <table:table-cell office:value-type="float" office:value="5.070334" calcext:value-type="float">
            <text:p>5.070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4e8900-46e2-4730-96b6-c982be5ea9c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41</text:p>
          </table:table-cell>
          <table:table-cell office:value-type="float" office:value="4.760369" calcext:value-type="float">
            <text:p>4.76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4318a5-640f-4583-987d-1de7bdaed1b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88</text:p>
          </table:table-cell>
          <table:table-cell office:value-type="float" office:value="3.713806" calcext:value-type="float">
            <text:p>3.713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b95197-f0f8-4946-878e-09bdee1c001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282</text:p>
          </table:table-cell>
          <table:table-cell office:value-type="float" office:value="3.320711" calcext:value-type="float">
            <text:p>3.32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418d5b-a710-44e1-8e60-22b93557d4e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35</text:p>
          </table:table-cell>
          <table:table-cell office:value-type="float" office:value="4.77235" calcext:value-type="float">
            <text:p>4.77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99be89-5c5c-493d-ab23-0f421e56c5a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34</text:p>
          </table:table-cell>
          <table:table-cell office:value-type="float" office:value="4.108637" calcext:value-type="float">
            <text:p>4.108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c34bd-1a9a-4a14-a789-06f682e060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79</text:p>
          </table:table-cell>
          <table:table-cell office:value-type="float" office:value="3.76927" calcext:value-type="float">
            <text:p>3.76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801d8c-0f6a-4ecf-a10f-4fe697628a2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4</text:p>
          </table:table-cell>
          <table:table-cell office:value-type="float" office:value="4.204518" calcext:value-type="float">
            <text:p>4.20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e37690-fce4-4daa-8e82-0236f887cb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70</text:p>
          </table:table-cell>
          <table:table-cell office:value-type="float" office:value="4.995833" calcext:value-type="float">
            <text:p>4.995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b1c9725-07fa-4819-801e-a1429a5035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25</text:p>
          </table:table-cell>
          <table:table-cell office:value-type="float" office:value="5.548451" calcext:value-type="float">
            <text:p>5.548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f21896-230d-4d00-8345-13ebd7b510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5.100312" calcext:value-type="float">
            <text:p>5.10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5574c2-a801-4b02-b374-0fe921d7520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00</text:p>
          </table:table-cell>
          <table:table-cell office:value-type="float" office:value="3.969743" calcext:value-type="float">
            <text:p>3.969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ae10a3-e8cf-4f50-9b91-1d18e13ad72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70</text:p>
          </table:table-cell>
          <table:table-cell office:value-type="float" office:value="4.305771" calcext:value-type="float">
            <text:p>4.305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472e5f-8064-4ad1-bbad-1e8497b12ea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54</text:p>
          </table:table-cell>
          <table:table-cell office:value-type="float" office:value="4.876294" calcext:value-type="float">
            <text:p>4.876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eb1283-04e1-40b9-97da-d218d9a8e2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14</text:p>
          </table:table-cell>
          <table:table-cell office:value-type="float" office:value="4.816055" calcext:value-type="float">
            <text:p>4.81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ce074d-6ac7-490c-9297-02be639692e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07</text:p>
          </table:table-cell>
          <table:table-cell office:value-type="float" office:value="4.323133" calcext:value-type="float">
            <text:p>4.32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bf55a6-16e0-4319-b32d-1823917b02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30.890</text:p>
          </table:table-cell>
          <table:table-cell office:value-type="float" office:value="17.958454" calcext:value-type="float">
            <text:p>17.958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a4058a-246e-4402-902c-20ef2fd460e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03</text:p>
          </table:table-cell>
          <table:table-cell office:value-type="float" office:value="4.751762" calcext:value-type="float">
            <text:p>4.75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36c5a9-ad01-42e1-b736-2126a187ed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5.35997" calcext:value-type="float">
            <text:p>5.3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b9b7a41-6061-4025-8353-1e5f95b9fa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46</text:p>
          </table:table-cell>
          <table:table-cell office:value-type="float" office:value="4.734378" calcext:value-type="float">
            <text:p>4.73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28d526-ab71-422e-b4d0-cac158fbc3d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556</text:p>
          </table:table-cell>
          <table:table-cell office:value-type="float" office:value="3.344906" calcext:value-type="float">
            <text:p>3.344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d0c991-f321-4160-b3c8-f41d99f4f1b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6</text:p>
          </table:table-cell>
          <table:table-cell office:value-type="float" office:value="5.235281" calcext:value-type="float">
            <text:p>5.23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20fdf2-4fbb-4a83-a687-1b9ee341e5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5.569307" calcext:value-type="float">
            <text:p>5.56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39b940-5bae-4218-bfec-09c4457ce20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03</text:p>
          </table:table-cell>
          <table:table-cell office:value-type="float" office:value="5.120373" calcext:value-type="float">
            <text:p>5.120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364d24-25c8-4361-8070-71fa083f0ec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5.436135" calcext:value-type="float">
            <text:p>5.436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57ab38f-b5d1-40ee-85c9-7ba7e0d8dfa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12</text:p>
          </table:table-cell>
          <table:table-cell office:value-type="float" office:value="4.438699" calcext:value-type="float">
            <text:p>4.438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827c9a-2075-4512-9bc8-18c60c1a7e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5.510076" calcext:value-type="float">
            <text:p>5.51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aa7b0c-937a-41a2-bfdb-1c04eafeadb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6.336</text:p>
          </table:table-cell>
          <table:table-cell office:value-type="float" office:value="2.684806" calcext:value-type="float">
            <text:p>2.68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0517f60-bfc8-485d-802d-cffe1a89a2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4</text:p>
          </table:table-cell>
          <table:table-cell office:value-type="float" office:value="4.58175" calcext:value-type="float">
            <text:p>4.58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ba29e4-b633-47a9-bc6c-68e3abe9bad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03</text:p>
          </table:table-cell>
          <table:table-cell office:value-type="float" office:value="4.573795" calcext:value-type="float">
            <text:p>4.573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c8a508-dd36-48b9-bdd8-73f51b38623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5.572063" calcext:value-type="float">
            <text:p>5.57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7d23c4-3698-428a-847f-1e60839a26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469</text:p>
          </table:table-cell>
          <table:table-cell office:value-type="float" office:value="3.611633" calcext:value-type="float">
            <text:p>3.611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eefcca6-9f0d-453d-8322-0904c5406e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21</text:p>
          </table:table-cell>
          <table:table-cell office:value-type="float" office:value="5.680518" calcext:value-type="float">
            <text:p>5.68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2af5da-1a48-48a5-b794-04c1ffb0c17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5.604497" calcext:value-type="float">
            <text:p>5.604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8ec730-347f-496c-95bf-0d50b111ef3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768</text:p>
          </table:table-cell>
          <table:table-cell office:value-type="float" office:value="3.33934" calcext:value-type="float">
            <text:p>3.3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d12c82-63d1-4a97-bb38-0dbfedca5cb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8</text:p>
          </table:table-cell>
          <table:table-cell office:value-type="float" office:value="5.61406" calcext:value-type="float">
            <text:p>5.6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05e32e-9286-42ad-9dfa-0297b4a9b93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4</text:p>
          </table:table-cell>
          <table:table-cell office:value-type="float" office:value="5.537438" calcext:value-type="float">
            <text:p>5.537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cd8865-eaba-4baa-b7e7-0d2d5ff5b3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72</text:p>
          </table:table-cell>
          <table:table-cell office:value-type="float" office:value="5.22177" calcext:value-type="float">
            <text:p>5.2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7412d4-88d4-40c7-876e-8e86dcf0fb5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0</text:p>
          </table:table-cell>
          <table:table-cell office:value-type="float" office:value="5.715596" calcext:value-type="float">
            <text:p>5.715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694b6e-f896-4ffe-8b24-19ccc2b7421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773</text:p>
          </table:table-cell>
          <table:table-cell office:value-type="float" office:value="3.442032" calcext:value-type="float">
            <text:p>3.442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9986ef-ae91-472b-b48a-0ce0b8b4356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589</text:p>
          </table:table-cell>
          <table:table-cell office:value-type="float" office:value="3.639084" calcext:value-type="float">
            <text:p>3.639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4a54b8-0bc0-436d-801d-000193abca5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8</text:p>
          </table:table-cell>
          <table:table-cell office:value-type="float" office:value="4.793454" calcext:value-type="float">
            <text:p>4.79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bf9120-e2be-4756-a11b-15033275b85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26</text:p>
          </table:table-cell>
          <table:table-cell office:value-type="float" office:value="5.659551" calcext:value-type="float">
            <text:p>5.659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68da14-a8f8-4dfb-8792-094f72db190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5.786436" calcext:value-type="float">
            <text:p>5.78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861dc6-6c76-4529-b320-18bfb7ba95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43</text:p>
          </table:table-cell>
          <table:table-cell office:value-type="float" office:value="5.798928" calcext:value-type="float">
            <text:p>5.798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d21997c-5081-4d66-9e38-0cc185e511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267</text:p>
          </table:table-cell>
          <table:table-cell office:value-type="float" office:value="4.186285" calcext:value-type="float">
            <text:p>4.186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7bbd3e-f7f9-4be2-8b0b-20d1bdcc35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64</text:p>
          </table:table-cell>
          <table:table-cell office:value-type="float" office:value="5.397105" calcext:value-type="float">
            <text:p>5.397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9cba38-7fd1-499f-a7ad-087f2b80a9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84</text:p>
          </table:table-cell>
          <table:table-cell office:value-type="float" office:value="5.985332" calcext:value-type="float">
            <text:p>5.985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a074cb-6232-4780-9eae-aa416b89d76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011</text:p>
          </table:table-cell>
          <table:table-cell office:value-type="float" office:value="4.499105" calcext:value-type="float">
            <text:p>4.499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e6b00d8-5da6-4d53-a2d4-14f4fc1d94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1</text:p>
          </table:table-cell>
          <table:table-cell office:value-type="float" office:value="5.999314" calcext:value-type="float">
            <text:p>5.999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30bb58-ed2c-4813-81b8-3ac02b4adf4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6.012446" calcext:value-type="float">
            <text:p>6.01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2eefd9-e34f-40e1-ae48-1f66a5e0cee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77</text:p>
          </table:table-cell>
          <table:table-cell office:value-type="float" office:value="5.343147" calcext:value-type="float">
            <text:p>5.343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3ca8dc-4036-4e5c-9214-22535cbae1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30</text:p>
          </table:table-cell>
          <table:table-cell office:value-type="float" office:value="5.095146" calcext:value-type="float">
            <text:p>5.095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916194-f000-4158-8d88-07fd640980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50</text:p>
          </table:table-cell>
          <table:table-cell office:value-type="float" office:value="6.294147" calcext:value-type="float">
            <text:p>6.29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74848a-559d-4b08-9e24-1d287d62a58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57</text:p>
          </table:table-cell>
          <table:table-cell office:value-type="float" office:value="5.911926" calcext:value-type="float">
            <text:p>5.91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cffb1f-e8b9-4947-8ce5-189f6219b37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52</text:p>
          </table:table-cell>
          <table:table-cell office:value-type="float" office:value="6.017048" calcext:value-type="float">
            <text:p>6.01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c332d4-0929-4324-a45c-41fdaa93dad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65</text:p>
          </table:table-cell>
          <table:table-cell office:value-type="float" office:value="6.062006" calcext:value-type="float">
            <text:p>6.06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3e4801-1894-475c-a929-157507bdb2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5.63688" calcext:value-type="float">
            <text:p>5.63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90d24c-2cc7-4ef6-ad19-21cf5b13cf3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7</text:p>
          </table:table-cell>
          <table:table-cell office:value-type="float" office:value="6.038894" calcext:value-type="float">
            <text:p>6.038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89234b-7548-4551-a43c-08bd74712d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773</text:p>
          </table:table-cell>
          <table:table-cell office:value-type="float" office:value="4.972835" calcext:value-type="float">
            <text:p>4.97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f3f19f2-a8d2-4368-8263-08a762695d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6.247022" calcext:value-type="float">
            <text:p>6.24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de9c45-6964-466c-af76-059250bfb4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47</text:p>
          </table:table-cell>
          <table:table-cell office:value-type="float" office:value="5.616307" calcext:value-type="float">
            <text:p>5.616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dd4ac3-188e-483e-b820-14af951284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6.352418" calcext:value-type="float">
            <text:p>6.35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bb7340-2f9b-4e1a-b758-bdaf531705f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6.268179" calcext:value-type="float">
            <text:p>6.268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96065a-8065-4382-be76-f736e518519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931</text:p>
          </table:table-cell>
          <table:table-cell office:value-type="float" office:value="4.841084" calcext:value-type="float">
            <text:p>4.84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a1bb43-7134-474c-8907-a1e1094037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6.282604" calcext:value-type="float">
            <text:p>6.282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a8b60a-0202-4999-96fb-0971670844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6.154331" calcext:value-type="float">
            <text:p>6.154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19d331-ddf0-43c3-ae1c-08bf0758ca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81</text:p>
          </table:table-cell>
          <table:table-cell office:value-type="float" office:value="5.946807" calcext:value-type="float">
            <text:p>5.946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cb13ff-54a0-4bd3-a973-b850432f423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9</text:p>
          </table:table-cell>
          <table:table-cell office:value-type="float" office:value="6.440336" calcext:value-type="float">
            <text:p>6.44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7ed6a3-486a-4186-8af8-452dcfad6bd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6.173138" calcext:value-type="float">
            <text:p>6.17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e1aeb0-848f-4931-bcb2-1b39221c21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4</text:p>
          </table:table-cell>
          <table:table-cell office:value-type="float" office:value="6.175484" calcext:value-type="float">
            <text:p>6.17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f0ff48-9c0a-4ad8-8037-176a55bb142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14</text:p>
          </table:table-cell>
          <table:table-cell office:value-type="float" office:value="5.817853" calcext:value-type="float">
            <text:p>5.81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7ab94c-803a-4d51-bfd9-a0859d5170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6</text:p>
          </table:table-cell>
          <table:table-cell office:value-type="float" office:value="6.173784" calcext:value-type="float">
            <text:p>6.173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ad3887-0ed3-438a-a315-1981319fc1b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93</text:p>
          </table:table-cell>
          <table:table-cell office:value-type="float" office:value="6.546935" calcext:value-type="float">
            <text:p>6.546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c3c3d6-b4ad-4591-a360-03b1367240b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50</text:p>
          </table:table-cell>
          <table:table-cell office:value-type="float" office:value="6.489839" calcext:value-type="float">
            <text:p>6.489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7a913c-b3c0-4b5d-b95c-02833395d7e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71</text:p>
          </table:table-cell>
          <table:table-cell office:value-type="float" office:value="26.909753" calcext:value-type="float">
            <text:p>26.90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4181" calcext:value-type="float">
            <text:p>3,844,181</text:p>
          </table:table-cell>
          <table:table-cell office:value-type="string" calcext:value-type="string">
            <text:p>031954f7-3b27-4be1-8045-03027cc3193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69</text:p>
          </table:table-cell>
          <table:table-cell office:value-type="float" office:value="6.136397" calcext:value-type="float">
            <text:p>6.13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da9dd0-f713-4314-9bc5-086a033c2a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6.403447" calcext:value-type="float">
            <text:p>6.403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a9fb5d-526f-4306-ad7e-1bd0f4fbdb0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6.4126" calcext:value-type="float">
            <text:p>6.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f314ae-a560-417f-b7bb-ed6c521c22c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6.412697" calcext:value-type="float">
            <text:p>6.412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6d02e2-334b-4497-aad0-1285259d308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6.411357" calcext:value-type="float">
            <text:p>6.411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592f9f-3a96-496e-a8cd-ddbd285723b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502</text:p>
          </table:table-cell>
          <table:table-cell office:value-type="float" office:value="4.415103" calcext:value-type="float">
            <text:p>4.41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e1c52fc-d0f8-4c52-a866-1c216d83dda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59</text:p>
          </table:table-cell>
          <table:table-cell office:value-type="float" office:value="5.558422" calcext:value-type="float">
            <text:p>5.558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ff262e-7c5d-47ad-afb9-21490e8160f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6.412735" calcext:value-type="float">
            <text:p>6.41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7b2dbe-17b1-4f4b-9f38-176122ffc7f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2</text:p>
          </table:table-cell>
          <table:table-cell office:value-type="float" office:value="6.027254" calcext:value-type="float">
            <text:p>6.02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a65b071-e66a-465e-b752-d893b80e6c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3</text:p>
          </table:table-cell>
          <table:table-cell office:value-type="float" office:value="6.309499" calcext:value-type="float">
            <text:p>6.309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6297382-5a24-4e74-a5d6-1461e3c2585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6.417047" calcext:value-type="float">
            <text:p>6.417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d04a93-534c-43c7-80cc-105be6ee60a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12</text:p>
          </table:table-cell>
          <table:table-cell office:value-type="float" office:value="6.111906" calcext:value-type="float">
            <text:p>6.111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1d9cb7-752a-4da3-8b18-0193df4bc2f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427</text:p>
          </table:table-cell>
          <table:table-cell office:value-type="float" office:value="4.4972" calcext:value-type="float">
            <text:p>4.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ed7056-310a-49ef-b0ae-095f382a5a8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47</text:p>
          </table:table-cell>
          <table:table-cell office:value-type="float" office:value="6.878675" calcext:value-type="float">
            <text:p>6.878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81c6e6-4f76-415c-b3e2-117846268c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29</text:p>
          </table:table-cell>
          <table:table-cell office:value-type="float" office:value="6.19697" calcext:value-type="float">
            <text:p>6.19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1edcfb-eb1d-47e8-a775-1962f9289ea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674</text:p>
          </table:table-cell>
          <table:table-cell office:value-type="float" office:value="5.253383" calcext:value-type="float">
            <text:p>5.25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2b2de8-ba62-4543-bb65-07487b30f8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45</text:p>
          </table:table-cell>
          <table:table-cell office:value-type="float" office:value="6.390305" calcext:value-type="float">
            <text:p>6.39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097585-6943-49d3-9ff3-d5463357a77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184</text:p>
          </table:table-cell>
          <table:table-cell office:value-type="float" office:value="27.640037" calcext:value-type="float">
            <text:p>27.64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0165" calcext:value-type="float">
            <text:p>3,830,165</text:p>
          </table:table-cell>
          <table:table-cell office:value-type="string" calcext:value-type="string">
            <text:p>7b9734ef-a7c7-43c2-9c76-0efff9c1f6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55</text:p>
          </table:table-cell>
          <table:table-cell office:value-type="float" office:value="5.609609" calcext:value-type="float">
            <text:p>5.609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fc2b84-4a0c-4c8b-a0e9-18f859f9530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60</text:p>
          </table:table-cell>
          <table:table-cell office:value-type="float" office:value="5.404697" calcext:value-type="float">
            <text:p>5.40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7bd178-344a-429c-9e85-18f61b458e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60</text:p>
          </table:table-cell>
          <table:table-cell office:value-type="float" office:value="6.104839" calcext:value-type="float">
            <text:p>6.104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984786-7ce2-440f-a498-0cd167354d3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96</text:p>
          </table:table-cell>
          <table:table-cell office:value-type="float" office:value="6.073457" calcext:value-type="float">
            <text:p>6.073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6cfa2ff-4a61-4228-9f53-03602be2f9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6.317864" calcext:value-type="float">
            <text:p>6.317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67ffad-d36a-4843-b509-160e65c4c3a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07</text:p>
          </table:table-cell>
          <table:table-cell office:value-type="float" office:value="5.974825" calcext:value-type="float">
            <text:p>5.97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9eaac2-e237-4b89-8509-1922ce83e10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20</text:p>
          </table:table-cell>
          <table:table-cell office:value-type="float" office:value="5.16906" calcext:value-type="float">
            <text:p>5.1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bbb99e-9708-4949-b965-18b3d560928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6.488177" calcext:value-type="float">
            <text:p>6.48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3180ab-73fa-44cb-9a63-01a2a0808a7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98</text:p>
          </table:table-cell>
          <table:table-cell office:value-type="float" office:value="5.89906" calcext:value-type="float">
            <text:p>5.89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f13e3b-52de-4f1c-a162-1c6656aac8f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958</text:p>
          </table:table-cell>
          <table:table-cell office:value-type="float" office:value="4.04467" calcext:value-type="float">
            <text:p>4.0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393c91-b777-441b-9a74-1a1ce8be99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6.501977" calcext:value-type="float">
            <text:p>6.501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a5bd73e-de38-4833-a486-168745c880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6.517312" calcext:value-type="float">
            <text:p>6.51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d79619-b4ce-4322-ad4a-1236a1de5f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7.738</text:p>
          </table:table-cell>
          <table:table-cell office:value-type="float" office:value="2.289831" calcext:value-type="float">
            <text:p>2.289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18596d-7ebf-4aaa-bd13-175b8ee148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244</text:p>
          </table:table-cell>
          <table:table-cell office:value-type="float" office:value="6.788323" calcext:value-type="float">
            <text:p>6.788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0b7a2c-bdfe-4ed0-82f5-0f8061c29ce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1</text:p>
          </table:table-cell>
          <table:table-cell office:value-type="float" office:value="6.381286" calcext:value-type="float">
            <text:p>6.381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92e9b2-eee8-40dc-b711-11c192aade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36</text:p>
          </table:table-cell>
          <table:table-cell office:value-type="float" office:value="5.61601" calcext:value-type="float">
            <text:p>5.61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c29e04-13c5-4964-b8ab-2112e8a6bbb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9</text:p>
          </table:table-cell>
          <table:table-cell office:value-type="float" office:value="6.553305" calcext:value-type="float">
            <text:p>6.55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3685d0-c8aa-4340-8518-204517ea060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034</text:p>
          </table:table-cell>
          <table:table-cell office:value-type="float" office:value="5.028291" calcext:value-type="float">
            <text:p>5.02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ff79741-364a-49af-830a-1c53e144a51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11</text:p>
          </table:table-cell>
          <table:table-cell office:value-type="float" office:value="6.659665" calcext:value-type="float">
            <text:p>6.65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ce2ea1b-6cf3-4640-add2-5f30e2e795e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6.575668" calcext:value-type="float">
            <text:p>6.575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8ab0f9-ba6a-41f1-9fe9-11717e86e8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6.413955" calcext:value-type="float">
            <text:p>6.413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f38477-fdb8-4b84-a90c-0d2df6e6d0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842</text:p>
          </table:table-cell>
          <table:table-cell office:value-type="float" office:value="4.237024" calcext:value-type="float">
            <text:p>4.2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6cfe4d-1690-4c53-865d-f0f4f3f73cc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62</text:p>
          </table:table-cell>
          <table:table-cell office:value-type="float" office:value="6.025173" calcext:value-type="float">
            <text:p>6.02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085002d-4f4d-4735-841a-152689b9f2a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6.592599" calcext:value-type="float">
            <text:p>6.592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8d4b81-4cf5-4ff3-8192-136cfdf32ad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913</text:p>
          </table:table-cell>
          <table:table-cell office:value-type="float" office:value="5.188337" calcext:value-type="float">
            <text:p>5.188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758651-591e-49ab-8efe-1e53af4c07d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7.782</text:p>
          </table:table-cell>
          <table:table-cell office:value-type="float" office:value="2.322908" calcext:value-type="float">
            <text:p>2.322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c56264-69e3-43af-b4ed-004a62c6898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469</text:p>
          </table:table-cell>
          <table:table-cell office:value-type="float" office:value="4.6478" calcext:value-type="float">
            <text:p>4.6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f17913-71ad-4907-aecc-1e3f8d6aaf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6.45394" calcext:value-type="float">
            <text:p>6.45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a2c3a1-0d88-42a6-8c61-1f7c9d59fdd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6.613839" calcext:value-type="float">
            <text:p>6.613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55811ae-eb7a-4875-a224-03fbe22bc7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6</text:p>
          </table:table-cell>
          <table:table-cell office:value-type="float" office:value="6.454084" calcext:value-type="float">
            <text:p>6.45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8650651-c02b-413b-8eb9-21080528d24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60</text:p>
          </table:table-cell>
          <table:table-cell office:value-type="float" office:value="6.267813" calcext:value-type="float">
            <text:p>6.267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36bb32-fb0b-40c2-a55a-1a0e5685f4d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512</text:p>
          </table:table-cell>
          <table:table-cell office:value-type="float" office:value="5.622852" calcext:value-type="float">
            <text:p>5.62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bd33f5-a888-40ea-bfcc-2046647d898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75</text:p>
          </table:table-cell>
          <table:table-cell office:value-type="float" office:value="5.275096" calcext:value-type="float">
            <text:p>5.275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27b062-04e4-40c3-a5f1-6da693ade14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4</text:p>
          </table:table-cell>
          <table:table-cell office:value-type="float" office:value="6.156814" calcext:value-type="float">
            <text:p>6.156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75101a-97c7-4dff-874a-4b3e45062e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9</text:p>
          </table:table-cell>
          <table:table-cell office:value-type="float" office:value="6.490481" calcext:value-type="float">
            <text:p>6.490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8ca985-7e16-4ddc-a70b-0686e33681b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63</text:p>
          </table:table-cell>
          <table:table-cell office:value-type="float" office:value="6.213333" calcext:value-type="float">
            <text:p>6.21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2ba5ac-4a6a-4f07-90bc-cd366aebf5d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876</text:p>
          </table:table-cell>
          <table:table-cell office:value-type="float" office:value="4.314435" calcext:value-type="float">
            <text:p>4.31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e86d8b-4fcb-44c4-aa48-10376c0889b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7.460</text:p>
          </table:table-cell>
          <table:table-cell office:value-type="float" office:value="2.730706" calcext:value-type="float">
            <text:p>2.73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ad4951-c924-417a-93ec-158c96d9e29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8</text:p>
          </table:table-cell>
          <table:table-cell office:value-type="float" office:value="6.535898" calcext:value-type="float">
            <text:p>6.53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9cd980-4d19-40db-ab9e-198e06758b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6.542086" calcext:value-type="float">
            <text:p>6.542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0c250f-f1f9-439e-b5d1-08e60ed72e4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6.613132" calcext:value-type="float">
            <text:p>6.61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893624-58be-43b4-84a4-08d5ca9000e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6.741011" calcext:value-type="float">
            <text:p>6.74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6421f0-666a-4468-8ed8-1005caebc17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3</text:p>
          </table:table-cell>
          <table:table-cell office:value-type="float" office:value="6.59707" calcext:value-type="float">
            <text:p>6.59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4938de-f5f5-409e-9287-4c83a6a4bf7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49</text:p>
          </table:table-cell>
          <table:table-cell office:value-type="float" office:value="6.419114" calcext:value-type="float">
            <text:p>6.419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f58ffa7-afc3-4b89-a92d-5913402e3d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9</text:p>
          </table:table-cell>
          <table:table-cell office:value-type="float" office:value="6.606716" calcext:value-type="float">
            <text:p>6.606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f302eec-373b-4f64-85cc-74297b52487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38</text:p>
          </table:table-cell>
          <table:table-cell office:value-type="float" office:value="6.894663" calcext:value-type="float">
            <text:p>6.894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cbc7d0-cff7-4575-a702-07abf177ed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83</text:p>
          </table:table-cell>
          <table:table-cell office:value-type="float" office:value="6.274321" calcext:value-type="float">
            <text:p>6.274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77a494-5377-4927-9543-205679d97da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37</text:p>
          </table:table-cell>
          <table:table-cell office:value-type="float" office:value="5.537019" calcext:value-type="float">
            <text:p>5.53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6d67eec-ab3a-4cf9-8713-0f146751d51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6.39846" calcext:value-type="float">
            <text:p>6.39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428b73-f152-4876-9202-6df277ee0f1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2</text:p>
          </table:table-cell>
          <table:table-cell office:value-type="float" office:value="6.76502" calcext:value-type="float">
            <text:p>6.76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a02e80-2d9a-4fca-ad14-07e60f74d5d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76</text:p>
          </table:table-cell>
          <table:table-cell office:value-type="float" office:value="6.551216" calcext:value-type="float">
            <text:p>6.5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cf944b-3b21-4195-9309-1e65cb2880d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6</text:p>
          </table:table-cell>
          <table:table-cell office:value-type="float" office:value="6.764853" calcext:value-type="float">
            <text:p>6.76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6ba57-8221-42da-979d-11dc1eb2344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55</text:p>
          </table:table-cell>
          <table:table-cell office:value-type="float" office:value="5.592169" calcext:value-type="float">
            <text:p>5.592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717fe0-9a5d-45c8-a954-1fbf3ec68bf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8</text:p>
          </table:table-cell>
          <table:table-cell office:value-type="float" office:value="6.783857" calcext:value-type="float">
            <text:p>6.783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aa58cd-6b3f-48f8-a086-08e58f69a18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6.955784" calcext:value-type="float">
            <text:p>6.955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dd4f1f-9a0b-4a0a-a2de-22192ca9fe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6.960763" calcext:value-type="float">
            <text:p>6.96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daa542-38e1-4408-a348-0ec3e608adc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184</text:p>
          </table:table-cell>
          <table:table-cell office:value-type="float" office:value="7.283458" calcext:value-type="float">
            <text:p>7.28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ce3cb9-e5a9-4cdb-85f8-ce2492ce92e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586</text:p>
          </table:table-cell>
          <table:table-cell office:value-type="float" office:value="4.911399" calcext:value-type="float">
            <text:p>4.91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a25a91-4c0c-4d97-abf6-b38fe8489ac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091</text:p>
          </table:table-cell>
          <table:table-cell office:value-type="float" office:value="7.421016" calcext:value-type="float">
            <text:p>7.42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ef9fc85-3a1d-4eec-b709-0a8121c3f9f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52</text:p>
          </table:table-cell>
          <table:table-cell office:value-type="float" office:value="6.806375" calcext:value-type="float">
            <text:p>6.80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53f8b41-f828-46c0-8776-f34c19161cd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48</text:p>
          </table:table-cell>
          <table:table-cell office:value-type="float" office:value="6.610625" calcext:value-type="float">
            <text:p>6.61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9daea1e-2d33-4633-932c-b070693a3b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11</text:p>
          </table:table-cell>
          <table:table-cell office:value-type="float" office:value="6.948011" calcext:value-type="float">
            <text:p>6.948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226545-1935-45c5-8591-1dd72d09dcf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6.479</text:p>
          </table:table-cell>
          <table:table-cell office:value-type="float" office:value="4.088875" calcext:value-type="float">
            <text:p>4.0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aba960-1a6b-45db-928e-0e73c780760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799</text:p>
          </table:table-cell>
          <table:table-cell office:value-type="float" office:value="5.775983" calcext:value-type="float">
            <text:p>5.775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86269e-cce6-4276-a3e3-1ac777025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4</text:p>
          </table:table-cell>
          <table:table-cell office:value-type="float" office:value="7.071067" calcext:value-type="float">
            <text:p>7.071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5c9c1d-7617-4c1a-88fa-f9355e5599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731</text:p>
          </table:table-cell>
          <table:table-cell office:value-type="float" office:value="6.863465" calcext:value-type="float">
            <text:p>6.863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b03075-d316-44d4-bc06-3660441f687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7.108732" calcext:value-type="float">
            <text:p>7.108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81d719-e696-4145-8aec-25bb9ee567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497</text:p>
          </table:table-cell>
          <table:table-cell office:value-type="float" office:value="7.125251" calcext:value-type="float">
            <text:p>7.125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4e7f05-fe60-4489-ae5a-1b67cac239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43</text:p>
          </table:table-cell>
          <table:table-cell office:value-type="float" office:value="7.080616" calcext:value-type="float">
            <text:p>7.08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d7153d6-6e9d-4ae8-8fd1-2227077d25b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948</text:p>
          </table:table-cell>
          <table:table-cell office:value-type="float" office:value="5.678138" calcext:value-type="float">
            <text:p>5.67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0bd817-4320-4f79-9642-1c6d153fa7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3</text:p>
          </table:table-cell>
          <table:table-cell office:value-type="float" office:value="7.123253" calcext:value-type="float">
            <text:p>7.123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6840dc-c491-4cea-a719-0c659e93cd0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52</text:p>
          </table:table-cell>
          <table:table-cell office:value-type="float" office:value="6.982666" calcext:value-type="float">
            <text:p>6.98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9866ea-6642-4df8-a202-ae53677dc87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828</text:p>
          </table:table-cell>
          <table:table-cell office:value-type="float" office:value="6.810503" calcext:value-type="float">
            <text:p>6.810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64bd794-5bb6-4ea3-b1d7-1fee36ca4bf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38</text:p>
          </table:table-cell>
          <table:table-cell office:value-type="float" office:value="5.804825" calcext:value-type="float">
            <text:p>5.804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aec5e4-f6bd-4a6b-b18a-1b8e7ff0f8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456</text:p>
          </table:table-cell>
          <table:table-cell office:value-type="float" office:value="6.226836" calcext:value-type="float">
            <text:p>6.226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6bc691-0d2f-47c1-88ef-0bb462b968b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7</text:p>
          </table:table-cell>
          <table:table-cell office:value-type="float" office:value="7.023411" calcext:value-type="float">
            <text:p>7.023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acf3b1-ce8d-43c1-8b4e-1f5872b04c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6.336</text:p>
          </table:table-cell>
          <table:table-cell office:value-type="float" office:value="4.358575" calcext:value-type="float">
            <text:p>4.358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be6d36-18bf-4164-a0ea-1aed1084ed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05</text:p>
          </table:table-cell>
          <table:table-cell office:value-type="float" office:value="7.089594" calcext:value-type="float">
            <text:p>7.089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858b97-e986-447c-8895-b99dc834200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7.197236" calcext:value-type="float">
            <text:p>7.197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162f77-89e8-4b48-b8bb-74a31dde53b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376</text:p>
          </table:table-cell>
          <table:table-cell office:value-type="float" office:value="6.341488" calcext:value-type="float">
            <text:p>6.34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b2fe9dc-1378-4da2-a1f7-73206f89e50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58</text:p>
          </table:table-cell>
          <table:table-cell office:value-type="float" office:value="6.70145" calcext:value-type="float">
            <text:p>6.7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9754751-5c5a-42f5-95ef-0cffba1fec9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63</text:p>
          </table:table-cell>
          <table:table-cell office:value-type="float" office:value="6.79857" calcext:value-type="float">
            <text:p>6.7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da2bb-59f2-4294-8b16-2de6e37f3b8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850</text:p>
          </table:table-cell>
          <table:table-cell office:value-type="float" office:value="4.914952" calcext:value-type="float">
            <text:p>4.914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fbbac01-8737-4fa1-adc7-151c9b6f121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10</text:p>
          </table:table-cell>
          <table:table-cell office:value-type="float" office:value="5.972245" calcext:value-type="float">
            <text:p>5.972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91ecbe-b584-4c67-82e1-136aec9baf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2</text:p>
          </table:table-cell>
          <table:table-cell office:value-type="float" office:value="7.128524" calcext:value-type="float">
            <text:p>7.128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3fd9c90-8601-4d60-b829-df2ad1421a9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1</text:p>
          </table:table-cell>
          <table:table-cell office:value-type="float" office:value="7.298308" calcext:value-type="float">
            <text:p>7.29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dfd8a2-7b8d-47f0-ae22-82829a5e37b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7.297903" calcext:value-type="float">
            <text:p>7.297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16f669-c3aa-4865-85d4-0d81bebc2a7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5</text:p>
          </table:table-cell>
          <table:table-cell office:value-type="float" office:value="7.156089" calcext:value-type="float">
            <text:p>7.156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7d1bf-b215-434f-aff3-07acc40d4bb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6.387</text:p>
          </table:table-cell>
          <table:table-cell office:value-type="float" office:value="4.439876" calcext:value-type="float">
            <text:p>4.439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30e8293-b567-4104-8428-08d10e70cea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7</text:p>
          </table:table-cell>
          <table:table-cell office:value-type="float" office:value="7.330821" calcext:value-type="float">
            <text:p>7.33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4cceb-590d-4c3d-9018-1998d8d7e9e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22.216</text:p>
          </table:table-cell>
          <table:table-cell office:value-type="float" office:value="28.633167" calcext:value-type="float">
            <text:p>28.633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0850" calcext:value-type="float">
            <text:p>3,810,850</text:p>
          </table:table-cell>
          <table:table-cell office:value-type="string" calcext:value-type="string">
            <text:p>cef767d7-05ed-46f5-b58d-0dbbb2fa342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5</text:p>
          </table:table-cell>
          <table:table-cell office:value-type="float" office:value="7.279768" calcext:value-type="float">
            <text:p>7.27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adb004-2c33-4d9d-b64f-3c475ee2323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6</text:p>
          </table:table-cell>
          <table:table-cell office:value-type="float" office:value="7.350472" calcext:value-type="float">
            <text:p>7.35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53ac84-695a-4b7a-a2a3-47c2883c422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667</text:p>
          </table:table-cell>
          <table:table-cell office:value-type="float" office:value="7.204555" calcext:value-type="float">
            <text:p>7.20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fe859f-259c-4256-a333-1b41a402caf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93</text:p>
          </table:table-cell>
          <table:table-cell office:value-type="float" office:value="7.491099" calcext:value-type="float">
            <text:p>7.49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ebdfb71-b901-4e3f-b306-ab6e8cad9c2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988</text:p>
          </table:table-cell>
          <table:table-cell office:value-type="float" office:value="4.908819" calcext:value-type="float">
            <text:p>4.908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579110-9535-463e-8884-0ded402c58b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782</text:p>
          </table:table-cell>
          <table:table-cell office:value-type="float" office:value="6.12465" calcext:value-type="float">
            <text:p>6.12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70e0f1-1156-4421-890a-15d516afc4a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6.380</text:p>
          </table:table-cell>
          <table:table-cell office:value-type="float" office:value="4.613864" calcext:value-type="float">
            <text:p>4.613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8d29564-72bb-4bf2-a6a1-186469cb911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043</text:p>
          </table:table-cell>
          <table:table-cell office:value-type="float" office:value="6.958003" calcext:value-type="float">
            <text:p>6.95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fd32ef-bd7d-45b0-a046-0246e3601ee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71</text:p>
          </table:table-cell>
          <table:table-cell office:value-type="float" office:value="7.430959" calcext:value-type="float">
            <text:p>7.430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63a04d-1ebf-45e0-b5d9-17e32941ae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75</text:p>
          </table:table-cell>
          <table:table-cell office:value-type="float" office:value="7.668242" calcext:value-type="float">
            <text:p>7.668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021c82e-1b29-454a-93d0-4e379d9ea2d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2</text:p>
          </table:table-cell>
          <table:table-cell office:value-type="float" office:value="7.541895" calcext:value-type="float">
            <text:p>7.54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263174-734a-4fc3-a928-0d8cfbe85d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383</text:p>
          </table:table-cell>
          <table:table-cell office:value-type="float" office:value="7.661024" calcext:value-type="float">
            <text:p>7.66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efd50ec-6cd3-49b0-b731-06c17ee5243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2</text:p>
          </table:table-cell>
          <table:table-cell office:value-type="float" office:value="7.069179" calcext:value-type="float">
            <text:p>7.069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8cd068-70b7-4369-88aa-14f2fb6ef4e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54</text:p>
          </table:table-cell>
          <table:table-cell office:value-type="float" office:value="6.20631" calcext:value-type="float">
            <text:p>6.2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3a1653-e978-48f4-b620-9038fbed509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30.894</text:p>
          </table:table-cell>
          <table:table-cell office:value-type="float" office:value="20.174809" calcext:value-type="float">
            <text:p>20.17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2958e9-ecf4-40ed-8860-0dfd6e81b11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879</text:p>
          </table:table-cell>
          <table:table-cell office:value-type="float" office:value="6.215977" calcext:value-type="float">
            <text:p>6.21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ee16f8-ccb3-49c5-bcbf-f483f3c091b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119</text:p>
          </table:table-cell>
          <table:table-cell office:value-type="float" office:value="5.97767" calcext:value-type="float">
            <text:p>5.9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933586-415c-4695-a822-118d048a54f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12</text:p>
          </table:table-cell>
          <table:table-cell office:value-type="float" office:value="7.587725" calcext:value-type="float">
            <text:p>7.58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6a1c9-9621-41b9-ac75-54fc6f79615f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999</text:p>
          </table:table-cell>
          <table:table-cell office:value-type="float" office:value="7.108653" calcext:value-type="float">
            <text:p>7.108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f64ac7-7ec5-4bdb-9f60-afda9e8a9dd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6.936</text:p>
          </table:table-cell>
          <table:table-cell office:value-type="float" office:value="4.174894" calcext:value-type="float">
            <text:p>4.174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8c5ba9-01eb-4e18-9e5b-0e33e1266cf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5.470</text:p>
          </table:table-cell>
          <table:table-cell office:value-type="float" office:value="5.652234" calcext:value-type="float">
            <text:p>5.65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e0dd3e-abb6-4a73-859d-812ead8abcc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3.505</text:p>
          </table:table-cell>
          <table:table-cell office:value-type="float" office:value="7.629142" calcext:value-type="float">
            <text:p>7.62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443d943-29a0-4539-b2ab-1ca3e1e9c5c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17-10-02</text:p>
          </table:table-cell>
          <table:table-cell table:style-name="ce1" office:value-type="string" calcext:value-type="string">
            <text:p>11:29:44.149</text:p>
          </table:table-cell>
          <table:table-cell office:value-type="float" office:value="6.985243" calcext:value-type="float">
            <text:p>6.985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289321-4760-4298-a7ae-1ce3c4564e3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T</text:p>
          </table:table-cell>
          <table:table-cell table:number-columns-repeated="5"/>
        </table:table-row>
        <table:table-row table:style-name="ro1" table:number-rows-repeated="10474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10-02T11:39:30.156341209</dc:date>
    <meta:editing-duration>PT8M47S</meta:editing-duration>
    <meta:editing-cycles>2</meta:editing-cycles>
    <meta:document-statistic meta:table-count="2" meta:cell-count="98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5cm" chart:style-name="ch2">
          <text:p>largest first at 1200 TPS</text:p>
        </chart:title>
        <chart:legend chart:legend-position="end" svg:x="14.134cm" svg:y="4.227cm" style:legend-expansion="high" chart:style-name="ch3"/>
        <chart:plot-area chart:style-name="ch4" table:cell-range-address="raw.B1:raw.C54" chart:data-source-has-labels="both" svg:x="0.32cm" svg:y="1.248cm" svg:width="13.494cm" svg:height="7.572cm">
          <chartooo:coordinate-region svg:x="1.269cm" svg:y="1.248cm" svg:width="12.088cm" svg:height="5.503cm"/>
          <chart:axis chart:dimension="x" chart:name="primary-x" chart:style-name="ch5" chartooo:axis-type="auto">
            <chartooo:date-scale/>
            <chart:categories table:cell-range-address="raw.B2:raw.B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w.C2:raw.C54" chart:label-cell-address="raw.C1:raw.C1" chart:class="chart:ba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29:22.126</text:p>
                <draw:g>
                  <svg:desc>raw.B2:raw.B54</svg:desc>
                </draw:g>
              </table:table-cell>
              <table:table-cell office:value-type="float" office:value="0.30839">
                <text:p>0.30839</text:p>
                <draw:g>
                  <svg:desc>raw.C2:raw.C54</svg:desc>
                </draw:g>
              </table:table-cell>
            </table:table-row>
            <table:table-row>
              <table:table-cell office:value-type="string">
                <text:p>11:29:22.136</text:p>
              </table:table-cell>
              <table:table-cell office:value-type="float" office:value="0.392644">
                <text:p>0.392644</text:p>
              </table:table-cell>
            </table:table-row>
            <table:table-row>
              <table:table-cell office:value-type="string">
                <text:p>11:29:22.137</text:p>
              </table:table-cell>
              <table:table-cell office:value-type="float" office:value="0.40239">
                <text:p>0.40239</text:p>
              </table:table-cell>
            </table:table-row>
            <table:table-row>
              <table:table-cell office:value-type="string">
                <text:p>11:29:22.117</text:p>
              </table:table-cell>
              <table:table-cell office:value-type="float" office:value="0.490608">
                <text:p>0.490608</text:p>
              </table:table-cell>
            </table:table-row>
            <table:table-row>
              <table:table-cell office:value-type="string">
                <text:p>11:29:22.122</text:p>
              </table:table-cell>
              <table:table-cell office:value-type="float" office:value="0.517072">
                <text:p>0.517072</text:p>
              </table:table-cell>
            </table:table-row>
            <table:table-row>
              <table:table-cell office:value-type="string">
                <text:p>11:29:22.115</text:p>
              </table:table-cell>
              <table:table-cell office:value-type="float" office:value="0.548664">
                <text:p>0.548664</text:p>
              </table:table-cell>
            </table:table-row>
            <table:table-row>
              <table:table-cell office:value-type="string">
                <text:p>11:29:22.136</text:p>
              </table:table-cell>
              <table:table-cell office:value-type="float" office:value="0.565573">
                <text:p>0.565573</text:p>
              </table:table-cell>
            </table:table-row>
            <table:table-row>
              <table:table-cell office:value-type="string">
                <text:p>11:29:22.142</text:p>
              </table:table-cell>
              <table:table-cell office:value-type="float" office:value="1.669808">
                <text:p>1.669808</text:p>
              </table:table-cell>
            </table:table-row>
            <table:table-row>
              <table:table-cell office:value-type="string">
                <text:p>11:29:22.145</text:p>
              </table:table-cell>
              <table:table-cell office:value-type="float" office:value="1.767909">
                <text:p>1.767909</text:p>
              </table:table-cell>
            </table:table-row>
            <table:table-row>
              <table:table-cell office:value-type="string">
                <text:p>11:29:22.115</text:p>
              </table:table-cell>
              <table:table-cell office:value-type="float" office:value="2.21306">
                <text:p>2.21306</text:p>
              </table:table-cell>
            </table:table-row>
            <table:table-row>
              <table:table-cell office:value-type="string">
                <text:p>11:29:22.119</text:p>
              </table:table-cell>
              <table:table-cell office:value-type="float" office:value="2.424267">
                <text:p>2.424267</text:p>
              </table:table-cell>
            </table:table-row>
            <table:table-row>
              <table:table-cell office:value-type="string">
                <text:p>11:29:22.143</text:p>
              </table:table-cell>
              <table:table-cell office:value-type="float" office:value="4.77328">
                <text:p>4.77328</text:p>
              </table:table-cell>
            </table:table-row>
            <table:table-row>
              <table:table-cell office:value-type="string">
                <text:p>11:29:22.133</text:p>
              </table:table-cell>
              <table:table-cell office:value-type="float" office:value="4.884764">
                <text:p>4.884764</text:p>
              </table:table-cell>
            </table:table-row>
            <table:table-row>
              <table:table-cell office:value-type="string">
                <text:p>11:29:22.149</text:p>
              </table:table-cell>
              <table:table-cell office:value-type="float" office:value="5.121263">
                <text:p>5.121263</text:p>
              </table:table-cell>
            </table:table-row>
            <table:table-row>
              <table:table-cell office:value-type="string">
                <text:p>11:29:22.137</text:p>
              </table:table-cell>
              <table:table-cell office:value-type="float" office:value="6.055875">
                <text:p>6.055875</text:p>
              </table:table-cell>
            </table:table-row>
            <table:table-row>
              <table:table-cell office:value-type="string">
                <text:p>11:29:22.149</text:p>
              </table:table-cell>
              <table:table-cell office:value-type="float" office:value="6.57102">
                <text:p>6.57102</text:p>
              </table:table-cell>
            </table:table-row>
            <table:table-row>
              <table:table-cell office:value-type="string">
                <text:p>11:29:22.155</text:p>
              </table:table-cell>
              <table:table-cell office:value-type="float" office:value="7.067436">
                <text:p>7.067436</text:p>
              </table:table-cell>
            </table:table-row>
            <table:table-row>
              <table:table-cell office:value-type="string">
                <text:p>11:29:22.149</text:p>
              </table:table-cell>
              <table:table-cell office:value-type="float" office:value="7.214304">
                <text:p>7.214304</text:p>
              </table:table-cell>
            </table:table-row>
            <table:table-row>
              <table:table-cell office:value-type="string">
                <text:p>11:29:22.111</text:p>
              </table:table-cell>
              <table:table-cell office:value-type="float" office:value="7.388578">
                <text:p>7.388578</text:p>
              </table:table-cell>
            </table:table-row>
            <table:table-row>
              <table:table-cell office:value-type="string">
                <text:p>11:29:22.105</text:p>
              </table:table-cell>
              <table:table-cell office:value-type="float" office:value="8.180681">
                <text:p>8.180681</text:p>
              </table:table-cell>
            </table:table-row>
            <table:table-row>
              <table:table-cell office:value-type="string">
                <text:p>11:29:22.141</text:p>
              </table:table-cell>
              <table:table-cell office:value-type="float" office:value="8.409715">
                <text:p>8.409715</text:p>
              </table:table-cell>
            </table:table-row>
            <table:table-row>
              <table:table-cell office:value-type="string">
                <text:p>11:29:22.118</text:p>
              </table:table-cell>
              <table:table-cell office:value-type="float" office:value="9.264138">
                <text:p>9.264138</text:p>
              </table:table-cell>
            </table:table-row>
            <table:table-row>
              <table:table-cell office:value-type="string">
                <text:p>11:29:22.103</text:p>
              </table:table-cell>
              <table:table-cell office:value-type="float" office:value="9.291964">
                <text:p>9.291964</text:p>
              </table:table-cell>
            </table:table-row>
            <table:table-row>
              <table:table-cell office:value-type="string">
                <text:p>11:29:22.118</text:p>
              </table:table-cell>
              <table:table-cell office:value-type="float" office:value="10.296824">
                <text:p>10.296824</text:p>
              </table:table-cell>
            </table:table-row>
            <table:table-row>
              <table:table-cell office:value-type="string">
                <text:p>11:29:22.103</text:p>
              </table:table-cell>
              <table:table-cell office:value-type="float" office:value="10.487525">
                <text:p>10.487525</text:p>
              </table:table-cell>
            </table:table-row>
            <table:table-row>
              <table:table-cell office:value-type="string">
                <text:p>11:29:22.140</text:p>
              </table:table-cell>
              <table:table-cell office:value-type="float" office:value="11.525491">
                <text:p>11.525491</text:p>
              </table:table-cell>
            </table:table-row>
            <table:table-row>
              <table:table-cell office:value-type="string">
                <text:p>11:29:22.144</text:p>
              </table:table-cell>
              <table:table-cell office:value-type="float" office:value="12.340006">
                <text:p>12.340006</text:p>
              </table:table-cell>
            </table:table-row>
            <table:table-row>
              <table:table-cell office:value-type="string">
                <text:p>11:29:22.145</text:p>
              </table:table-cell>
              <table:table-cell office:value-type="float" office:value="13.187237">
                <text:p>13.187237</text:p>
              </table:table-cell>
            </table:table-row>
            <table:table-row>
              <table:table-cell office:value-type="string">
                <text:p>11:29:22.116</text:p>
              </table:table-cell>
              <table:table-cell office:value-type="float" office:value="13.968655">
                <text:p>13.968655</text:p>
              </table:table-cell>
            </table:table-row>
            <table:table-row>
              <table:table-cell office:value-type="string">
                <text:p>11:29:22.146</text:p>
              </table:table-cell>
              <table:table-cell office:value-type="float" office:value="14.277353">
                <text:p>14.277353</text:p>
              </table:table-cell>
            </table:table-row>
            <table:table-row>
              <table:table-cell office:value-type="string">
                <text:p>11:29:22.172</text:p>
              </table:table-cell>
              <table:table-cell office:value-type="float" office:value="15.040274">
                <text:p>15.040274</text:p>
              </table:table-cell>
            </table:table-row>
            <table:table-row>
              <table:table-cell office:value-type="string">
                <text:p>11:29:22.108</text:p>
              </table:table-cell>
              <table:table-cell office:value-type="float" office:value="15.140206">
                <text:p>15.140206</text:p>
              </table:table-cell>
            </table:table-row>
            <table:table-row>
              <table:table-cell office:value-type="string">
                <text:p>11:29:22.165</text:p>
              </table:table-cell>
              <table:table-cell office:value-type="float" office:value="15.713842">
                <text:p>15.713842</text:p>
              </table:table-cell>
            </table:table-row>
            <table:table-row>
              <table:table-cell office:value-type="string">
                <text:p>11:29:22.117</text:p>
              </table:table-cell>
              <table:table-cell office:value-type="float" office:value="16.293117">
                <text:p>16.293117</text:p>
              </table:table-cell>
            </table:table-row>
            <table:table-row>
              <table:table-cell office:value-type="string">
                <text:p>11:29:22.178</text:p>
              </table:table-cell>
              <table:table-cell office:value-type="float" office:value="16.360895">
                <text:p>16.360895</text:p>
              </table:table-cell>
            </table:table-row>
            <table:table-row>
              <table:table-cell office:value-type="string">
                <text:p>11:29:22.157</text:p>
              </table:table-cell>
              <table:table-cell office:value-type="float" office:value="16.412914">
                <text:p>16.412914</text:p>
              </table:table-cell>
            </table:table-row>
            <table:table-row>
              <table:table-cell office:value-type="string">
                <text:p>11:29:22.104</text:p>
              </table:table-cell>
              <table:table-cell office:value-type="float" office:value="16.569518">
                <text:p>16.569518</text:p>
              </table:table-cell>
            </table:table-row>
            <table:table-row>
              <table:table-cell office:value-type="string">
                <text:p>11:29:22.144</text:p>
              </table:table-cell>
              <table:table-cell office:value-type="float" office:value="16.736287">
                <text:p>16.736287</text:p>
              </table:table-cell>
            </table:table-row>
            <table:table-row>
              <table:table-cell office:value-type="string">
                <text:p>11:29:22.163</text:p>
              </table:table-cell>
              <table:table-cell office:value-type="float" office:value="16.823777">
                <text:p>16.823777</text:p>
              </table:table-cell>
            </table:table-row>
            <table:table-row>
              <table:table-cell office:value-type="string">
                <text:p>11:29:22.164</text:p>
              </table:table-cell>
              <table:table-cell office:value-type="float" office:value="17.502965">
                <text:p>17.502965</text:p>
              </table:table-cell>
            </table:table-row>
            <table:table-row>
              <table:table-cell office:value-type="string">
                <text:p>11:29:22.142</text:p>
              </table:table-cell>
              <table:table-cell office:value-type="float" office:value="17.707314">
                <text:p>17.707314</text:p>
              </table:table-cell>
            </table:table-row>
            <table:table-row>
              <table:table-cell office:value-type="string">
                <text:p>11:29:22.168</text:p>
              </table:table-cell>
              <table:table-cell office:value-type="float" office:value="18.058364">
                <text:p>18.058364</text:p>
              </table:table-cell>
            </table:table-row>
            <table:table-row>
              <table:table-cell office:value-type="string">
                <text:p>11:29:22.166</text:p>
              </table:table-cell>
              <table:table-cell office:value-type="float" office:value="18.161773">
                <text:p>18.161773</text:p>
              </table:table-cell>
            </table:table-row>
            <table:table-row>
              <table:table-cell office:value-type="string">
                <text:p>11:29:22.190</text:p>
              </table:table-cell>
              <table:table-cell office:value-type="float" office:value="18.221758">
                <text:p>18.221758</text:p>
              </table:table-cell>
            </table:table-row>
            <table:table-row>
              <table:table-cell office:value-type="string">
                <text:p>11:29:22.150</text:p>
              </table:table-cell>
              <table:table-cell office:value-type="float" office:value="18.500755">
                <text:p>18.500755</text:p>
              </table:table-cell>
            </table:table-row>
            <table:table-row>
              <table:table-cell office:value-type="string">
                <text:p>11:29:22.151</text:p>
              </table:table-cell>
              <table:table-cell office:value-type="float" office:value="18.520601">
                <text:p>18.520601</text:p>
              </table:table-cell>
            </table:table-row>
            <table:table-row>
              <table:table-cell office:value-type="string">
                <text:p>11:29:21.954</text:p>
              </table:table-cell>
              <table:table-cell office:value-type="float" office:value="18.913776">
                <text:p>18.913776</text:p>
              </table:table-cell>
            </table:table-row>
            <table:table-row>
              <table:table-cell office:value-type="string">
                <text:p>11:29:22.154</text:p>
              </table:table-cell>
              <table:table-cell office:value-type="float" office:value="19.39279">
                <text:p>19.39279</text:p>
              </table:table-cell>
            </table:table-row>
            <table:table-row>
              <table:table-cell office:value-type="string">
                <text:p>11:29:22.158</text:p>
              </table:table-cell>
              <table:table-cell office:value-type="float" office:value="20.039704">
                <text:p>20.039704</text:p>
              </table:table-cell>
            </table:table-row>
            <table:table-row>
              <table:table-cell office:value-type="string">
                <text:p>11:29:22.200</text:p>
              </table:table-cell>
              <table:table-cell office:value-type="float" office:value="20.298237">
                <text:p>20.298237</text:p>
              </table:table-cell>
            </table:table-row>
            <table:table-row>
              <table:table-cell office:value-type="string">
                <text:p>11:29:22.142</text:p>
              </table:table-cell>
              <table:table-cell office:value-type="float" office:value="20.390329">
                <text:p>20.390329</text:p>
              </table:table-cell>
            </table:table-row>
            <table:table-row>
              <table:table-cell office:value-type="string">
                <text:p>11:29:22.177</text:p>
              </table:table-cell>
              <table:table-cell office:value-type="float" office:value="20.574851">
                <text:p>20.574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5cm" chart:style-name="ch2">
          <text:p>largest first at 1200 TPS</text:p>
        </chart:title>
        <chart:legend chart:legend-position="end" svg:x="14.398cm" svg:y="4.227cm" style:legend-expansion="high" chart:style-name="ch3"/>
        <chart:plot-area chart:style-name="ch4" table:cell-range-address="raw.B2:raw.B54 raw.F1:raw.F54" chart:data-source-has-labels="both" svg:x="0.32cm" svg:y="1.248cm" svg:width="13.758cm" svg:height="7.572cm">
          <chartooo:coordinate-region svg:x="1.867cm" svg:y="1.248cm" svg:width="12.207cm" svg:height="5.503cm"/>
          <chart:axis chart:dimension="x" chart:name="primary-x" chart:style-name="ch5" chartooo:axis-type="auto">
            <chartooo:date-scale/>
            <chart:categories table:cell-range-address="raw.B2:raw.B5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w.F2:raw.F54" chart:label-cell-address="raw.F1:raw.F1" chart:class="chart:ba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raw.F1:raw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:29:22.126</text:p>
                <draw:g>
                  <svg:desc>raw.B2:raw.B54</svg:desc>
                </draw:g>
              </table:table-cell>
              <table:table-cell office:value-type="float" office:value="3871176">
                <text:p>3871176</text:p>
                <draw:g>
                  <svg:desc>raw.F2:raw.F54</svg:desc>
                </draw:g>
              </table:table-cell>
            </table:table-row>
            <table:table-row>
              <table:table-cell office:value-type="string">
                <text:p>11:29:22.136</text:p>
              </table:table-cell>
              <table:table-cell office:value-type="float" office:value="3867710">
                <text:p>3867710</text:p>
              </table:table-cell>
            </table:table-row>
            <table:table-row>
              <table:table-cell office:value-type="string">
                <text:p>11:29:22.137</text:p>
              </table:table-cell>
              <table:table-cell office:value-type="float" office:value="3867710">
                <text:p>3867710</text:p>
              </table:table-cell>
            </table:table-row>
            <table:table-row>
              <table:table-cell office:value-type="string">
                <text:p>11:29:22.117</text:p>
              </table:table-cell>
              <table:table-cell office:value-type="float" office:value="3875118">
                <text:p>3875118</text:p>
              </table:table-cell>
            </table:table-row>
            <table:table-row>
              <table:table-cell office:value-type="string">
                <text:p>11:29:22.122</text:p>
              </table:table-cell>
              <table:table-cell office:value-type="float" office:value="3873324">
                <text:p>3873324</text:p>
              </table:table-cell>
            </table:table-row>
            <table:table-row>
              <table:table-cell office:value-type="string">
                <text:p>11:29:22.115</text:p>
              </table:table-cell>
              <table:table-cell office:value-type="float" office:value="3876376">
                <text:p>3876376</text:p>
              </table:table-cell>
            </table:table-row>
            <table:table-row>
              <table:table-cell office:value-type="string">
                <text:p>11:29:22.136</text:p>
              </table:table-cell>
              <table:table-cell office:value-type="float" office:value="3867716">
                <text:p>3867716</text:p>
              </table:table-cell>
            </table:table-row>
            <table:table-row>
              <table:table-cell office:value-type="string">
                <text:p>11:29:22.142</text:p>
              </table:table-cell>
              <table:table-cell office:value-type="float" office:value="3864304">
                <text:p>3864304</text:p>
              </table:table-cell>
            </table:table-row>
            <table:table-row>
              <table:table-cell office:value-type="string">
                <text:p>11:29:22.145</text:p>
              </table:table-cell>
              <table:table-cell office:value-type="float" office:value="3860747">
                <text:p>3860747</text:p>
              </table:table-cell>
            </table:table-row>
            <table:table-row>
              <table:table-cell office:value-type="string">
                <text:p>11:29:22.115</text:p>
              </table:table-cell>
              <table:table-cell office:value-type="float" office:value="3875274">
                <text:p>3875274</text:p>
              </table:table-cell>
            </table:table-row>
            <table:table-row>
              <table:table-cell office:value-type="string">
                <text:p>11:29:22.119</text:p>
              </table:table-cell>
              <table:table-cell office:value-type="float" office:value="3873505">
                <text:p>3873505</text:p>
              </table:table-cell>
            </table:table-row>
            <table:table-row>
              <table:table-cell office:value-type="string">
                <text:p>11:29:22.143</text:p>
              </table:table-cell>
              <table:table-cell office:value-type="float" office:value="3863947">
                <text:p>3863947</text:p>
              </table:table-cell>
            </table:table-row>
            <table:table-row>
              <table:table-cell office:value-type="string">
                <text:p>11:29:22.133</text:p>
              </table:table-cell>
              <table:table-cell office:value-type="float" office:value="3867896">
                <text:p>3867896</text:p>
              </table:table-cell>
            </table:table-row>
            <table:table-row>
              <table:table-cell office:value-type="string">
                <text:p>11:29:22.149</text:p>
              </table:table-cell>
              <table:table-cell office:value-type="float" office:value="3858142">
                <text:p>3858142</text:p>
              </table:table-cell>
            </table:table-row>
            <table:table-row>
              <table:table-cell office:value-type="string">
                <text:p>11:29:22.137</text:p>
              </table:table-cell>
              <table:table-cell office:value-type="float" office:value="3867652">
                <text:p>3867652</text:p>
              </table:table-cell>
            </table:table-row>
            <table:table-row>
              <table:table-cell office:value-type="string">
                <text:p>11:29:22.149</text:p>
              </table:table-cell>
              <table:table-cell office:value-type="float" office:value="3859501">
                <text:p>3859501</text:p>
              </table:table-cell>
            </table:table-row>
            <table:table-row>
              <table:table-cell office:value-type="string">
                <text:p>11:29:22.155</text:p>
              </table:table-cell>
              <table:table-cell office:value-type="float" office:value="3854700">
                <text:p>3854700</text:p>
              </table:table-cell>
            </table:table-row>
            <table:table-row>
              <table:table-cell office:value-type="string">
                <text:p>11:29:22.149</text:p>
              </table:table-cell>
              <table:table-cell office:value-type="float" office:value="3859501">
                <text:p>3859501</text:p>
              </table:table-cell>
            </table:table-row>
            <table:table-row>
              <table:table-cell office:value-type="string">
                <text:p>11:29:22.111</text:p>
              </table:table-cell>
              <table:table-cell office:value-type="float" office:value="3878783">
                <text:p>3878783</text:p>
              </table:table-cell>
            </table:table-row>
            <table:table-row>
              <table:table-cell office:value-type="string">
                <text:p>11:29:22.105</text:p>
              </table:table-cell>
              <table:table-cell office:value-type="float" office:value="3882234">
                <text:p>3882234</text:p>
              </table:table-cell>
            </table:table-row>
            <table:table-row>
              <table:table-cell office:value-type="string">
                <text:p>11:29:22.141</text:p>
              </table:table-cell>
              <table:table-cell office:value-type="float" office:value="3865214">
                <text:p>3865214</text:p>
              </table:table-cell>
            </table:table-row>
            <table:table-row>
              <table:table-cell office:value-type="string">
                <text:p>11:29:22.118</text:p>
              </table:table-cell>
              <table:table-cell office:value-type="float" office:value="3873505">
                <text:p>3873505</text:p>
              </table:table-cell>
            </table:table-row>
            <table:table-row>
              <table:table-cell office:value-type="string">
                <text:p>11:29:22.103</text:p>
              </table:table-cell>
              <table:table-cell office:value-type="float" office:value="3883687">
                <text:p>3883687</text:p>
              </table:table-cell>
            </table:table-row>
            <table:table-row>
              <table:table-cell office:value-type="string">
                <text:p>11:29:22.118</text:p>
              </table:table-cell>
              <table:table-cell office:value-type="float" office:value="3875118">
                <text:p>3875118</text:p>
              </table:table-cell>
            </table:table-row>
            <table:table-row>
              <table:table-cell office:value-type="string">
                <text:p>11:29:22.103</text:p>
              </table:table-cell>
              <table:table-cell office:value-type="float" office:value="3883931">
                <text:p>3883931</text:p>
              </table:table-cell>
            </table:table-row>
            <table:table-row>
              <table:table-cell office:value-type="string">
                <text:p>11:29:22.140</text:p>
              </table:table-cell>
              <table:table-cell office:value-type="float" office:value="3865364">
                <text:p>3865364</text:p>
              </table:table-cell>
            </table:table-row>
            <table:table-row>
              <table:table-cell office:value-type="string">
                <text:p>11:29:22.144</text:p>
              </table:table-cell>
              <table:table-cell office:value-type="float" office:value="3862675">
                <text:p>3862675</text:p>
              </table:table-cell>
            </table:table-row>
            <table:table-row>
              <table:table-cell office:value-type="string">
                <text:p>11:29:22.145</text:p>
              </table:table-cell>
              <table:table-cell office:value-type="float" office:value="3860654">
                <text:p>3860654</text:p>
              </table:table-cell>
            </table:table-row>
            <table:table-row>
              <table:table-cell office:value-type="string">
                <text:p>11:29:22.116</text:p>
              </table:table-cell>
              <table:table-cell office:value-type="float" office:value="3875118">
                <text:p>3875118</text:p>
              </table:table-cell>
            </table:table-row>
            <table:table-row>
              <table:table-cell office:value-type="string">
                <text:p>11:29:22.146</text:p>
              </table:table-cell>
              <table:table-cell office:value-type="float" office:value="3860514">
                <text:p>3860514</text:p>
              </table:table-cell>
            </table:table-row>
            <table:table-row>
              <table:table-cell office:value-type="string">
                <text:p>11:29:22.172</text:p>
              </table:table-cell>
              <table:table-cell office:value-type="float" office:value="3843955">
                <text:p>3843955</text:p>
              </table:table-cell>
            </table:table-row>
            <table:table-row>
              <table:table-cell office:value-type="string">
                <text:p>11:29:22.108</text:p>
              </table:table-cell>
              <table:table-cell office:value-type="float" office:value="3879137">
                <text:p>3879137</text:p>
              </table:table-cell>
            </table:table-row>
            <table:table-row>
              <table:table-cell office:value-type="string">
                <text:p>11:29:22.165</text:p>
              </table:table-cell>
              <table:table-cell office:value-type="float" office:value="3848240">
                <text:p>3848240</text:p>
              </table:table-cell>
            </table:table-row>
            <table:table-row>
              <table:table-cell office:value-type="string">
                <text:p>11:29:22.117</text:p>
              </table:table-cell>
              <table:table-cell office:value-type="float" office:value="3875118">
                <text:p>3875118</text:p>
              </table:table-cell>
            </table:table-row>
            <table:table-row>
              <table:table-cell office:value-type="string">
                <text:p>11:29:22.178</text:p>
              </table:table-cell>
              <table:table-cell office:value-type="float" office:value="3834207">
                <text:p>3834207</text:p>
              </table:table-cell>
            </table:table-row>
            <table:table-row>
              <table:table-cell office:value-type="string">
                <text:p>11:29:22.157</text:p>
              </table:table-cell>
              <table:table-cell office:value-type="float" office:value="3854522">
                <text:p>3854522</text:p>
              </table:table-cell>
            </table:table-row>
            <table:table-row>
              <table:table-cell office:value-type="string">
                <text:p>11:29:22.104</text:p>
              </table:table-cell>
              <table:table-cell office:value-type="float" office:value="3882516">
                <text:p>3882516</text:p>
              </table:table-cell>
            </table:table-row>
            <table:table-row>
              <table:table-cell office:value-type="string">
                <text:p>11:29:22.144</text:p>
              </table:table-cell>
              <table:table-cell office:value-type="float" office:value="3861856">
                <text:p>3861856</text:p>
              </table:table-cell>
            </table:table-row>
            <table:table-row>
              <table:table-cell office:value-type="string">
                <text:p>11:29:22.163</text:p>
              </table:table-cell>
              <table:table-cell office:value-type="float" office:value="3849988">
                <text:p>3849988</text:p>
              </table:table-cell>
            </table:table-row>
            <table:table-row>
              <table:table-cell office:value-type="string">
                <text:p>11:29:22.164</text:p>
              </table:table-cell>
              <table:table-cell office:value-type="float" office:value="3849129">
                <text:p>3849129</text:p>
              </table:table-cell>
            </table:table-row>
            <table:table-row>
              <table:table-cell office:value-type="string">
                <text:p>11:29:22.142</text:p>
              </table:table-cell>
              <table:table-cell office:value-type="float" office:value="3864479">
                <text:p>3864479</text:p>
              </table:table-cell>
            </table:table-row>
            <table:table-row>
              <table:table-cell office:value-type="string">
                <text:p>11:29:22.168</text:p>
              </table:table-cell>
              <table:table-cell office:value-type="float" office:value="3845852">
                <text:p>3845852</text:p>
              </table:table-cell>
            </table:table-row>
            <table:table-row>
              <table:table-cell office:value-type="string">
                <text:p>11:29:22.166</text:p>
              </table:table-cell>
              <table:table-cell office:value-type="float" office:value="3846857">
                <text:p>3846857</text:p>
              </table:table-cell>
            </table:table-row>
            <table:table-row>
              <table:table-cell office:value-type="string">
                <text:p>11:29:22.190</text:p>
              </table:table-cell>
              <table:table-cell office:value-type="float" office:value="3821904">
                <text:p>3821904</text:p>
              </table:table-cell>
            </table:table-row>
            <table:table-row>
              <table:table-cell office:value-type="string">
                <text:p>11:29:22.150</text:p>
              </table:table-cell>
              <table:table-cell office:value-type="float" office:value="3857706">
                <text:p>3857706</text:p>
              </table:table-cell>
            </table:table-row>
            <table:table-row>
              <table:table-cell office:value-type="string">
                <text:p>11:29:22.151</text:p>
              </table:table-cell>
              <table:table-cell office:value-type="float" office:value="3857585">
                <text:p>3857585</text:p>
              </table:table-cell>
            </table:table-row>
            <table:table-row>
              <table:table-cell office:value-type="string">
                <text:p>11:29:21.954</text:p>
              </table:table-cell>
              <table:table-cell office:value-type="float" office:value="4006863">
                <text:p>4006863</text:p>
              </table:table-cell>
            </table:table-row>
            <table:table-row>
              <table:table-cell office:value-type="string">
                <text:p>11:29:22.154</text:p>
              </table:table-cell>
              <table:table-cell office:value-type="float" office:value="3854938">
                <text:p>3854938</text:p>
              </table:table-cell>
            </table:table-row>
            <table:table-row>
              <table:table-cell office:value-type="string">
                <text:p>11:29:22.158</text:p>
              </table:table-cell>
              <table:table-cell office:value-type="float" office:value="3853527">
                <text:p>3853527</text:p>
              </table:table-cell>
            </table:table-row>
            <table:table-row>
              <table:table-cell office:value-type="string">
                <text:p>11:29:22.200</text:p>
              </table:table-cell>
              <table:table-cell office:value-type="float" office:value="3817800">
                <text:p>3817800</text:p>
              </table:table-cell>
            </table:table-row>
            <table:table-row>
              <table:table-cell office:value-type="string">
                <text:p>11:29:22.142</text:p>
              </table:table-cell>
              <table:table-cell office:value-type="float" office:value="3864479">
                <text:p>3864479</text:p>
              </table:table-cell>
            </table:table-row>
            <table:table-row>
              <table:table-cell office:value-type="string">
                <text:p>11:29:22.177</text:p>
              </table:table-cell>
              <table:table-cell office:value-type="float" office:value="3836261">
                <text:p>3836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5cm" chart:style-name="ch2">
          <text:p>cumulative bytes vs latency</text:p>
        </chart:title>
        <chart:legend chart:legend-position="end" svg:x="13.545cm" svg:y="4.227cm" style:legend-expansion="high" chart:style-name="ch3"/>
        <chart:plot-area chart:style-name="ch4" table:cell-range-address="raw.J1:raw.J1085 raw.C1:raw.C1085" chart:data-source-has-labels="row" svg:x="0.32cm" svg:y="1.248cm" svg:width="12.905cm" svg:height="7.572cm">
          <chartooo:coordinate-region svg:x="0.941cm" svg:y="1.421cm" svg:width="11.343cm" svg:height="6.8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aw.C2:raw.C1085" chart:label-cell-address="raw.C1:raw.C1" chart:class="chart:scatter">
            <chart:domain table:cell-range-address="raw.J2:raw.J1085"/>
            <chart:data-point chart:repeated="10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1176">
                <text:p>3871176</text:p>
                <draw:g>
                  <svg:desc>raw.J2:raw.J1085</svg:desc>
                </draw:g>
              </table:table-cell>
              <table:table-cell office:value-type="float" office:value="0.30839">
                <text:p>0.30839</text:p>
                <draw:g>
                  <svg:desc>raw.C2:raw.C10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38886">
                <text:p>7738886</text:p>
              </table:table-cell>
              <table:table-cell office:value-type="float" office:value="0.392644">
                <text:p>0.39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06596">
                <text:p>11606596</text:p>
              </table:table-cell>
              <table:table-cell office:value-type="float" office:value="0.40239">
                <text:p>0.40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81714">
                <text:p>15481714</text:p>
              </table:table-cell>
              <table:table-cell office:value-type="float" office:value="0.490608">
                <text:p>0.490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55038">
                <text:p>19355038</text:p>
              </table:table-cell>
              <table:table-cell office:value-type="float" office:value="0.517072">
                <text:p>0.517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31414">
                <text:p>23231414</text:p>
              </table:table-cell>
              <table:table-cell office:value-type="float" office:value="0.548664">
                <text:p>0.548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99130">
                <text:p>27099130</text:p>
              </table:table-cell>
              <table:table-cell office:value-type="float" office:value="0.565573">
                <text:p>0.565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963434">
                <text:p>30963434</text:p>
              </table:table-cell>
              <table:table-cell office:value-type="float" office:value="1.669808">
                <text:p>1.669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824181">
                <text:p>34824181</text:p>
              </table:table-cell>
              <table:table-cell office:value-type="float" office:value="1.767909">
                <text:p>1.767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99455">
                <text:p>38699455</text:p>
              </table:table-cell>
              <table:table-cell office:value-type="float" office:value="2.21306">
                <text:p>2.21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572960">
                <text:p>42572960</text:p>
              </table:table-cell>
              <table:table-cell office:value-type="float" office:value="2.424267">
                <text:p>2.424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436907">
                <text:p>46436907</text:p>
              </table:table-cell>
              <table:table-cell office:value-type="float" office:value="4.77328">
                <text:p>4.77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304803">
                <text:p>50304803</text:p>
              </table:table-cell>
              <table:table-cell office:value-type="float" office:value="4.884764">
                <text:p>4.884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162945">
                <text:p>54162945</text:p>
              </table:table-cell>
              <table:table-cell office:value-type="float" office:value="5.121263">
                <text:p>5.121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30597">
                <text:p>58030597</text:p>
              </table:table-cell>
              <table:table-cell office:value-type="float" office:value="6.055875">
                <text:p>6.05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90098">
                <text:p>61890098</text:p>
              </table:table-cell>
              <table:table-cell office:value-type="float" office:value="6.57102">
                <text:p>6.57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744798">
                <text:p>65744798</text:p>
              </table:table-cell>
              <table:table-cell office:value-type="float" office:value="7.067436">
                <text:p>7.067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604299">
                <text:p>69604299</text:p>
              </table:table-cell>
              <table:table-cell office:value-type="float" office:value="7.214304">
                <text:p>7.214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483082">
                <text:p>73483082</text:p>
              </table:table-cell>
              <table:table-cell office:value-type="float" office:value="7.388578">
                <text:p>7.388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365316">
                <text:p>77365316</text:p>
              </table:table-cell>
              <table:table-cell office:value-type="float" office:value="8.180681">
                <text:p>8.180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230530">
                <text:p>81230530</text:p>
              </table:table-cell>
              <table:table-cell office:value-type="float" office:value="8.409715">
                <text:p>8.409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104035">
                <text:p>85104035</text:p>
              </table:table-cell>
              <table:table-cell office:value-type="float" office:value="9.264138">
                <text:p>9.26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987722">
                <text:p>88987722</text:p>
              </table:table-cell>
              <table:table-cell office:value-type="float" office:value="9.291964">
                <text:p>9.291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862840">
                <text:p>92862840</text:p>
              </table:table-cell>
              <table:table-cell office:value-type="float" office:value="10.296824">
                <text:p>10.296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746771">
                <text:p>96746771</text:p>
              </table:table-cell>
              <table:table-cell office:value-type="float" office:value="10.487525">
                <text:p>10.487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612135">
                <text:p>100612135</text:p>
              </table:table-cell>
              <table:table-cell office:value-type="float" office:value="11.525491">
                <text:p>11.525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474810">
                <text:p>104474810</text:p>
              </table:table-cell>
              <table:table-cell office:value-type="float" office:value="12.340006">
                <text:p>12.340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335464">
                <text:p>108335464</text:p>
              </table:table-cell>
              <table:table-cell office:value-type="float" office:value="13.187237">
                <text:p>13.1872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210582">
                <text:p>112210582</text:p>
              </table:table-cell>
              <table:table-cell office:value-type="float" office:value="13.968655">
                <text:p>13.968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071096">
                <text:p>116071096</text:p>
              </table:table-cell>
              <table:table-cell office:value-type="float" office:value="14.277353">
                <text:p>14.277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915051">
                <text:p>119915051</text:p>
              </table:table-cell>
              <table:table-cell office:value-type="float" office:value="15.040274">
                <text:p>15.040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794188">
                <text:p>123794188</text:p>
              </table:table-cell>
              <table:table-cell office:value-type="float" office:value="15.140206">
                <text:p>15.140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642428">
                <text:p>127642428</text:p>
              </table:table-cell>
              <table:table-cell office:value-type="float" office:value="15.713842">
                <text:p>15.713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517546">
                <text:p>131517546</text:p>
              </table:table-cell>
              <table:table-cell office:value-type="float" office:value="16.293117">
                <text:p>16.293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351753">
                <text:p>135351753</text:p>
              </table:table-cell>
              <table:table-cell office:value-type="float" office:value="16.360895">
                <text:p>16.3608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9206275">
                <text:p>139206275</text:p>
              </table:table-cell>
              <table:table-cell office:value-type="float" office:value="16.412914">
                <text:p>16.412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088791">
                <text:p>143088791</text:p>
              </table:table-cell>
              <table:table-cell office:value-type="float" office:value="16.569518">
                <text:p>16.5695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6950647">
                <text:p>146950647</text:p>
              </table:table-cell>
              <table:table-cell office:value-type="float" office:value="16.736287">
                <text:p>16.7362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800635">
                <text:p>150800635</text:p>
              </table:table-cell>
              <table:table-cell office:value-type="float" office:value="16.823777">
                <text:p>16.823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649764">
                <text:p>154649764</text:p>
              </table:table-cell>
              <table:table-cell office:value-type="float" office:value="17.502965">
                <text:p>17.502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514243">
                <text:p>158514243</text:p>
              </table:table-cell>
              <table:table-cell office:value-type="float" office:value="17.707314">
                <text:p>17.707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360095">
                <text:p>162360095</text:p>
              </table:table-cell>
              <table:table-cell office:value-type="float" office:value="18.058364">
                <text:p>18.058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6206952">
                <text:p>166206952</text:p>
              </table:table-cell>
              <table:table-cell office:value-type="float" office:value="18.161773">
                <text:p>18.161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0028856">
                <text:p>170028856</text:p>
              </table:table-cell>
              <table:table-cell office:value-type="float" office:value="18.221758">
                <text:p>18.221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886562">
                <text:p>173886562</text:p>
              </table:table-cell>
              <table:table-cell office:value-type="float" office:value="18.500755">
                <text:p>18.500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7744147">
                <text:p>177744147</text:p>
              </table:table-cell>
              <table:table-cell office:value-type="float" office:value="18.520601">
                <text:p>18.520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751010">
                <text:p>181751010</text:p>
              </table:table-cell>
              <table:table-cell office:value-type="float" office:value="18.913776">
                <text:p>18.913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605948">
                <text:p>185605948</text:p>
              </table:table-cell>
              <table:table-cell office:value-type="float" office:value="19.39279">
                <text:p>19.39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9459475">
                <text:p>189459475</text:p>
              </table:table-cell>
              <table:table-cell office:value-type="float" office:value="20.039704">
                <text:p>20.039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3277275">
                <text:p>193277275</text:p>
              </table:table-cell>
              <table:table-cell office:value-type="float" office:value="20.298237">
                <text:p>20.298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41754">
                <text:p>197141754</text:p>
              </table:table-cell>
              <table:table-cell office:value-type="float" office:value="20.390329">
                <text:p>20.3903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978015">
                <text:p>200978015</text:p>
              </table:table-cell>
              <table:table-cell office:value-type="float" office:value="20.574851">
                <text:p>20.574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978015">
                <text:p>200978015</text:p>
              </table:table-cell>
              <table:table-cell office:value-type="float" office:value="0.409157">
                <text:p>0.40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978015">
                <text:p>200978015</text:p>
              </table:table-cell>
              <table:table-cell office:value-type="float" office:value="0.406468">
                <text:p>0.406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978015">
                <text:p>200978015</text:p>
              </table:table-cell>
              <table:table-cell office:value-type="float" office:value="0.487824">
                <text:p>0.4878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507765">
                <text:p>0.50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99062">
                <text:p>0.499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544929">
                <text:p>0.544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531576">
                <text:p>0.531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563655">
                <text:p>0.5636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0.558651">
                <text:p>0.558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561164">
                <text:p>0.561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547891">
                <text:p>0.547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.579465">
                <text:p>0.5794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.568001">
                <text:p>0.568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.591625">
                <text:p>0.591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0.625916">
                <text:p>0.6259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0.610616">
                <text:p>0.6106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613934">
                <text:p>0.613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0.647513">
                <text:p>0.6475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0.635104">
                <text:p>0.635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0.611763">
                <text:p>0.611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0.609649">
                <text:p>0.609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0.594653">
                <text:p>0.594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0.636214">
                <text:p>0.6362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.67317">
                <text:p>0.673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.663164">
                <text:p>0.663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.673106">
                <text:p>0.6731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719777">
                <text:p>0.719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0.721945">
                <text:p>0.721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.713995">
                <text:p>0.713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.739703">
                <text:p>0.739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.574475">
                <text:p>0.574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.75246">
                <text:p>0.752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.714135">
                <text:p>0.714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.732455">
                <text:p>0.7324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0.768642">
                <text:p>0.768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0.662696">
                <text:p>0.662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673251">
                <text:p>0.673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.708704">
                <text:p>0.708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.795885">
                <text:p>0.7958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.795871">
                <text:p>0.795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.802215">
                <text:p>0.802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.842766">
                <text:p>0.8427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.804091">
                <text:p>0.804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.75947">
                <text:p>0.759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.695994">
                <text:p>0.695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.867882">
                <text:p>0.8678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852984">
                <text:p>0.852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0.858007">
                <text:p>0.858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0.730009">
                <text:p>0.730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0.837725">
                <text:p>0.837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0.875443">
                <text:p>0.875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0.713868">
                <text:p>0.7138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0.802322">
                <text:p>0.8023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0.892763">
                <text:p>0.8927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884773">
                <text:p>0.884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0.830878">
                <text:p>0.830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879853">
                <text:p>0.8798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840177">
                <text:p>0.8401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0.924146">
                <text:p>0.924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0.927576">
                <text:p>0.927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0.601008">
                <text:p>0.601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0.832151">
                <text:p>0.8321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0.92293">
                <text:p>0.922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0.691158">
                <text:p>0.6911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0.931917">
                <text:p>0.9319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0.905688">
                <text:p>0.905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0.986848">
                <text:p>0.9868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0.982332">
                <text:p>0.982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0.960511">
                <text:p>0.9605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0.957412">
                <text:p>0.957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0.673676">
                <text:p>0.6736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0.950586">
                <text:p>0.9505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0.846984">
                <text:p>0.8469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918204">
                <text:p>0.9182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.022371">
                <text:p>1.022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0.693367">
                <text:p>0.693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.033986">
                <text:p>1.033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.057742">
                <text:p>1.057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.04033">
                <text:p>1.040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0.965393">
                <text:p>0.965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0.711103">
                <text:p>0.7111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0.728861">
                <text:p>0.7288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0.796458">
                <text:p>0.7964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.002996">
                <text:p>1.002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.120803">
                <text:p>1.1208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0.999263">
                <text:p>0.9992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0.976933">
                <text:p>0.976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0.839206">
                <text:p>0.839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0.908721">
                <text:p>0.9087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.059554">
                <text:p>1.059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0.932512">
                <text:p>0.932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.203368">
                <text:p>1.203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.076736">
                <text:p>1.0767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.13924">
                <text:p>1.13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.051022">
                <text:p>1.0510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0.637045">
                <text:p>0.637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.021359">
                <text:p>1.0213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.109959">
                <text:p>1.1099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0.898808">
                <text:p>0.8988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.054362">
                <text:p>1.0543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.245162">
                <text:p>1.245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0.916337">
                <text:p>0.9163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0.9948">
                <text:p>0.99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.224703">
                <text:p>1.2247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.082606">
                <text:p>1.0826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.068186">
                <text:p>1.068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0.856096">
                <text:p>0.8560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0.850281">
                <text:p>0.8502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.281477">
                <text:p>1.2814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.266751">
                <text:p>1.2667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0.899637">
                <text:p>0.8996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0.989702">
                <text:p>0.9897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0.985283">
                <text:p>0.9852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.113204">
                <text:p>1.113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.295304">
                <text:p>1.295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.305611">
                <text:p>1.3056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.235246">
                <text:p>1.235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.035854">
                <text:p>1.0358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.101969">
                <text:p>1.1019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.095046">
                <text:p>1.095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.147989">
                <text:p>1.1479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.339213">
                <text:p>1.339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0.965517">
                <text:p>0.9655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.11251">
                <text:p>1.112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.265651">
                <text:p>1.265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.309304">
                <text:p>1.309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.36539">
                <text:p>1.365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.379079">
                <text:p>1.3790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.348835">
                <text:p>1.3488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.237861">
                <text:p>1.2378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.427352">
                <text:p>1.4273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.377799">
                <text:p>1.3777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.42096">
                <text:p>1.420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0.926418">
                <text:p>0.926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.061846">
                <text:p>1.0618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.451374">
                <text:p>1.4513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.02115">
                <text:p>1.02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.202076">
                <text:p>1.2020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.419731">
                <text:p>1.4197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.462119">
                <text:p>1.462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.141248">
                <text:p>1.1412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.409131">
                <text:p>1.409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.381004">
                <text:p>1.3810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.320661">
                <text:p>1.3206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.449507">
                <text:p>1.4495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998426">
                <text:p>0.9984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1.132289">
                <text:p>1.1322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.194914">
                <text:p>1.1949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1.427747">
                <text:p>1.4277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.428387">
                <text:p>1.4283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1.217883">
                <text:p>1.2178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0.800297">
                <text:p>0.8002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1.524307">
                <text:p>1.52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.831659">
                <text:p>0.8316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1.018665">
                <text:p>1.0186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.459899">
                <text:p>1.4598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1.506995">
                <text:p>1.5069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1.265406">
                <text:p>1.2654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1.427132">
                <text:p>1.4271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1.358344">
                <text:p>1.3583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1.180829">
                <text:p>1.1808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1.378297">
                <text:p>1.3782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1.578038">
                <text:p>1.5780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1.44857">
                <text:p>1.44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1.464805">
                <text:p>1.464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.304458">
                <text:p>1.3044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1.54998">
                <text:p>1.549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1.087147">
                <text:p>1.0871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1.113676">
                <text:p>1.1136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0.890226">
                <text:p>0.8902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1.059366">
                <text:p>1.0593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1.490695">
                <text:p>1.4906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1.28737">
                <text:p>1.287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.519484">
                <text:p>1.5194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.2218">
                <text:p>1.22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.498065">
                <text:p>1.498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.676063">
                <text:p>1.676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.145773">
                <text:p>1.1457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1.278087">
                <text:p>1.2780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1.340441">
                <text:p>1.3404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1.389821">
                <text:p>1.3898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1.44831">
                <text:p>1.44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.602169">
                <text:p>1.6021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1.601286">
                <text:p>1.6012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1.58288">
                <text:p>1.582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.935823">
                <text:p>0.9358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.623491">
                <text:p>1.6234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.726947">
                <text:p>1.7269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1.544031">
                <text:p>1.5440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.606894">
                <text:p>1.6068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1.711141">
                <text:p>1.7111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1.064888">
                <text:p>1.064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.733807">
                <text:p>1.7338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.694199">
                <text:p>1.6941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.706542">
                <text:p>1.7065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.065095">
                <text:p>1.0650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1.697095">
                <text:p>1.6970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1.830113">
                <text:p>1.8301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1.660241">
                <text:p>1.6602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1.754071">
                <text:p>1.7540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1.785195">
                <text:p>1.7851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1.773878">
                <text:p>1.7738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1.09302">
                <text:p>1.09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1.152466">
                <text:p>1.1524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1.352097">
                <text:p>1.3520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.476847">
                <text:p>1.4768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1.493097">
                <text:p>1.4930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1.647754">
                <text:p>1.6477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1.65544">
                <text:p>1.655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1.561845">
                <text:p>1.561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1.522004">
                <text:p>1.522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1.703391">
                <text:p>1.703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1.767234">
                <text:p>1.7672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1.826358">
                <text:p>1.8263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1.691192">
                <text:p>1.6911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.224243">
                <text:p>1.2242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1.814975">
                <text:p>1.8149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1.102658">
                <text:p>1.1026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1.075858">
                <text:p>1.0758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1.545991">
                <text:p>1.545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.036363">
                <text:p>2.0363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1.968088">
                <text:p>1.9680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1.932811">
                <text:p>1.9328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1.755858">
                <text:p>1.7558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1.39043">
                <text:p>1.390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.847678">
                <text:p>1.8476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1.857453">
                <text:p>1.8574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1.888144">
                <text:p>1.8881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1.99311">
                <text:p>1.993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1.641702">
                <text:p>1.6417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1.891747">
                <text:p>1.8917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1.302495">
                <text:p>1.3024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1.858415">
                <text:p>1.8584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1.946775">
                <text:p>1.9467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1.624335">
                <text:p>1.6243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.336404">
                <text:p>1.336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1.839044">
                <text:p>1.8390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1.698286">
                <text:p>1.6982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1.403346">
                <text:p>1.4033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1.610941">
                <text:p>1.6109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1.332977">
                <text:p>1.3329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1.838305">
                <text:p>1.8383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1.936729">
                <text:p>1.9367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1.797718">
                <text:p>1.7977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1.367367">
                <text:p>1.3673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.260521">
                <text:p>1.2605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1.944913">
                <text:p>1.9449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1.365523">
                <text:p>1.365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2.023194">
                <text:p>2.023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2.051579">
                <text:p>2.0515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1.791047">
                <text:p>1.7910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.961532">
                <text:p>1.9615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.909345">
                <text:p>1.9093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.937268">
                <text:p>1.9372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1.733878">
                <text:p>1.7338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2.075282">
                <text:p>2.0752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2.052137">
                <text:p>2.0521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.332563">
                <text:p>1.3325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.682241">
                <text:p>1.6822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.415244">
                <text:p>1.4152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.393496">
                <text:p>1.3934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2.053992">
                <text:p>2.0539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.164707">
                <text:p>1.1647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.885016">
                <text:p>1.8850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.750987">
                <text:p>1.7509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.431314">
                <text:p>1.4313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.206366">
                <text:p>1.2063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1.833632">
                <text:p>1.8336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1.873703">
                <text:p>1.8737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1.767124">
                <text:p>1.7671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2.090296">
                <text:p>2.0902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1.560786">
                <text:p>1.5607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1.56263">
                <text:p>1.562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1.986046">
                <text:p>1.9860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1.492733">
                <text:p>1.4927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1.689205">
                <text:p>1.6892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1.785028">
                <text:p>1.7850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1.454494">
                <text:p>1.4544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1.795288">
                <text:p>1.7952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1.76889">
                <text:p>1.768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2.195675">
                <text:p>2.1956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1.842542">
                <text:p>1.84254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1.944909">
                <text:p>1.9449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1.948875">
                <text:p>1.948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1.787521">
                <text:p>1.7875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.84575">
                <text:p>1.845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1.415548">
                <text:p>1.4155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1.938594">
                <text:p>1.9385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1.647106">
                <text:p>1.6471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1.537724">
                <text:p>1.5377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2.094195">
                <text:p>2.094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2.057159">
                <text:p>2.0571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1.65292">
                <text:p>1.652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1.858726">
                <text:p>1.8587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2.021514">
                <text:p>2.0215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2.029923">
                <text:p>2.0299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1.666195">
                <text:p>1.6661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1.941796">
                <text:p>1.9417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2.174054">
                <text:p>2.1740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1.998423">
                <text:p>1.9984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1.930164">
                <text:p>1.9301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1.986026">
                <text:p>1.9860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2.333529">
                <text:p>2.3335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1.934542">
                <text:p>1.9345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1.874261">
                <text:p>1.8742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.989731">
                <text:p>1.9897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2.009988">
                <text:p>2.009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1.990727">
                <text:p>1.9907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2.126635">
                <text:p>2.1266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1.547607">
                <text:p>1.5476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1.667773">
                <text:p>1.6677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2.273254">
                <text:p>2.2732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2.325191">
                <text:p>2.3251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1.652584">
                <text:p>1.6525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1.981909">
                <text:p>1.9819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.84406">
                <text:p>1.844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2.219014">
                <text:p>2.219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1.698243">
                <text:p>1.6982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2.270917">
                <text:p>2.2709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1.770944">
                <text:p>1.7709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1.899452">
                <text:p>1.8994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2.205529">
                <text:p>2.2055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1.78269">
                <text:p>1.782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1.759502">
                <text:p>1.7595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2.195445">
                <text:p>2.1954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.843692">
                <text:p>1.8436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2.236744">
                <text:p>2.2367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1.474004">
                <text:p>1.4740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1.561295">
                <text:p>1.5612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1.974598">
                <text:p>1.9745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1.985835">
                <text:p>1.9858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2.221608">
                <text:p>2.2216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2.038835">
                <text:p>2.038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2.168227">
                <text:p>2.1682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1.644757">
                <text:p>1.6447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.902646">
                <text:p>1.9026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2.155938">
                <text:p>2.1559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1.395041">
                <text:p>1.3950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1.333273">
                <text:p>1.3332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2.073524">
                <text:p>2.073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2.325825">
                <text:p>2.3258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2.176449">
                <text:p>2.1764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2.283953">
                <text:p>2.2839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1.894565">
                <text:p>1.8945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2.40061">
                <text:p>2.400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.997249">
                <text:p>1.9972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2.161541">
                <text:p>2.1615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1.655471">
                <text:p>1.6554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2.088393">
                <text:p>2.0883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23.459527">
                <text:p>23.4595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2.410385">
                <text:p>2.4103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2.259369">
                <text:p>2.2593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2.420356">
                <text:p>2.4203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1.620484">
                <text:p>1.6204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2.250557">
                <text:p>2.250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2.294587">
                <text:p>2.2945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2.469284">
                <text:p>2.4692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2.689617">
                <text:p>2.6896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2.406837">
                <text:p>2.4068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1.991224">
                <text:p>1.9912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2.770755">
                <text:p>2.7707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2.637254">
                <text:p>2.6372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2.229725">
                <text:p>2.2297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2.752484">
                <text:p>2.7524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2.374178">
                <text:p>2.3741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2.718804">
                <text:p>2.7188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2.812364">
                <text:p>2.8123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2.717083">
                <text:p>2.7170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2.71615">
                <text:p>2.716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2.318516">
                <text:p>2.3185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2.466374">
                <text:p>2.4663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2.22857">
                <text:p>2.228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2.65778">
                <text:p>2.657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2.461151">
                <text:p>2.4611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2.649287">
                <text:p>2.6492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2.350903">
                <text:p>2.3509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2.236656">
                <text:p>2.2366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2.762198">
                <text:p>2.7621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2.518196">
                <text:p>2.5181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2.541298">
                <text:p>2.5412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2.148444">
                <text:p>2.1484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2.279754">
                <text:p>2.2797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2.759612">
                <text:p>2.7596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2.70934">
                <text:p>2.709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2.876559">
                <text:p>2.8765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2.702501">
                <text:p>2.7025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2.53294">
                <text:p>2.532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2.722107">
                <text:p>2.7221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1.882318">
                <text:p>1.8823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2.220065">
                <text:p>2.2200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2.259085">
                <text:p>2.2590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2.516652">
                <text:p>2.516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2.392868">
                <text:p>2.3928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2.141473">
                <text:p>2.1414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2.476396">
                <text:p>2.4763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2.694611">
                <text:p>2.6946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2.660533">
                <text:p>2.6605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2.17798">
                <text:p>2.177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2.836596">
                <text:p>2.8365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2.402723">
                <text:p>2.4027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2.112199">
                <text:p>2.1121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2.18163">
                <text:p>2.181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2.489807">
                <text:p>2.4898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2.780698">
                <text:p>2.7806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2.309003">
                <text:p>2.3090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1.45526">
                <text:p>1.455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1.497725">
                <text:p>1.4977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2.142028">
                <text:p>2.1420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2.336157">
                <text:p>2.3361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2.432316">
                <text:p>2.4323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2.178058">
                <text:p>2.1780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1.996708">
                <text:p>1.9967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2.71272">
                <text:p>2.712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2.441198">
                <text:p>2.4411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2.055067">
                <text:p>2.0550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2.339969">
                <text:p>2.3399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2.067177">
                <text:p>2.067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2.508176">
                <text:p>2.5081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2.32442">
                <text:p>2.3244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2.337833">
                <text:p>2.3378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2.091522">
                <text:p>2.0915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2.172704">
                <text:p>2.1727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2.670232">
                <text:p>2.6702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2.297476">
                <text:p>2.297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2.169308">
                <text:p>2.1693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5.607388">
                <text:p>15.6073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2.102518">
                <text:p>2.1025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2.186804">
                <text:p>2.1868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3.001314">
                <text:p>3.001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2.861978">
                <text:p>2.8619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2.872679">
                <text:p>2.8726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3.00717">
                <text:p>3.007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2.763259">
                <text:p>2.7632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2.145999">
                <text:p>2.1459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2.470001">
                <text:p>2.4700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2.20425">
                <text:p>2.204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2.869381">
                <text:p>2.8693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2.098875">
                <text:p>2.0988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2.491206">
                <text:p>2.4912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2.244881">
                <text:p>2.24488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2.498677">
                <text:p>2.4986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2.603145">
                <text:p>2.6031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2.778576">
                <text:p>2.778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2.96363">
                <text:p>2.963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2.50563">
                <text:p>2.505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2.977025">
                <text:p>2.9770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3.03925">
                <text:p>3.039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2.979158">
                <text:p>2.9791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2.965136">
                <text:p>2.9651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2.400009">
                <text:p>2.4000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2.268333">
                <text:p>2.2683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2.132617">
                <text:p>2.1326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2.946799">
                <text:p>2.9467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2.521806">
                <text:p>2.5218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2.516973">
                <text:p>2.5169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2.66664">
                <text:p>2.666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2.793632">
                <text:p>2.7936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3.091314">
                <text:p>3.0913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2.988599">
                <text:p>2.9885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2.497445">
                <text:p>2.4974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3.018349">
                <text:p>3.0183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2.715825">
                <text:p>2.7158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2.853239">
                <text:p>2.8532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2.997035">
                <text:p>2.9970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2.836877">
                <text:p>2.8368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2.296308">
                <text:p>2.2963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2.949883">
                <text:p>2.9498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3.108974">
                <text:p>3.10897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2.051152">
                <text:p>2.0511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2.337517">
                <text:p>2.3375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2.943281">
                <text:p>2.9432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2.154727">
                <text:p>2.1547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2.650833">
                <text:p>2.6508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2.718433">
                <text:p>2.7184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2.411001">
                <text:p>2.4110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2.541684">
                <text:p>2.5416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2.720149">
                <text:p>2.7201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2.741583">
                <text:p>2.7415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2.825334">
                <text:p>2.8253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2.836764">
                <text:p>2.8367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2.588134">
                <text:p>2.5881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2.206985">
                <text:p>2.2069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2.986448">
                <text:p>2.9864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2.365515">
                <text:p>2.3655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3.012648">
                <text:p>3.0126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2.605576">
                <text:p>2.6055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3.035722">
                <text:p>3.0357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2.812695">
                <text:p>2.8126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2.810363">
                <text:p>2.8103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2.621958">
                <text:p>2.6219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2.279732">
                <text:p>2.2797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2.749774">
                <text:p>2.74977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2.934623">
                <text:p>2.93462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2.987021">
                <text:p>2.9870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2.834257">
                <text:p>2.8342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2.812206">
                <text:p>2.8122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3.127037">
                <text:p>3.1270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2.893671">
                <text:p>2.8936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2.975425">
                <text:p>2.9754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2.993017">
                <text:p>2.9930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2.049611">
                <text:p>2.0496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2.950926">
                <text:p>2.9509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2.82115">
                <text:p>2.821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2.934292">
                <text:p>2.9342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2.438889">
                <text:p>2.4388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2.545896">
                <text:p>2.5458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2.705153">
                <text:p>2.7051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2.710926">
                <text:p>2.7109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2.832376">
                <text:p>2.8323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2.827865">
                <text:p>2.8278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2.938353">
                <text:p>2.9383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2.600061">
                <text:p>2.6000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3.23345">
                <text:p>3.233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2.413361">
                <text:p>2.4133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2.613896">
                <text:p>2.6138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2.861735">
                <text:p>2.8617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3.03977">
                <text:p>3.039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3.145487">
                <text:p>3.1454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3.100551">
                <text:p>3.10055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3.042476">
                <text:p>3.0424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2.881571">
                <text:p>2.8815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2.902411">
                <text:p>2.9024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2.867323">
                <text:p>2.8673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2.770737">
                <text:p>2.7707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15.914128">
                <text:p>15.914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2.905381">
                <text:p>2.9053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2.871258">
                <text:p>2.8712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2.881929">
                <text:p>2.8819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3.009682">
                <text:p>3.0096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2.85452">
                <text:p>2.854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2.505252">
                <text:p>2.5052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2.98106">
                <text:p>2.981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22.486608">
                <text:p>22.4866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2.414284">
                <text:p>2.4142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2.786475">
                <text:p>2.7864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2.606678">
                <text:p>2.6066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2.462085">
                <text:p>2.46208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2.5542">
                <text:p>2.55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2.820016">
                <text:p>2.8200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2.640295">
                <text:p>2.6402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3.094505">
                <text:p>3.0945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2.963397">
                <text:p>2.9633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3.057446">
                <text:p>3.0574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3.083924">
                <text:p>3.08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2.859518">
                <text:p>2.8595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2.769617">
                <text:p>2.7696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3.563083">
                <text:p>3.5630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3.246382">
                <text:p>3.2463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2.557186">
                <text:p>2.5571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2.678128">
                <text:p>2.6781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2.611094">
                <text:p>2.6110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3.195608">
                <text:p>3.1956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2.604589">
                <text:p>2.6045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3.185467">
                <text:p>3.185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2.88906">
                <text:p>2.889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3.356578">
                <text:p>3.3565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2.553456">
                <text:p>2.5534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3.666584">
                <text:p>3.6665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3.050673">
                <text:p>3.0506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3.361158">
                <text:p>3.3611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2.723832">
                <text:p>2.7238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2.69578">
                <text:p>2.695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3.376515">
                <text:p>3.3765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3.289402">
                <text:p>3.2894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3.277039">
                <text:p>3.2770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3.303293">
                <text:p>3.3032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3.298989">
                <text:p>3.2989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3.3079">
                <text:p>3.30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3.313852">
                <text:p>3.3138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2.871461">
                <text:p>2.8714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3.739769">
                <text:p>3.7397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3.700128">
                <text:p>3.7001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3.041046">
                <text:p>3.0410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3.375255">
                <text:p>3.3752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3.134334">
                <text:p>3.1343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3.154316">
                <text:p>3.1543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3.124725">
                <text:p>3.1247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3.309104">
                <text:p>3.3091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3.045789">
                <text:p>3.0457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3.452065">
                <text:p>3.4520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3.234526">
                <text:p>3.2345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3.007204">
                <text:p>3.007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3.470097">
                <text:p>3.4700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2.922728">
                <text:p>2.9227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3.334391">
                <text:p>3.3343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3.864422">
                <text:p>3.8644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3.506609">
                <text:p>3.5066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3.659738">
                <text:p>3.6597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3.578073">
                <text:p>3.5780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3.573311">
                <text:p>3.5733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3.418958">
                <text:p>3.4189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3.586993">
                <text:p>3.5869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2.944413">
                <text:p>2.9444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3.603928">
                <text:p>3.6039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3.604514">
                <text:p>3.6045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3.756347">
                <text:p>3.7563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3.473117">
                <text:p>3.4731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3.902164">
                <text:p>3.9021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3.62445">
                <text:p>3.624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3.966088">
                <text:p>3.9660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3.669196">
                <text:p>3.66919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3.378717">
                <text:p>3.3787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3.793091">
                <text:p>3.7930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3.705453">
                <text:p>3.7054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3.812597">
                <text:p>3.81259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3.624607">
                <text:p>3.6246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4.056161">
                <text:p>4.0561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3.670624">
                <text:p>3.6706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4.11717">
                <text:p>4.117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3.902024">
                <text:p>3.9020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3.819845">
                <text:p>3.8198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3.78191">
                <text:p>3.781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3.787298">
                <text:p>3.78729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3.674634">
                <text:p>3.6746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3.786007">
                <text:p>3.7860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3.415681">
                <text:p>3.41568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4.290831">
                <text:p>4.2908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3.407972">
                <text:p>3.4079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3.666068">
                <text:p>3.6660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3.972255">
                <text:p>3.9722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3.83506">
                <text:p>3.835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3.740626">
                <text:p>3.7406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3.847699">
                <text:p>3.8476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3.861343">
                <text:p>3.8613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3.294336">
                <text:p>3.2943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3.883093">
                <text:p>3.8830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3.860602">
                <text:p>3.86060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3.897175">
                <text:p>3.8971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17.525003">
                <text:p>17.5250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3.926645">
                <text:p>3.9266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3.404081">
                <text:p>3.4040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3.771334">
                <text:p>3.7713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3.871728">
                <text:p>3.8717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3.90615">
                <text:p>3.906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4.012475">
                <text:p>4.0124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3.476413">
                <text:p>3.476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3.526255">
                <text:p>3.526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4.247316">
                <text:p>4.2473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4.411208">
                <text:p>4.4112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3.685688">
                <text:p>3.6856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3.736823">
                <text:p>3.7368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4.021474">
                <text:p>4.0214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4.014145">
                <text:p>4.0141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3.618801">
                <text:p>3.6188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3.689637">
                <text:p>3.68963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3.376328">
                <text:p>3.3763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4.033305">
                <text:p>4.0333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4.028935">
                <text:p>4.0289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4.028294">
                <text:p>4.0282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3.155382">
                <text:p>3.1553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3.995252">
                <text:p>3.9952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4.121968">
                <text:p>4.12196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3.201567">
                <text:p>3.2015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4.187764">
                <text:p>4.1877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4.047837">
                <text:p>4.0478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4.048589">
                <text:p>4.0485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3.395683">
                <text:p>3.3956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4.049814">
                <text:p>4.0498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4.057431">
                <text:p>4.0574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4.062775">
                <text:p>4.0627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3.563745">
                <text:p>3.5637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3.678182">
                <text:p>3.6781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3.515009">
                <text:p>3.51500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3.903929">
                <text:p>3.9039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4.028001">
                <text:p>4.02800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4.672877">
                <text:p>4.67287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3.811041">
                <text:p>3.8110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4.037993">
                <text:p>4.0379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3.720274">
                <text:p>3.7202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4.167769">
                <text:p>4.1677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3.465103">
                <text:p>3.4651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3.615155">
                <text:p>3.6151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3.279008">
                <text:p>3.2790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3.773412">
                <text:p>3.7734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3.724089">
                <text:p>3.7240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4.07172">
                <text:p>4.071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4.119959">
                <text:p>4.1199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3.169226">
                <text:p>3.16922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4.125703">
                <text:p>4.1257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3.862396">
                <text:p>3.8623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3.871217">
                <text:p>3.8712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4.130975">
                <text:p>4.1309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4.133097">
                <text:p>4.1330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16.744213">
                <text:p>16.7442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4.135317">
                <text:p>4.1353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4.530825">
                <text:p>4.5308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3.143149">
                <text:p>3.1431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4.139893">
                <text:p>4.1398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4.159">
                <text:p>4.1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4.283636">
                <text:p>4.2836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4.285921">
                <text:p>4.2859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4.156046">
                <text:p>4.1560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3.690784">
                <text:p>3.6907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3.671093">
                <text:p>3.6710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4.166599">
                <text:p>4.1665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4.173619">
                <text:p>4.1736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4.033011">
                <text:p>4.03301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4.073113">
                <text:p>4.0731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4.174235">
                <text:p>4.1742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4.022148">
                <text:p>4.022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3.8071">
                <text:p>3.80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3.708111">
                <text:p>3.70811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3.207395">
                <text:p>3.2073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4.186309">
                <text:p>4.1863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3.184102">
                <text:p>3.1841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3.790597">
                <text:p>3.7905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4.188689">
                <text:p>4.1886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4.188556">
                <text:p>4.18855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4.024697">
                <text:p>4.0246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3.898514">
                <text:p>3.8985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4.184629">
                <text:p>4.1846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3.589853">
                <text:p>3.5898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3.820882">
                <text:p>3.8208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4.038614">
                <text:p>4.0386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3.545234">
                <text:p>3.54523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3.651517">
                <text:p>3.6515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3.757211">
                <text:p>3.7572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3.325922">
                <text:p>3.3259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3.765268">
                <text:p>3.7652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3.98507">
                <text:p>3.985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4.219119">
                <text:p>4.2191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4.227893">
                <text:p>4.2278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3.784472">
                <text:p>3.78447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3.3743">
                <text:p>3.37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3.84253">
                <text:p>3.842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4.623211">
                <text:p>4.6232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4.208094">
                <text:p>4.2080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4.239546">
                <text:p>4.2395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3.611239">
                <text:p>3.6112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3.324648">
                <text:p>3.3246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3.299916">
                <text:p>3.2999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4.254322">
                <text:p>4.2543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4.204385">
                <text:p>4.2043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3.644634">
                <text:p>3.6446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4.286471">
                <text:p>4.2864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4.439999">
                <text:p>4.4399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4.317466">
                <text:p>4.31746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3.90505">
                <text:p>3.905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4.352545">
                <text:p>4.3525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3.425564">
                <text:p>3.4255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3.743315">
                <text:p>3.7433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3.359401">
                <text:p>3.35940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4.076775">
                <text:p>4.0767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3.923393">
                <text:p>3.92339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3.968355">
                <text:p>3.9683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4.304082">
                <text:p>4.3040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4.383401">
                <text:p>4.3834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3.717442">
                <text:p>3.7174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4.058553">
                <text:p>4.0585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4.086549">
                <text:p>4.08654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3.770105">
                <text:p>3.7701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4.417326">
                <text:p>4.4173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4.332668">
                <text:p>4.3326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4.29074">
                <text:p>4.290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4.469821">
                <text:p>4.4698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4.160951">
                <text:p>4.1609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3.561739">
                <text:p>3.5617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3.83308">
                <text:p>3.833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3.61992">
                <text:p>3.619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4.491416">
                <text:p>4.4914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4.271713">
                <text:p>4.2717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4.510686">
                <text:p>4.5106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3.642965">
                <text:p>3.6429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3.285976">
                <text:p>3.2859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3.881767">
                <text:p>3.8817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4.510637">
                <text:p>4.5106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4.4004">
                <text:p>4.40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4.566025">
                <text:p>4.5660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4.141785">
                <text:p>4.1417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4.589625">
                <text:p>4.5896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3.66697">
                <text:p>3.6669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4.582156">
                <text:p>4.5821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3.428412">
                <text:p>3.4284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4.811632">
                <text:p>4.8116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4.790204">
                <text:p>4.79020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4.374902">
                <text:p>4.3749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4.428902">
                <text:p>4.4289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4.745867">
                <text:p>4.7458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4.757591">
                <text:p>4.7575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4.526654">
                <text:p>4.5266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4.33552">
                <text:p>4.335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4.280283">
                <text:p>4.2802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4.195694">
                <text:p>4.19569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4.314592">
                <text:p>4.31459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4.797076">
                <text:p>4.79707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2.742226">
                <text:p>2.7422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4.667563">
                <text:p>4.6675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4.9496">
                <text:p>4.94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3.650929">
                <text:p>3.6509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4.840051">
                <text:p>4.84005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4.539683">
                <text:p>4.53968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4.275367">
                <text:p>4.2753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5.248483">
                <text:p>5.2484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3.513036">
                <text:p>3.5130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4.317453">
                <text:p>4.3174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3.58939">
                <text:p>3.589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4.736385">
                <text:p>4.7363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3.675414">
                <text:p>3.6754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4.912489">
                <text:p>4.9124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4.049379">
                <text:p>4.0493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3.482256">
                <text:p>3.4822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4.948131">
                <text:p>4.9481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4.119697">
                <text:p>4.1196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4.803483">
                <text:p>4.8034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5.329094">
                <text:p>5.3290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4.046274">
                <text:p>4.0462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4.122773">
                <text:p>4.12277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5.127554">
                <text:p>5.1275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4.843845">
                <text:p>4.8438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4.055131">
                <text:p>4.0551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4.85295">
                <text:p>4.852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3.934326">
                <text:p>3.9343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4.688097">
                <text:p>4.6880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4.877049">
                <text:p>4.8770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5.044179">
                <text:p>5.04417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5.058474">
                <text:p>5.0584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17.674385">
                <text:p>17.67438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4.092662">
                <text:p>4.0926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4.913263">
                <text:p>4.9132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4.558437">
                <text:p>4.5584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4.600743">
                <text:p>4.60074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5.070334">
                <text:p>5.0703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4.760369">
                <text:p>4.7603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3.713806">
                <text:p>3.7138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3.320711">
                <text:p>3.3207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4.77235">
                <text:p>4.772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4.108637">
                <text:p>4.1086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3.76927">
                <text:p>3.769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4.204518">
                <text:p>4.2045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4.995833">
                <text:p>4.9958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5.548451">
                <text:p>5.5484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5.100312">
                <text:p>5.1003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3.969743">
                <text:p>3.9697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4.305771">
                <text:p>4.3057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4.876294">
                <text:p>4.8762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4.816055">
                <text:p>4.8160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4.323133">
                <text:p>4.3231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17.958454">
                <text:p>17.9584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4.751762">
                <text:p>4.7517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5.35997">
                <text:p>5.359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4.734378">
                <text:p>4.7343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3.344906">
                <text:p>3.3449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5.235281">
                <text:p>5.2352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5.569307">
                <text:p>5.5693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5.120373">
                <text:p>5.1203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5.436135">
                <text:p>5.4361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4.438699">
                <text:p>4.43869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5.510076">
                <text:p>5.51007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2.684806">
                <text:p>2.6848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4.58175">
                <text:p>4.581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4.573795">
                <text:p>4.57379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5.572063">
                <text:p>5.5720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3.611633">
                <text:p>3.6116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5.680518">
                <text:p>5.6805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5.604497">
                <text:p>5.6044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3.33934">
                <text:p>3.339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5.61406">
                <text:p>5.614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5.537438">
                <text:p>5.5374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5.22177">
                <text:p>5.221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5.715596">
                <text:p>5.7155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3.442032">
                <text:p>3.4420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3.639084">
                <text:p>3.6390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4.793454">
                <text:p>4.7934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5.659551">
                <text:p>5.65955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5.786436">
                <text:p>5.7864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5.798928">
                <text:p>5.7989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4.186285">
                <text:p>4.1862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5.397105">
                <text:p>5.3971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5.985332">
                <text:p>5.9853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4.499105">
                <text:p>4.49910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5.999314">
                <text:p>5.9993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6.012446">
                <text:p>6.0124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5.343147">
                <text:p>5.3431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5.095146">
                <text:p>5.0951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6.294147">
                <text:p>6.2941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5.911926">
                <text:p>5.91192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6.017048">
                <text:p>6.0170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6.062006">
                <text:p>6.0620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5.63688">
                <text:p>5.636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6.038894">
                <text:p>6.0388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4.972835">
                <text:p>4.9728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6.247022">
                <text:p>6.2470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5.616307">
                <text:p>5.6163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6.352418">
                <text:p>6.3524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6.268179">
                <text:p>6.26817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4.841084">
                <text:p>4.8410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6.282604">
                <text:p>6.2826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6.154331">
                <text:p>6.1543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5.946807">
                <text:p>5.9468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6.440336">
                <text:p>6.4403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6.173138">
                <text:p>6.1731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6.175484">
                <text:p>6.1754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5.817853">
                <text:p>5.8178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6.173784">
                <text:p>6.17378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6.546935">
                <text:p>6.5469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6.489839">
                <text:p>6.4898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26.909753">
                <text:p>26.9097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6.136397">
                <text:p>6.1363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6.403447">
                <text:p>6.40344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6.4126">
                <text:p>6.412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6.412697">
                <text:p>6.4126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6.411357">
                <text:p>6.4113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4.415103">
                <text:p>4.4151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5.558422">
                <text:p>5.5584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6.412735">
                <text:p>6.4127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6.027254">
                <text:p>6.0272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6.309499">
                <text:p>6.3094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6.417047">
                <text:p>6.41704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6.111906">
                <text:p>6.1119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4.4972">
                <text:p>4.49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6.878675">
                <text:p>6.8786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6.19697">
                <text:p>6.196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5.253383">
                <text:p>5.2533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6.390305">
                <text:p>6.3903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27.640037">
                <text:p>27.6400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5.609609">
                <text:p>5.6096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5.404697">
                <text:p>5.4046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6.104839">
                <text:p>6.10483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6.073457">
                <text:p>6.0734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6.317864">
                <text:p>6.31786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5.974825">
                <text:p>5.9748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5.16906">
                <text:p>5.1690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6.488177">
                <text:p>6.4881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5.89906">
                <text:p>5.899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4.04467">
                <text:p>4.044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6.501977">
                <text:p>6.5019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6.517312">
                <text:p>6.51731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2.289831">
                <text:p>2.2898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6.788323">
                <text:p>6.7883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6.381286">
                <text:p>6.3812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5.61601">
                <text:p>5.616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6.553305">
                <text:p>6.5533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5.028291">
                <text:p>5.0282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6.659665">
                <text:p>6.6596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6.575668">
                <text:p>6.5756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6.413955">
                <text:p>6.4139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4.237024">
                <text:p>4.2370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6.025173">
                <text:p>6.02517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6.592599">
                <text:p>6.5925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5.188337">
                <text:p>5.188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2.322908">
                <text:p>2.3229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4.6478">
                <text:p>4.64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6.45394">
                <text:p>6.453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6.613839">
                <text:p>6.61383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6.454084">
                <text:p>6.4540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6.267813">
                <text:p>6.2678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5.622852">
                <text:p>5.62285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5.275096">
                <text:p>5.27509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6.156814">
                <text:p>6.15681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6.490481">
                <text:p>6.49048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6.213333">
                <text:p>6.2133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4.314435">
                <text:p>4.31443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2.730706">
                <text:p>2.7307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6.535898">
                <text:p>6.5358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6.542086">
                <text:p>6.5420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6.613132">
                <text:p>6.61313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6.741011">
                <text:p>6.74101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6.59707">
                <text:p>6.597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6.419114">
                <text:p>6.4191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6.606716">
                <text:p>6.60671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6.894663">
                <text:p>6.89466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6.274321">
                <text:p>6.27432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5.537019">
                <text:p>5.5370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6.39846">
                <text:p>6.398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6.76502">
                <text:p>6.765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6.551216">
                <text:p>6.55121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6.764853">
                <text:p>6.76485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5.592169">
                <text:p>5.5921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6.783857">
                <text:p>6.78385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6.955784">
                <text:p>6.95578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6.960763">
                <text:p>6.9607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7.283458">
                <text:p>7.28345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4.911399">
                <text:p>4.91139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7.421016">
                <text:p>7.42101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6.806375">
                <text:p>6.80637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6.610625">
                <text:p>6.61062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6.948011">
                <text:p>6.94801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4.088875">
                <text:p>4.08887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5.775983">
                <text:p>5.77598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7.071067">
                <text:p>7.0710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6.863465">
                <text:p>6.86346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7.108732">
                <text:p>7.10873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7.125251">
                <text:p>7.12525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7.080616">
                <text:p>7.08061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5.678138">
                <text:p>5.6781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7.123253">
                <text:p>7.12325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6.982666">
                <text:p>6.98266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6.810503">
                <text:p>6.8105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5.804825">
                <text:p>5.8048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6.226836">
                <text:p>6.22683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7.023411">
                <text:p>7.0234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4.358575">
                <text:p>4.35857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7.089594">
                <text:p>7.08959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7.197236">
                <text:p>7.19723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6.341488">
                <text:p>6.34148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6.70145">
                <text:p>6.7014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6.79857">
                <text:p>6.7985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4.914952">
                <text:p>4.91495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5.972245">
                <text:p>5.9722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7.128524">
                <text:p>7.12852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7.298308">
                <text:p>7.2983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7.297903">
                <text:p>7.2979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7.156089">
                <text:p>7.1560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4.439876">
                <text:p>4.4398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7.330821">
                <text:p>7.33082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28.633167">
                <text:p>28.6331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7.279768">
                <text:p>7.27976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7.350472">
                <text:p>7.3504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7.204555">
                <text:p>7.20455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7.491099">
                <text:p>7.49109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4.908819">
                <text:p>4.9088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6.12465">
                <text:p>6.1246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4.613864">
                <text:p>4.61386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6.958003">
                <text:p>6.95800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7.430959">
                <text:p>7.43095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7.668242">
                <text:p>7.66824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7.541895">
                <text:p>7.54189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7.661024">
                <text:p>7.6610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7.069179">
                <text:p>7.06917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6.20631">
                <text:p>6.206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20.174809">
                <text:p>20.17480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6.215977">
                <text:p>6.21597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5.97767">
                <text:p>5.977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7.587725">
                <text:p>7.5877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7.108653">
                <text:p>7.1086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4.174894">
                <text:p>4.17489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5.652234">
                <text:p>5.65223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7.629142">
                <text:p>7.62914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6.985243">
                <text:p>6.9852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